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F" svg:font-family="F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</office:font-face-decls>
  <office:automatic-styles>
    <style:style style:name="co1" style:family="table-column">
      <style:table-column-properties fo:break-before="auto" style:column-width="1.5744in"/>
    </style:style>
    <style:style style:name="co2" style:family="table-column">
      <style:table-column-properties fo:break-before="auto" style:column-width="0.8264in"/>
    </style:style>
    <style:style style:name="co3" style:family="table-column">
      <style:table-column-properties fo:break-before="auto" style:column-width="0.7189in"/>
    </style:style>
    <style:style style:name="co4" style:family="table-column">
      <style:table-column-properties fo:break-before="auto" style:column-width="0.8126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1.3335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1563in"/>
    </style:style>
    <style:style style:name="co12" style:family="table-column">
      <style:table-column-properties fo:break-before="auto" style:column-width="1.2602in"/>
    </style:style>
    <style:style style:name="co13" style:family="table-column">
      <style:table-column-properties fo:break-before="auto" style:column-width="0.6252in"/>
    </style:style>
    <style:style style:name="co14" style:family="table-column">
      <style:table-column-properties fo:break-before="auto" style:column-width="0.698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929in" fo:break-before="auto" style:use-optimal-row-height="false"/>
    </style:style>
    <style:style style:name="ro4" style:family="table-row">
      <style:table-row-properties style:row-height="0.5693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5701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5799in" fo:break-before="auto" style:use-optimal-row-height="false"/>
    </style:style>
    <style:style style:name="ta1" style:family="table" style:master-page-name="MasterPage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fo:background-color="#95b3d7" fo:border="none"/>
      <style:paragraph-properties style:writing-mode="page"/>
      <style:text-properties fo:color="#000000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ce101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02" style:family="table-cell" style:parent-style-name="Default">
      <style:table-cell-properties fo:background-color="#ffff00" fo:border="none"/>
      <style:paragraph-properties style:writing-mode="page"/>
      <style:text-properties fo:color="#000000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ce103" style:family="table-cell" style:parent-style-name="Default">
      <style:table-cell-properties fo:background-color="#e8f2a1" fo:border="none"/>
      <style:paragraph-properties style:writing-mode="page"/>
      <style:text-properties fo:color="#000000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ce104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ce105" style:family="table-cell" style:parent-style-name="Default">
      <style:table-cell-properties fo:background-color="#e8f2a1" fo:border="none"/>
      <style:paragraph-properties style:writing-mode="page"/>
      <style:text-properties fo:color="#000000" fo:font-size="10pt" fo:font-style="normal" fo:font-weight="normal" style:font-name-asian="Liberation Sans11" style:font-size-asian="10pt" style:font-name-complex="Liberation Sans11" style:font-size-complex="10pt"/>
    </style:style>
    <style:style style:name="ce7" style:family="table-cell" style:parent-style-name="Default">
      <style:table-cell-properties fo:background-color="#ffb66c" fo:border="none"/>
      <style:paragraph-properties style:writing-mode="page"/>
      <style:text-properties fo:color="#000000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ce106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7" style:family="table-cell" style:parent-style-name="Default">
      <style:table-cell-properties fo:background-color="#95b3d7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08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0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font-style="normal" fo:font-weight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6" style:family="table-cell" style:parent-style-name="Default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7" style:family="table-cell" style:parent-style-name="Default">
      <style:table-cell-properties fo:background-color="#ffd428"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zh" style:country-asian="CN" style:font-style-asian="normal" style:font-weight-asian="normal" style:font-name-complex="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d428" style:text-align-source="fix" style:repeat-content="false" style:vertical-align="middle"/>
      <style:paragraph-properties fo:text-align="start" fo:margin-left="0in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29" style:family="table-cell" style:parent-style-name="Default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17" style:family="table-cell" style:parent-style-name="Default">
      <style:table-cell-properties style:text-align-source="fix" style:repeat-content="false" fo:background-color="transparent" fo:border="none" style:rotation-angle="90" style:rotation-align="bottom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18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 style:writing-mode="page"/>
      <style:text-properties fo:font-style="normal" fo:font-weight="normal"/>
    </style:style>
    <style:style style:name="ce120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21" style:family="table-cell" style:parent-style-name="Default" style:data-style-name="N130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36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23" style:family="table-cell" style:parent-style-name="Default" style:data-style-name="N130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24" style:family="table-cell" style:parent-style-name="Default" style:data-style-name="N130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25" style:family="table-cell" style:parent-style-name="Default" style:data-style-name="N130"/>
    <style:style style:name="ce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4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130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28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29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30" style:family="table-cell" style:parent-style-name="Default" style:data-style-name="N11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31" style:family="table-cell" style:parent-style-name="Default" style:data-style-name="N130">
      <style:table-cell-properties fo:background-color="transparent" fo:border="none" style:vertical-align="middl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32" style:family="table-cell" style:parent-style-name="Default">
      <style:table-cell-properties style:cell-protect="protected" style:print-content="true" fo:background-color="transparent" fo:border="none"/>
      <style:paragraph-properties style:writing-mode="page"/>
      <style:text-properties fo:color="#000000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ce133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 style:data-style-name="N131">
      <style:table-cell-properties style:text-align-source="fix" style:repeat-content="false" style:vertical-align="middle"/>
      <style:paragraph-properties fo:text-align="center" fo:margin-left="0in"/>
    </style:style>
    <style:style style:name="ce134" style:family="table-cell" style:parent-style-name="Default" style:data-style-name="N130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35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37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" fo:font-size="10pt" fo:font-style="normal" fo:font-weight="normal" style:font-name-asian="Liberation Sans11" style:font-size-asian="10pt" style:font-name-complex="Liberation Sans11" style:font-size-complex="10pt"/>
    </style:style>
    <style:style style:name="ce57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39" style:family="table-cell" style:parent-style-name="Default" style:data-style-name="N130">
      <style:table-cell-properties fo:background-color="transparent" fo:border="none" style:vertical-align="middl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40" style:family="table-cell" style:parent-style-name="Default" style:data-style-name="N130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41" style:family="table-cell" style:parent-style-name="Default">
      <style:table-cell-properties fo:background-color="#fabf8f" fo:border="none"/>
      <style:paragraph-properties style:writing-mode="page"/>
      <style:text-properties fo:color="#000000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ce142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" fo:font-size="10pt" fo:font-style="normal" fo:font-weight="normal" style:font-name-asian="Calibri" style:font-size-asian="10pt" style:font-name-complex="Calibri" style:font-size-complex="10pt"/>
    </style:style>
    <style:style style:name="ce143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font-style="normal" fo:font-weight="normal"/>
    </style:style>
    <style:style style:name="ce145" style:family="table-cell" style:parent-style-name="Default" style:data-style-name="N130">
      <style:table-cell-properties fo:background-color="transparent" fo:border="non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style:font-name-asian="Calibri" style:font-name-complex="Calibri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" style:font-name-asian="F" style:font-name-complex="F"/>
    </style:style>
    <style:style style:name="ce148" style:family="table-cell" style:parent-style-name="Default">
      <style:table-cell-properties fo:background-color="transparent" fo:border="non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49" style:family="table-cell" style:parent-style-name="Default">
      <style:table-cell-properties fo:background-color="transparent" fo:border="none"/>
      <style:paragraph-properties style:writing-mode="page"/>
      <style:text-properties fo:color="#000000" fo:font-size="10pt" fo:font-style="normal" fo:font-weight="normal" style:font-name-asian="Liberation Sans11" style:font-size-asian="10pt" style:font-name-complex="Liberation Sans11" style:font-size-complex="10pt"/>
    </style:style>
    <style:style style:name="ce62" style:family="table-cell" style:parent-style-name="Default">
      <style:table-cell-properties style:text-align-source="fix" style:repeat-content="false" fo:background-color="transparent" fo:border="none" style:rotation-angle="0" style:rotation-align="bottom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50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ce151" style:family="table-cell" style:parent-style-name="Default">
      <style:table-cell-properties fo:background-color="transparent" fo:border="none" style:vertical-align="middle"/>
      <style:paragraph-properties style:writing-mode="page"/>
      <style:text-properties fo:font-style="normal" fo:font-weight="normal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start" style:writing-mode="page"/>
      <style:text-properties fo:color="#242424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ce153" style:family="table-cell" style:parent-style-name="Default">
      <style:table-cell-properties fo:background-color="transparent" fo:border="none"/>
      <style:paragraph-properties style:writing-mode="page"/>
      <style:text-properties fo:color="#242424" style:font-name="Liberation Sans11" fo:font-size="10pt" fo:font-style="normal" fo:font-weight="normal" style:font-name-asian="Liberation Sans11" style:font-size-asian="10pt" style:font-name-complex="Liberation Sans11" style:font-size-complex="10pt"/>
    </style:style>
    <style:style style:name="T1" style:family="text">
      <style:text-properties fo:color="#000000" fo:font-size="10pt" fo:font-weight="normal" style:text-underline-style="none" style:text-underline-color="font-color" fo:font-style="normal"/>
    </style:style>
    <style:style style:name="T2" style:family="text">
      <style:text-properties fo:color="#000000" style:font-name="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F" style:font-name-complex="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242424" fo:font-size="10pt" fo:font-weight="normal" style:text-underline-style="none" style:text-underline-color="font-color" fo:font-style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01"/>
        <table:table-column table:style-name="co2" table:default-cell-style-name="ce101"/>
        <table:table-column table:style-name="co3" table:default-cell-style-name="ce101"/>
        <table:table-column table:style-name="co4" table:number-columns-repeated="6" table:default-cell-style-name="ce101"/>
        <table:table-column table:style-name="co5" table:default-cell-style-name="ce101"/>
        <table:table-column table:style-name="co6" table:default-cell-style-name="ce101"/>
        <table:table-column table:style-name="co7" table:default-cell-style-name="ce101"/>
        <table:table-column table:style-name="co4" table:number-columns-repeated="4" table:default-cell-style-name="ce101"/>
        <table:table-column table:style-name="co3" table:number-columns-repeated="2" table:default-cell-style-name="ce101"/>
        <table:table-column table:style-name="co8" table:default-cell-style-name="ce101"/>
        <table:table-column table:style-name="co3" table:number-columns-repeated="4" table:default-cell-style-name="ce101"/>
        <table:table-column table:style-name="co9" table:default-cell-style-name="ce101"/>
        <table:table-column table:style-name="co3" table:number-columns-repeated="4" table:default-cell-style-name="ce101"/>
        <table:table-column table:style-name="co10" table:default-cell-style-name="ce101"/>
        <table:table-column table:style-name="co3" table:number-columns-repeated="16" table:default-cell-style-name="ce101"/>
        <table:table-column table:style-name="co11" table:default-cell-style-name="ce101"/>
        <table:table-column table:style-name="co3" table:number-columns-repeated="4" table:default-cell-style-name="ce101"/>
        <table:table-column table:style-name="co12" table:default-cell-style-name="ce101"/>
        <table:table-column table:style-name="co3" table:number-columns-repeated="972" table:default-cell-style-name="ce101"/>
        <table:table-column table:style-name="co13" table:default-cell-style-name="ce101"/>
        <table:table-column table:style-name="co13" table:number-columns-repeated="100" table:default-cell-style-name="Default"/>
        <table:table-column table:style-name="co14" table:default-cell-style-name="Default"/>
        <table:table-row table:style-name="ro1">
          <table:table-cell table:style-name="ce100" office:value-type="string" calcext:value-type="string">
            <text:p><text:span text:style-name="T1">DS-CNN KWS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layer:</text:span></text:p>
          </table:table-cell>
          <table:table-cell office:value-type="string" calcext:value-type="string">
            <text:p><text:span text:style-name="T1">Input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ool</text:span></text:p>
          </table:table-cell>
          <table:table-cell office:value-type="string" calcext:value-type="string">
            <text:p><text:span text:style-name="T1">Dense</text:span></text:p>
          </table:table-cell>
          <table:table-cell table:number-columns-repeated="2"/>
          <table:table-cell office:value-type="string" calcext:value-type="string">
            <text:p><text:span text:style-name="T1">Converter</text:span></text:p>
          </table:table-cell>
          <table:table-cell office:value-type="string" calcext:value-type="string">
            <text:p><text:span text:style-name="T1">Non-Linearity</text:span></text:p>
          </table:table-cell>
          <table:table-cell office:value-type="string" calcext:value-type="string">
            <text:p><text:span text:style-name="T1">Converter</text:span>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<text:span text:style-name="T1">size activations (byte)</text:span></text:p>
          </table:table-cell>
          <table:table-cell office:value-type="float" office:value="490" calcext:value-type="float">
            <text:p>490</text:p>
          </table:table-cell>
          <table:table-cell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<text:span text:style-name="T1">shape</text:span></text:p>
          </table:table-cell>
          <table:table-cell office:value-type="string" calcext:value-type="string">
            <text:p><text:span text:style-name="T1">1,49,10,1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1,1,64</text:span></text:p>
          </table:table-cell>
          <table:table-cell office:value-type="string" calcext:value-type="string">
            <text:p><text:span text:style-name="T1">1,1,1,12</text:span></text:p>
          </table:table-cell>
          <table:table-cell table:number-columns-repeated="2"/>
          <table:table-cell office:value-type="string" calcext:value-type="string">
            <text:p><text:span text:style-name="T1">1,1,1,12</text:span></text:p>
          </table:table-cell>
          <table:table-cell office:value-type="string" calcext:value-type="string">
            <text:p><text:span text:style-name="T1">1,1,1,12</text:span></text:p>
          </table:table-cell>
          <table:table-cell office:value-type="string" calcext:value-type="string">
            <text:p><text:span text:style-name="T1">1,1,1,12</text:span>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weights</text:p>
          </table:table-cell>
          <table:table-cell/>
          <table:table-cell table:style-name="ce34" office:value-type="float" office:value="2560" calcext:value-type="float">
            <text:p>2560</text:p>
          </table:table-cell>
          <table:table-cell table:style-name="Default"/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4096" calcext:value-type="float">
            <text:p>4096</text:p>
          </table:table-cell>
          <table:table-cell table:style-name="Default"/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4096" calcext:value-type="float">
            <text:p>4096</text:p>
          </table:table-cell>
          <table:table-cell table:style-name="Default"/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4096" calcext:value-type="float">
            <text:p>4096</text:p>
          </table:table-cell>
          <table:table-cell table:style-name="Default"/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4096" calcext:value-type="float">
            <text:p>4096</text:p>
          </table:table-cell>
          <table:table-cell/>
          <table:table-cell table:style-name="ce34" office:value-type="float" office:value="768" calcext:value-type="float">
            <text:p>768</text:p>
          </table:table-cell>
          <table:table-cell table:number-columns-repeated="5"/>
          <table:table-cell table:formula="of:=SUM([.B5:.V5])" office:value-type="float" office:value="22016" calcext:value-type="float">
            <text:p>22016</text:p>
          </table:table-cell>
          <table:table-cell office:value-type="string" calcext:value-type="string">
            <text:p>weights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biases</text:p>
          </table:table-cell>
          <table:table-cell/>
          <table:table-cell table:style-name="ce34" office:value-type="float" office:value="64" calcext:value-type="float">
            <text:p>64</text:p>
          </table:table-cell>
          <table:table-cell table:style-name="Default"/>
          <table:table-cell table:number-columns-repeated="2" table:style-name="ce34" office:value-type="float" office:value="64" calcext:value-type="float">
            <text:p>64</text:p>
          </table:table-cell>
          <table:table-cell table:style-name="Default"/>
          <table:table-cell table:number-columns-repeated="2" table:style-name="ce34" office:value-type="float" office:value="64" calcext:value-type="float">
            <text:p>64</text:p>
          </table:table-cell>
          <table:table-cell table:style-name="Default"/>
          <table:table-cell table:number-columns-repeated="2" table:style-name="ce34" office:value-type="float" office:value="64" calcext:value-type="float">
            <text:p>64</text:p>
          </table:table-cell>
          <table:table-cell table:style-name="Default"/>
          <table:table-cell table:number-columns-repeated="2" table:style-name="ce34" office:value-type="float" office:value="64" calcext:value-type="float">
            <text:p>64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number-columns-repeated="5"/>
          <table:table-cell table:formula="of:=SUM([.B6:.V6])" office:value-type="float" office:value="588" calcext:value-type="float">
            <text:p>588</text:p>
          </table:table-cell>
          <table:table-cell office:value-type="string" calcext:value-type="string">
            <text:p>biases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C_in</text:span>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 table:number-columns-repeated="1109"/>
        </table:table-row>
        <table:table-row table:style-name="ro1">
          <table:table-cell office:value-type="string" calcext:value-type="string">
            <text:p><text:span text:style-name="T1">C_out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H_in</text:span>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1108"/>
        </table:table-row>
        <table:table-row table:style-name="ro1">
          <table:table-cell office:value-type="string" calcext:value-type="string">
            <text:p><text:span text:style-name="T1">W_in</text:span>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109"/>
        </table:table-row>
        <table:table-row table:style-name="ro1">
          <table:table-cell office:value-type="string" calcext:value-type="string">
            <text:p><text:span text:style-name="T1">H_out</text:span>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108"/>
        </table:table-row>
        <table:table-row table:style-name="ro1">
          <table:table-cell office:value-type="string" calcext:value-type="string">
            <text:p><text:span text:style-name="T1">W_out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H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<text:span text:style-name="T1">W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TOTAL</text:p>
          </table:table-cell>
          <table:table-cell table:number-columns-repeated="1107"/>
        </table:table-row>
        <table:table-row table:style-name="ro1"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7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4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3]*[.C14]*[.C7]*[.C11]*[.C12]*[.C8]" office:value-type="float" office:value="320000" calcext:value-type="float">
            <text:p>320000</text:p>
          </table:table-cell>
          <table:table-cell/>
          <table:table-cell table:formula="of:=[.E13]*[.E14]*[.E11]*[.E12]*[.E8]" office:value-type="float" office:value="72000" calcext:value-type="float">
            <text:p>72000</text:p>
          </table:table-cell>
          <table:table-cell table:formula="of:=[.F13]*[.F14]*[.F7]*[.F11]*[.F12]*[.F8]" office:value-type="float" office:value="512000" calcext:value-type="float">
            <text:p>512000</text:p>
          </table:table-cell>
          <table:table-cell/>
          <table:table-cell table:formula="of:=[.H13]*[.H14]*[.H11]*[.H12]*[.H8]" office:value-type="float" office:value="72000" calcext:value-type="float">
            <text:p>72000</text:p>
          </table:table-cell>
          <table:table-cell table:formula="of:=[.I13]*[.I14]*[.I7]*[.I11]*[.I12]*[.I8]" office:value-type="float" office:value="512000" calcext:value-type="float">
            <text:p>512000</text:p>
          </table:table-cell>
          <table:table-cell/>
          <table:table-cell table:formula="of:=[.K13]*[.K14]*[.K11]*[.K12]*[.K8]" office:value-type="float" office:value="72000" calcext:value-type="float">
            <text:p>72000</text:p>
          </table:table-cell>
          <table:table-cell table:formula="of:=[.L13]*[.L14]*[.L7]*[.L11]*[.L12]*[.L8]" office:value-type="float" office:value="512000" calcext:value-type="float">
            <text:p>512000</text:p>
          </table:table-cell>
          <table:table-cell/>
          <table:table-cell table:formula="of:=[.N13]*[.N14]*[.N11]*[.N12]*[.N8]" office:value-type="float" office:value="72000" calcext:value-type="float">
            <text:p>72000</text:p>
          </table:table-cell>
          <table:table-cell table:formula="of:=[.O13]*[.O14]*[.O7]*[.O11]*[.O12]*[.O8]" office:value-type="float" office:value="512000" calcext:value-type="float">
            <text:p>512000</text:p>
          </table:table-cell>
          <table:table-cell table:formula="of:=[.P9]*[.P10]*[.P7]" office:value-type="float" office:value="8000" calcext:value-type="float">
            <text:p>8000</text:p>
          </table:table-cell>
          <table:table-cell table:formula="of:=[.Q9]*[.Q11]" office:value-type="float" office:value="768" calcext:value-type="float">
            <text:p>768</text:p>
          </table:table-cell>
          <table:table-cell table:formula="of:=SUM([.C18:.Q18])" office:value-type="float" office:value="2664768" calcext:value-type="float">
            <text:p>2664768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formula="of:=SUM([.B18:.Q18])+SUM([.T18:.V18])" office:value-type="float" office:value="2664996" calcext:value-type="float">
            <text:p>2664996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1"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7"/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4"/>
          <table:table-cell table:style-name="ce104"/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formula="of:=[.E11]*[.E12]*[.E13]*[.E14]*[.E8]" office:value-type="float" office:value="72000" calcext:value-type="float">
            <text:p>72000</text:p>
          </table:table-cell>
          <table:table-cell table:formula="of:=[.F13]*[.F14]*[.F7]*[.F11]*[.F12]*[.F8]" office:value-type="float" office:value="512000" calcext:value-type="float">
            <text:p>512000</text:p>
          </table:table-cell>
          <table:table-cell/>
          <table:table-cell table:formula="of:=[.H11]*[.H12]*[.H13]*[.H14]*[.H8]" office:value-type="float" office:value="72000" calcext:value-type="float">
            <text:p>72000</text:p>
          </table:table-cell>
          <table:table-cell table:formula="of:=[.I13]*[.I14]*[.I7]*[.I11]*[.I12]*[.I8]" office:value-type="float" office:value="512000" calcext:value-type="float">
            <text:p>512000</text:p>
          </table:table-cell>
          <table:table-cell/>
          <table:table-cell table:formula="of:=[.K11]*[.K12]*[.K13]*[.K14]*[.K8]" office:value-type="float" office:value="72000" calcext:value-type="float">
            <text:p>72000</text:p>
          </table:table-cell>
          <table:table-cell table:formula="of:=[.L13]*[.L14]*[.L7]*[.L11]*[.L12]*[.L8]" office:value-type="float" office:value="512000" calcext:value-type="float">
            <text:p>512000</text:p>
          </table:table-cell>
          <table:table-cell/>
          <table:table-cell table:formula="of:=[.N11]*[.N12]*[.N13]*[.N14]*[.N8]" office:value-type="float" office:value="72000" calcext:value-type="float">
            <text:p>72000</text:p>
          </table:table-cell>
          <table:table-cell table:formula="of:=[.O13]*[.O14]*[.O7]*[.O11]*[.O12]*[.O8]" office:value-type="float" office:value="512000" calcext:value-type="float">
            <text:p>512000</text:p>
          </table:table-cell>
          <table:table-cell office:value-type="float" office:value="8000" calcext:value-type="float">
            <text:p>8000</text:p>
          </table:table-cell>
          <table:table-cell table:formula="of:=[.Q9]*[.Q11]" office:value-type="float" office:value="768" calcext:value-type="float">
            <text:p>768</text:p>
          </table:table-cell>
          <table:table-cell table:formula="of:=SUM([.C20:.Q20])" office:value-type="float" office:value="2344768" calcext:value-type="float">
            <text:p>2344768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4"/>
          <table:table-cell table:style-name="ce104"/>
          <table:table-cell table:number-columns-repeated="1101"/>
        </table:table-row>
        <table:table-row table:style-name="ro1"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7"/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4"/>
          <table:table-cell table:style-name="ce104"/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1]*[.C12]*[.C7]*[.C13]*[.C14]*[.C8]" office:value-type="float" office:value="320000" calcext:value-type="float">
            <text:p>320000</text:p>
          </table:table-cell>
          <table:table-cell/>
          <table:table-cell table:formula="of:=[.E11]*[.E12]*[.E13]*[.E14]*[.E8]" office:value-type="float" office:value="72000" calcext:value-type="float">
            <text:p>72000</text:p>
          </table:table-cell>
          <table:table-cell table:formula="of:=[.F11]*[.F12]*[.F7]*[.F13]*[.F14]*[.F8]" office:value-type="float" office:value="512000" calcext:value-type="float">
            <text:p>512000</text:p>
          </table:table-cell>
          <table:table-cell/>
          <table:table-cell table:formula="of:=[.H11]*[.H12]*[.H13]*[.H14]*[.H8]" office:value-type="float" office:value="72000" calcext:value-type="float">
            <text:p>72000</text:p>
          </table:table-cell>
          <table:table-cell table:formula="of:=[.I11]*[.I12]*[.I7]*[.I13]*[.I14]*[.I8]" office:value-type="float" office:value="512000" calcext:value-type="float">
            <text:p>512000</text:p>
          </table:table-cell>
          <table:table-cell/>
          <table:table-cell table:formula="of:=[.K11]*[.K12]*[.K13]*[.K14]*[.K8]" office:value-type="float" office:value="72000" calcext:value-type="float">
            <text:p>72000</text:p>
          </table:table-cell>
          <table:table-cell table:formula="of:=[.L11]*[.L12]*[.L7]*[.L13]*[.L14]*[.L8]" office:value-type="float" office:value="512000" calcext:value-type="float">
            <text:p>512000</text:p>
          </table:table-cell>
          <table:table-cell/>
          <table:table-cell table:formula="of:=[.N11]*[.N12]*[.N13]*[.N14]*[.N8]" office:value-type="float" office:value="72000" calcext:value-type="float">
            <text:p>72000</text:p>
          </table:table-cell>
          <table:table-cell table:formula="of:=[.O11]*[.O12]*[.O7]*[.O13]*[.O14]*[.O8]" office:value-type="float" office:value="512000" calcext:value-type="float">
            <text:p>512000</text:p>
          </table:table-cell>
          <table:table-cell/>
          <table:table-cell office:value-type="float" office:value="768" calcext:value-type="float">
            <text:p>768</text:p>
          </table:table-cell>
          <table:table-cell table:formula="of:=SUM([.C22:.Q22])" office:value-type="float" office:value="2656768" calcext:value-type="float">
            <text:p>2656768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4"/>
          <table:table-cell table:style-name="ce104"/>
          <table:table-cell table:number-columns-repeated="1101"/>
        </table:table-row>
        <table:table-row table:style-name="ro1"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7"/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106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1]*[.C12]*[.C8]" office:value-type="float" office:value="8000" calcext:value-type="float">
            <text:p>8000</text:p>
          </table:table-cell>
          <table:table-cell/>
          <table:table-cell table:formula="of:=[.E11]*[.E12]*[.E8]" office:value-type="float" office:value="8000" calcext:value-type="float">
            <text:p>8000</text:p>
          </table:table-cell>
          <table:table-cell table:formula="of:=[.F11]*[.F12]*[.F8]" office:value-type="float" office:value="8000" calcext:value-type="float">
            <text:p>8000</text:p>
          </table:table-cell>
          <table:table-cell/>
          <table:table-cell table:formula="of:=[.H11]*[.H12]*[.H8]" office:value-type="float" office:value="8000" calcext:value-type="float">
            <text:p>8000</text:p>
          </table:table-cell>
          <table:table-cell table:formula="of:=[.I11]*[.I12]*[.I8]" office:value-type="float" office:value="8000" calcext:value-type="float">
            <text:p>8000</text:p>
          </table:table-cell>
          <table:table-cell/>
          <table:table-cell table:formula="of:=[.K11]*[.K12]*[.K8]" office:value-type="float" office:value="8000" calcext:value-type="float">
            <text:p>8000</text:p>
          </table:table-cell>
          <table:table-cell table:formula="of:=[.L11]*[.L12]*[.L8]" office:value-type="float" office:value="8000" calcext:value-type="float">
            <text:p>8000</text:p>
          </table:table-cell>
          <table:table-cell/>
          <table:table-cell table:formula="of:=[.N11]*[.N12]*[.N8]" office:value-type="float" office:value="8000" calcext:value-type="float">
            <text:p>8000</text:p>
          </table:table-cell>
          <table:table-cell table:formula="of:=[.O11]*[.O12]*[.O8]" office:value-type="float" office:value="8000" calcext:value-type="float">
            <text:p>8000</text:p>
          </table:table-cell>
          <table:table-cell/>
          <table:table-cell table:formula="of:=[.Q11]" office:value-type="float" office:value="12" calcext:value-type="float">
            <text:p>12</text:p>
          </table:table-cell>
          <table:table-cell table:formula="of:=SUM([.C24:.Q24])" office:value-type="float" office:value="72012" calcext:value-type="float">
            <text:p>72012</text:p>
          </table:table-cell>
          <table:table-cell table:style-name="ce149" office:value-type="string" calcext:value-type="string">
            <text:p>MACC</text:p>
          </table:table-cell>
          <table:table-cell table:number-columns-repeated="1106"/>
        </table:table-row>
        <table:table-row table:style-name="ro1"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7"/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106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1]*[.C12]*[.C8]" office:value-type="float" office:value="8000" calcext:value-type="float">
            <text:p>8000</text:p>
          </table:table-cell>
          <table:table-cell/>
          <table:table-cell table:formula="of:=[.E11]*[.E12]*[.E8]" office:value-type="float" office:value="8000" calcext:value-type="float">
            <text:p>8000</text:p>
          </table:table-cell>
          <table:table-cell table:formula="of:=[.F11]*[.F12]*[.F8]" office:value-type="float" office:value="8000" calcext:value-type="float">
            <text:p>8000</text:p>
          </table:table-cell>
          <table:table-cell/>
          <table:table-cell table:formula="of:=[.H11]*[.H12]*[.H8]" office:value-type="float" office:value="8000" calcext:value-type="float">
            <text:p>8000</text:p>
          </table:table-cell>
          <table:table-cell table:formula="of:=[.I11]*[.I12]*[.I8]" office:value-type="float" office:value="8000" calcext:value-type="float">
            <text:p>8000</text:p>
          </table:table-cell>
          <table:table-cell/>
          <table:table-cell table:formula="of:=[.K11]*[.K12]*[.K8]" office:value-type="float" office:value="8000" calcext:value-type="float">
            <text:p>8000</text:p>
          </table:table-cell>
          <table:table-cell table:formula="of:=[.L11]*[.L12]*[.L8]" office:value-type="float" office:value="8000" calcext:value-type="float">
            <text:p>8000</text:p>
          </table:table-cell>
          <table:table-cell/>
          <table:table-cell table:formula="of:=[.N11]*[.N12]*[.N8]" office:value-type="float" office:value="8000" calcext:value-type="float">
            <text:p>8000</text:p>
          </table:table-cell>
          <table:table-cell table:formula="of:=[.O11]*[.O12]*[.O8]" office:value-type="float" office:value="8000" calcext:value-type="float">
            <text:p>8000</text:p>
          </table:table-cell>
          <table:table-cell/>
          <table:table-cell table:formula="of:=[.Q11]" office:value-type="float" office:value="12" calcext:value-type="float">
            <text:p>12</text:p>
          </table:table-cell>
          <table:table-cell table:formula="of:=SUM([.C26:.Q26])" office:value-type="float" office:value="72012" calcext:value-type="float">
            <text:p>7201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6"/>
        </table:table-row>
        <table:table-row table:style-name="ro1"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22"/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19"/>
          <table:table-cell office:value-type="float" office:value="12" calcext:value-type="float">
            <text:p>12</text:p>
          </table:table-cell>
          <table:table-cell/>
          <table:table-cell table:formula="of:=SUM([.T28:.V28])" office:value-type="float" office:value="12" calcext:value-type="float">
            <text:p>12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1">
          <table:table-cell table:style-name="ce102" office:value-type="string" calcext:value-type="string">
            <text:p><text:span text:style-name="T1">PROJECTION</text:span></text:p>
          </table:table-cell>
          <table:table-cell table:number-columns-repeated="17"/>
          <table:table-cell table:style-name="ce104"/>
          <table:table-cell table:number-columns-repeated="1106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Q11]*[.B11]*[.B12]" office:value-type="float" office:value="5880" calcext:value-type="float">
            <text:p>5880</text:p>
          </table:table-cell>
          <table:table-cell table:number-columns-repeated="16"/>
          <table:table-cell table:style-name="ce104"/>
          <table:table-cell table:number-columns-repeated="1106"/>
        </table:table-row>
        <table:table-row table:style-name="ro1">
          <table:table-cell table:number-columns-repeated="18"/>
          <table:table-cell table:style-name="ce104"/>
          <table:table-cell table:number-columns-repeated="1106"/>
        </table:table-row>
        <table:table-row table:style-name="ro1">
          <table:table-cell table:style-name="ce103" office:value-type="string" calcext:value-type="string">
            <text:p><text:span text:style-name="T1">BACKPROPAGATION</text:span></text:p>
          </table:table-cell>
          <table:table-cell office:value-type="string" calcext:value-type="string">
            <text:p><text:span text:style-name="T1">TRAIN</text:span></text:p>
          </table:table-cell>
          <table:table-cell office:value-type="string" calcext:value-type="string">
            <text:p><text:span text:style-name="T1">INF</text:span></text:p>
          </table:table-cell>
          <table:table-cell/>
          <table:table-cell table:style-name="ce104"/>
          <table:table-cell table:number-columns-repeated="5"/>
          <table:table-cell table:style-name="ce104"/>
          <table:table-cell table:number-columns-repeated="2"/>
          <table:table-cell table:style-name="ce104"/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W18]+[.R20]+[.R22]+[.W28]" office:value-type="float" office:value="7666544" calcext:value-type="float">
            <text:p>7666544</text:p>
          </table:table-cell>
          <table:table-cell table:formula="of:=[.W18]" office:value-type="float" office:value="2664996" calcext:value-type="float">
            <text:p>2664996</text:p>
          </table:table-cell>
          <table:table-cell table:number-columns-repeated="15"/>
          <table:table-cell table:style-name="ce104"/>
          <table:table-cell table:number-columns-repeated="1106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3]+[.C3]+[.E3]+[.F3]+[.H3]+[.I3]+[.K3]+[.L3]+[.N3]+[.O3]+[.P3]+[.U3]" office:value-type="float" office:value="72602" calcext:value-type="float">
            <text:p>72602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122"/>
        </table:table-row>
        <table:table-row table:style-name="ro1">
          <table:table-cell table:style-name="ce103" office:value-type="string" calcext:value-type="string">
            <text:p><text:span text:style-name="T1">FORWARD-FORWARD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2*([.R18]+[.R22]+[.R24]+[.R26])" office:value-type="float" office:value="10931120" calcext:value-type="float">
            <text:p>10931120</text:p>
          </table:table-cell>
          <table:table-cell table:formula="of:=12*([.R18]+[.R24]+[.R26])" office:value-type="float" office:value="33705504" calcext:value-type="float">
            <text:p>33705504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E3]+[.D3]+[.B3]" office:value-type="float" office:value="20586" calcext:value-type="float">
            <text:p>20586</text:p>
          </table:table-cell>
          <table:table-cell table:formula="of:=[.D3]+[.E3]+[.B3]" office:value-type="float" office:value="20586" calcext:value-type="float">
            <text:p>20586</text:p>
          </table:table-cell>
          <table:table-cell table:number-columns-repeated="15"/>
          <table:table-cell table:style-name="ce104"/>
          <table:table-cell table:number-columns-repeated="1106"/>
        </table:table-row>
        <table:table-row table:style-name="ro1">
          <table:table-cell table:style-name="ce103" office:value-type="string" calcext:value-type="string">
            <text:p><text:span text:style-name="T1">PEPITA</text:span></text:p>
          </table:table-cell>
          <table:table-cell table:number-columns-repeated="17"/>
          <table:table-cell table:style-name="ce104"/>
          <table:table-cell table:number-columns-repeated="1106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[.W18]*2+[.R22]+[.W28]+[.B30]" office:value-type="float" office:value="7992652" calcext:value-type="float">
            <text:p>7992652</text:p>
          </table:table-cell>
          <table:table-cell table:formula="of:=[.W18]" office:value-type="float" office:value="2664996" calcext:value-type="float">
            <text:p>2664996</text:p>
          </table:table-cell>
          <table:table-cell table:style-name="Default" table:number-columns-repeated="15"/>
          <table:table-cell table:style-name="ce104"/>
          <table:table-cell table:number-columns-repeated="1106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3]+[.C3]+[.E3]+[.F3]+[.H3]+[.I3]+[.K3]+[.L3]+[.N3]+[.O3]+[.P3]+[.U3]" office:value-type="float" office:value="72602" calcext:value-type="float">
            <text:p>72602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5"/>
          <table:table-cell table:style-name="ce104"/>
          <table:table-cell table:number-columns-repeated="1106"/>
        </table:table-row>
        <table:table-row table:style-name="ro1">
          <table:table-cell table:style-name="ce105" office:value-type="string" calcext:value-type="string">
            <text:p>MEMPEPITA</text:p>
          </table:table-cell>
          <table:table-cell table:number-columns-repeated="2"/>
          <table:table-cell table:style-name="Default" table:number-columns-repeated="21"/>
          <table:table-cell table:number-columns-repeated="1101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[.W18]*3+[.R22]+[.W28]+[.B30]" office:value-type="float" office:value="10657648" calcext:value-type="float">
            <text:p>10657648</text:p>
          </table:table-cell>
          <table:table-cell table:formula="of:=[.W18]" office:value-type="float" office:value="2664996" calcext:value-type="float">
            <text:p>2664996</text:p>
          </table:table-cell>
          <table:table-cell table:style-name="Default" table:number-columns-repeated="21"/>
          <table:table-cell table:number-columns-repeated="1101"/>
        </table:table-row>
        <table:table-row table:style-name="ro1">
          <table:table-cell table:style-name="Default" office:value-type="string" calcext:value-type="string">
            <text:p>ACTIVATIONS</text:p>
          </table:table-cell>
          <table:table-cell table:formula="of:=[.D3]+[.E3]+[.C3]" office:value-type="float" office:value="28096" calcext:value-type="float">
            <text:p>28096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122"/>
        </table:table-row>
        <table:table-row table:style-name="ro1">
          <table:table-cell table:style-name="Default" table:number-columns-repeated="2"/>
          <table:table-cell table:number-columns-repeated="1123"/>
        </table:table-row>
        <table:table-row table:style-name="ro2">
          <table:table-cell table:style-name="ce7" office:value-type="string" calcext:value-type="string">
            <text:p>PARAMETERS</text:p>
          </table:table-cell>
          <table:table-cell table:formula="of:=[.W5]+[.W6]" office:value-type="float" office:value="22604" calcext:value-type="float">
            <text:p>22604</text:p>
          </table:table-cell>
          <table:table-cell table:number-columns-repeated="1123"/>
        </table:table-row>
        <table:table-row table:style-name="ro2">
          <table:table-cell table:style-name="Default" table:number-columns-repeated="5"/>
          <table:table-cell table:number-columns-repeated="1120"/>
        </table:table-row>
        <table:table-row table:style-name="ro2">
          <table:table-cell table:style-name="ce100" office:value-type="string" calcext:value-type="string">
            <text:p><text:span text:style-name="T1">VWW MOBILENET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1">layer:</text:span></text:p>
          </table:table-cell>
          <table:table-cell table:style-name="ce104" office:value-type="string" calcext:value-type="string">
            <text:p><text:span text:style-name="T1">Input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table:style-name="ce104" office:value-type="string" calcext:value-type="string">
            <text:p><text:span text:style-name="T1">Pool</text:span></text:p>
          </table:table-cell>
          <table:table-cell table:style-name="ce104" office:value-type="string" calcext:value-type="string">
            <text:p><text:span text:style-name="T1">Dense</text:span></text:p>
          </table:table-cell>
          <table:table-cell table:number-columns-repeated="2"/>
          <table:table-cell table:style-name="ce104" office:value-type="string" calcext:value-type="string">
            <text:p><text:span text:style-name="T1">Converter</text:span></text:p>
          </table:table-cell>
          <table:table-cell table:style-name="ce104" office:value-type="string" calcext:value-type="string">
            <text:p><text:span text:style-name="T1">Non_linearity</text:span></text:p>
          </table:table-cell>
          <table:table-cell table:style-name="ce104" office:value-type="string" calcext:value-type="string">
            <text:p><text:span text:style-name="T1">Converter</text:span>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size activations (byte)</text:span></text:p>
          </table:table-cell>
          <table:table-cell table:style-name="ce104" office:value-type="float" office:value="27649" calcext:value-type="float">
            <text:p>27649</text:p>
          </table:table-cell>
          <table:table-cell table:style-name="ce104" office:value-type="float" office:value="18432" calcext:value-type="float">
            <text:p>18432</text:p>
          </table:table-cell>
          <table:table-cell office:value-type="float" office:value="20000" calcext:value-type="float">
            <text:p>20000</text:p>
          </table:table-cell>
          <table:table-cell table:style-name="ce104" office:value-type="float" office:value="18432" calcext:value-type="float">
            <text:p>18432</text:p>
          </table:table-cell>
          <table:table-cell table:style-name="ce104" office:value-type="float" office:value="36864" calcext:value-type="float">
            <text:p>36864</text:p>
          </table:table-cell>
          <table:table-cell office:value-type="float" office:value="40000" calcext:value-type="float">
            <text:p>40000</text:p>
          </table:table-cell>
          <table:table-cell table:style-name="ce104" office:value-type="float" office:value="9216" calcext:value-type="float">
            <text:p>9216</text:p>
          </table:table-cell>
          <table:table-cell table:style-name="ce104" office:value-type="float" office:value="18432" calcext:value-type="float">
            <text:p>18432</text:p>
          </table:table-cell>
          <table:table-cell office:value-type="float" office:value="21632" calcext:value-type="float">
            <text:p>21632</text:p>
          </table:table-cell>
          <table:table-cell table:number-columns-repeated="2" table:style-name="ce104" office:value-type="float" office:value="18432" calcext:value-type="float">
            <text:p>18432</text:p>
          </table:table-cell>
          <table:table-cell office:value-type="float" office:value="21632" calcext:value-type="float">
            <text:p>21632</text:p>
          </table:table-cell>
          <table:table-cell table:style-name="ce104" office:value-type="float" office:value="4608" calcext:value-type="float">
            <text:p>4608</text:p>
          </table:table-cell>
          <table:table-cell table:style-name="ce104" office:value-type="float" office:value="9216" calcext:value-type="float">
            <text:p>9216</text:p>
          </table:table-cell>
          <table:table-cell office:value-type="float" office:value="12544" calcext:value-type="float">
            <text:p>12544</text:p>
          </table:table-cell>
          <table:table-cell table:number-columns-repeated="2" table:style-name="ce104" office:value-type="float" office:value="9216" calcext:value-type="float">
            <text:p>9216</text:p>
          </table:table-cell>
          <table:table-cell office:value-type="float" office:value="12544" calcext:value-type="float">
            <text:p>12544</text:p>
          </table:table-cell>
          <table:table-cell table:style-name="ce104" office:value-type="float" office:value="2304" calcext:value-type="float">
            <text:p>2304</text:p>
          </table:table-cell>
          <table:table-cell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style-name="ce104" office:value-type="float" office:value="1152" calcext:value-type="float">
            <text:p>1152</text:p>
          </table:table-cell>
          <table:table-cell table:style-name="ce153" office:value-type="float" office:value="2304" calcext:value-type="float">
            <text:p>2304</text:p>
          </table:table-cell>
          <table:table-cell office:value-type="float" office:value="6400" calcext:value-type="float">
            <text:p>6400</text:p>
          </table:table-cell>
          <table:table-cell table:number-columns-repeated="2" table:style-name="ce104" office:value-type="float" office:value="2304" calcext:value-type="float">
            <text:p>2304</text:p>
          </table:table-cell>
          <table:table-cell table:style-name="ce104" office:value-type="float" office:value="256" calcext:value-type="float">
            <text:p>256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shape</text:span></text:p>
          </table:table-cell>
          <table:table-cell table:style-name="ce104" office:value-type="string" calcext:value-type="string">
            <text:p><text:span text:style-name="T1">1,96,96,3</text:span></text:p>
          </table:table-cell>
          <table:table-cell table:style-name="ce104" office:value-type="string" calcext:value-type="string">
            <text:p><text:span text:style-name="T1">1,48,48,8</text:span></text:p>
          </table:table-cell>
          <table:table-cell office:value-type="string" calcext:value-type="string">
            <text:p><text:span text:style-name="T1">1,50,50,8</text:span></text:p>
          </table:table-cell>
          <table:table-cell table:style-name="ce104" office:value-type="string" calcext:value-type="string">
            <text:p><text:span text:style-name="T1">1,48,48,8</text:span></text:p>
          </table:table-cell>
          <table:table-cell table:style-name="ce104" office:value-type="string" calcext:value-type="string">
            <text:p><text:span text:style-name="T1">1,48,48,16</text:span></text:p>
          </table:table-cell>
          <table:table-cell office:value-type="string" calcext:value-type="string">
            <text:p><text:span text:style-name="T1">1,50,50,16</text:span></text:p>
          </table:table-cell>
          <table:table-cell table:style-name="ce104" office:value-type="string" calcext:value-type="string">
            <text:p><text:span text:style-name="T1">1,24,24,16</text:span></text:p>
          </table:table-cell>
          <table:table-cell table:style-name="ce104" office:value-type="string" calcext:value-type="string">
            <text:p><text:span text:style-name="T1">1,24,24,32</text:span></text:p>
          </table:table-cell>
          <table:table-cell office:value-type="string" calcext:value-type="string">
            <text:p><text:span text:style-name="T1">1,26,26,32</text:span></text:p>
          </table:table-cell>
          <table:table-cell table:style-name="ce104" office:value-type="string" calcext:value-type="string">
            <text:p><text:span text:style-name="T1">1,24,24,32</text:span></text:p>
          </table:table-cell>
          <table:table-cell table:style-name="ce104" office:value-type="string" calcext:value-type="string">
            <text:p><text:span text:style-name="T1">1,24,24,32</text:span></text:p>
          </table:table-cell>
          <table:table-cell office:value-type="string" calcext:value-type="string">
            <text:p><text:span text:style-name="T1">1,26,26,32</text:span></text:p>
          </table:table-cell>
          <table:table-cell table:style-name="ce104" office:value-type="string" calcext:value-type="string">
            <text:p><text:span text:style-name="T1">1,12,12,32</text:span></text:p>
          </table:table-cell>
          <table:table-cell table:style-name="ce104" office:value-type="string" calcext:value-type="string">
            <text:p><text:span text:style-name="T1">1,12,12,64</text:span></text:p>
          </table:table-cell>
          <table:table-cell office:value-type="string" calcext:value-type="string">
            <text:p><text:span text:style-name="T1">1,14,14,64</text:span></text:p>
          </table:table-cell>
          <table:table-cell table:style-name="ce104" office:value-type="string" calcext:value-type="string">
            <text:p><text:span text:style-name="T1">1,12,12,64</text:span></text:p>
          </table:table-cell>
          <table:table-cell table:style-name="ce104" office:value-type="string" calcext:value-type="string">
            <text:p><text:span text:style-name="T1">1,12,12,64</text:span></text:p>
          </table:table-cell>
          <table:table-cell office:value-type="string" calcext:value-type="string">
            <text:p><text:span text:style-name="T1">1,14,14,64</text:span></text:p>
          </table:table-cell>
          <table:table-cell table:style-name="ce104" office:value-type="string" calcext:value-type="string">
            <text:p><text:span text:style-name="T1">1,6,6,64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52" office:value-type="string" calcext:value-type="string">
            <text:p><text:span text:style-name="T3">1,8,8,128</text:span></text:p>
          </table:table-cell>
          <table:table-cell table:style-name="ce104" office:value-type="string" calcext:value-type="string">
            <text:p><text:span text:style-name="T1">1,3,3,128</text:span></text:p>
          </table:table-cell>
          <table:table-cell table:style-name="ce104" office:value-type="string" calcext:value-type="string">
            <text:p><text:span text:style-name="T1">1,3,3,256</text:span></text:p>
          </table:table-cell>
          <table:table-cell office:value-type="string" calcext:value-type="string">
            <text:p><text:span text:style-name="T1">1,5,5,256</text:span></text:p>
          </table:table-cell>
          <table:table-cell table:style-name="ce104" office:value-type="string" calcext:value-type="string">
            <text:p><text:span text:style-name="T1">1,3,3,256</text:span></text:p>
          </table:table-cell>
          <table:table-cell table:style-name="ce104" office:value-type="string" calcext:value-type="string">
            <text:p><text:span text:style-name="T1">1,3,3,256</text:span></text:p>
          </table:table-cell>
          <table:table-cell table:style-name="ce104" office:value-type="string" calcext:value-type="string">
            <text:p><text:span text:style-name="T1">1,1,1,256</text:span></text:p>
          </table:table-cell>
          <table:table-cell table:style-name="ce104" office:value-type="string" calcext:value-type="string">
            <text:p><text:span text:style-name="T1">1,1,1,2</text:span></text:p>
          </table:table-cell>
          <table:table-cell table:number-columns-repeated="2"/>
          <table:table-cell table:style-name="ce104" office:value-type="string" calcext:value-type="string">
            <text:p><text:span text:style-name="T1">1,1,1,2</text:span></text:p>
          </table:table-cell>
          <table:table-cell table:style-name="ce104" office:value-type="string" calcext:value-type="string">
            <text:p><text:span text:style-name="T1">1,1,1,2</text:span></text:p>
          </table:table-cell>
          <table:table-cell table:style-name="ce104" office:value-type="string" calcext:value-type="string">
            <text:p><text:span text:style-name="T1">1,1,1,2</text:span>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weights</text:p>
          </table:table-cell>
          <table:table-cell/>
          <table:table-cell table:style-name="ce34" office:value-type="float" office:value="216" calcext:value-type="float">
            <text:p>216</text:p>
          </table:table-cell>
          <table:table-cell table:style-name="Default"/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128" calcext:value-type="float">
            <text:p>128</text:p>
          </table:table-cell>
          <table:table-cell table:style-name="Default"/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512" calcext:value-type="float">
            <text:p>512</text:p>
          </table:table-cell>
          <table:table-cell table:style-name="Default"/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1024" calcext:value-type="float">
            <text:p>1024</text:p>
          </table:table-cell>
          <table:table-cell table:style-name="Default"/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2048" calcext:value-type="float">
            <text:p>2048</text:p>
          </table:table-cell>
          <table:table-cell table:style-name="Default"/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4096" calcext:value-type="float">
            <text:p>4096</text:p>
          </table:table-cell>
          <table:table-cell table:style-name="Default"/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8192" calcext:value-type="float">
            <text:p>8192</text:p>
          </table:table-cell>
          <table:table-cell table:style-name="Default"/>
          <table:table-cell table:style-name="ce34" office:value-type="float" office:value="1152" calcext:value-type="float">
            <text:p>1152</text:p>
          </table:table-cell>
          <table:table-cell table:style-name="ce34" office:value-type="float" office:value="16384" calcext:value-type="float">
            <text:p>16384</text:p>
          </table:table-cell>
          <table:table-cell table:style-name="Default"/>
          <table:table-cell table:style-name="ce34" office:value-type="float" office:value="1152" calcext:value-type="float">
            <text:p>1152</text:p>
          </table:table-cell>
          <table:table-cell table:style-name="ce34" office:value-type="float" office:value="16384" calcext:value-type="float">
            <text:p>16384</text:p>
          </table:table-cell>
          <table:table-cell table:style-name="Default"/>
          <table:table-cell table:style-name="ce34" office:value-type="float" office:value="1152" calcext:value-type="float">
            <text:p>1152</text:p>
          </table:table-cell>
          <table:table-cell table:style-name="ce34" office:value-type="float" office:value="16384" calcext:value-type="float">
            <text:p>16384</text:p>
          </table:table-cell>
          <table:table-cell table:style-name="Default"/>
          <table:table-cell table:style-name="ce34" office:value-type="float" office:value="1152" calcext:value-type="float">
            <text:p>1152</text:p>
          </table:table-cell>
          <table:table-cell table:style-name="ce34" office:value-type="float" office:value="16384" calcext:value-type="float">
            <text:p>16384</text:p>
          </table:table-cell>
          <table:table-cell table:style-name="Default"/>
          <table:table-cell table:style-name="ce34" office:value-type="float" office:value="1152" calcext:value-type="float">
            <text:p>1152</text:p>
          </table:table-cell>
          <table:table-cell table:style-name="ce34" office:value-type="float" office:value="16384" calcext:value-type="float">
            <text:p>16384</text:p>
          </table:table-cell>
          <table:table-cell table:style-name="ce152"/>
          <table:table-cell table:style-name="ce34" office:value-type="float" office:value="1152" calcext:value-type="float">
            <text:p>1152</text:p>
          </table:table-cell>
          <table:table-cell table:style-name="ce34" office:value-type="float" office:value="32768" calcext:value-type="float">
            <text:p>32768</text:p>
          </table:table-cell>
          <table:table-cell/>
          <table:table-cell table:style-name="ce34" office:value-type="float" office:value="2304" calcext:value-type="float">
            <text:p>2304</text:p>
          </table:table-cell>
          <table:table-cell table:style-name="ce34" office:value-type="float" office:value="65536" calcext:value-type="float">
            <text:p>65536</text:p>
          </table:table-cell>
          <table:table-cell table:style-name="ce104"/>
          <table:table-cell table:style-name="ce34" office:value-type="float" office:value="512" calcext:value-type="float">
            <text:p>512</text:p>
          </table:table-cell>
          <table:table-cell table:number-columns-repeated="2"/>
          <table:table-cell table:style-name="ce104" table:number-columns-repeated="3"/>
          <table:table-cell table:formula="of:=SUM([.B51:.AW51])" office:value-type="float" office:value="208112" calcext:value-type="float">
            <text:p>208112</text:p>
          </table:table-cell>
          <table:table-cell office:value-type="string" calcext:value-type="string">
            <text:p>weights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biases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Default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16" calcext:value-type="float">
            <text:p>16</text:p>
          </table:table-cell>
          <table:table-cell table:style-name="Default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2" calcext:value-type="float">
            <text:p>32</text:p>
          </table:table-cell>
          <table:table-cell table:style-name="Default"/>
          <table:table-cell table:number-columns-repeated="2" table:style-name="ce34" office:value-type="float" office:value="32" calcext:value-type="float">
            <text:p>32</text:p>
          </table:table-cell>
          <table:table-cell table:style-name="Default"/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64" calcext:value-type="float">
            <text:p>64</text:p>
          </table:table-cell>
          <table:table-cell table:style-name="Default"/>
          <table:table-cell table:number-columns-repeated="2" table:style-name="ce34" office:value-type="float" office:value="64" calcext:value-type="float">
            <text:p>64</text:p>
          </table:table-cell>
          <table:table-cell table:style-name="Default"/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28" calcext:value-type="float">
            <text:p>128</text:p>
          </table:table-cell>
          <table:table-cell table:style-name="Default"/>
          <table:table-cell table:number-columns-repeated="2" table:style-name="ce34" office:value-type="float" office:value="128" calcext:value-type="float">
            <text:p>128</text:p>
          </table:table-cell>
          <table:table-cell table:style-name="Default"/>
          <table:table-cell table:number-columns-repeated="2" table:style-name="ce34" office:value-type="float" office:value="128" calcext:value-type="float">
            <text:p>128</text:p>
          </table:table-cell>
          <table:table-cell table:style-name="Default"/>
          <table:table-cell table:number-columns-repeated="2" table:style-name="ce34" office:value-type="float" office:value="128" calcext:value-type="float">
            <text:p>128</text:p>
          </table:table-cell>
          <table:table-cell table:style-name="Default"/>
          <table:table-cell table:number-columns-repeated="2" table:style-name="ce34" office:value-type="float" office:value="128" calcext:value-type="float">
            <text:p>128</text:p>
          </table:table-cell>
          <table:table-cell table:style-name="Default"/>
          <table:table-cell table:number-columns-repeated="2" table:style-name="ce34" office:value-type="float" office:value="128" calcext:value-type="float">
            <text:p>128</text:p>
          </table:table-cell>
          <table:table-cell table:style-name="ce152"/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256" calcext:value-type="float">
            <text:p>256</text:p>
          </table:table-cell>
          <table:table-cell/>
          <table:table-cell table:number-columns-repeated="2" table:style-name="ce34" office:value-type="float" office:value="256" calcext:value-type="float">
            <text:p>256</text:p>
          </table:table-cell>
          <table:table-cell table:style-name="ce104"/>
          <table:table-cell table:style-name="ce34" office:value-type="float" office:value="2" calcext:value-type="float">
            <text:p>2</text:p>
          </table:table-cell>
          <table:table-cell table:number-columns-repeated="2"/>
          <table:table-cell table:style-name="ce104" table:number-columns-repeated="3"/>
          <table:table-cell table:formula="of:=SUM([.B52:.AW52])" office:value-type="float" office:value="2738" calcext:value-type="float">
            <text:p>2738</text:p>
          </table:table-cell>
          <table:table-cell office:value-type="string" calcext:value-type="string">
            <text:p>biases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<text:span text:style-name="T1">C_in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table:style-name="ce104" office:value-type="float" office:value="128" calcext:value-type="float">
            <text:p>128</text:p>
          </table:table-cell>
          <table:table-cell/>
          <table:table-cell table:number-columns-repeated="2" table:style-name="ce104" office:value-type="float" office:value="128" calcext:value-type="float">
            <text:p>128</text:p>
          </table:table-cell>
          <table:table-cell/>
          <table:table-cell table:number-columns-repeated="2" table:style-name="ce104" office:value-type="float" office:value="128" calcext:value-type="float">
            <text:p>128</text:p>
          </table:table-cell>
          <table:table-cell/>
          <table:table-cell table:number-columns-repeated="2" table:style-name="ce104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3" office:value-type="float" office:value="256" calcext:value-type="float">
            <text:p>256</text:p>
          </table:table-cell>
          <table:table-cell table:number-columns-repeated="1082"/>
        </table:table-row>
        <table:table-row table:style-name="ro2">
          <table:table-cell office:value-type="string" calcext:value-type="string">
            <text:p><text:span text:style-name="T1">C_ou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table:number-columns-repeated="2" office:value-type="float" office:value="256" calcext:value-type="float">
            <text:p>256</text:p>
          </table:table-cell>
          <table:table-cell table:number-columns-repeated="3"/>
          <table:table-cell table:style-name="ce104" table:number-columns-repeated="2"/>
          <table:table-cell/>
          <table:table-cell table:style-name="ce104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H_in</text:span></text:p>
          </table:table-cell>
          <table:table-cell/>
          <table:table-cell table:style-name="ce104" office:value-type="float" office:value="96" calcext:value-type="float">
            <text:p>96</text:p>
          </table:table-cell>
          <table:table-cell/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48" calcext:value-type="float">
            <text:p>48</text:p>
          </table:table-cell>
          <table:table-cell/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24" calcext:value-type="float">
            <text:p>24</text:p>
          </table:table-cell>
          <table:table-cell/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24" calcext:value-type="float">
            <text:p>24</text:p>
          </table:table-cell>
          <table:table-cell/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12" calcext:value-type="float">
            <text:p>12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12" calcext:value-type="float">
            <text:p>12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/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256" calcext:value-type="float">
            <text:p>256</text:p>
          </table:table-cell>
          <table:table-cell table:style-name="ce104" table:number-columns-repeated="5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W_in</text:span></text:p>
          </table:table-cell>
          <table:table-cell/>
          <table:table-cell table:style-name="ce104" office:value-type="float" office:value="96" calcext:value-type="float">
            <text:p>96</text:p>
          </table:table-cell>
          <table:table-cell/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48" calcext:value-type="float">
            <text:p>48</text:p>
          </table:table-cell>
          <table:table-cell/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24" calcext:value-type="float">
            <text:p>24</text:p>
          </table:table-cell>
          <table:table-cell/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24" calcext:value-type="float">
            <text:p>24</text:p>
          </table:table-cell>
          <table:table-cell/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12" calcext:value-type="float">
            <text:p>12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12" calcext:value-type="float">
            <text:p>12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/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04" table:number-columns-repeated="2"/>
          <table:table-cell table:number-columns-repeated="2"/>
          <table:table-cell table:style-name="ce104" table:number-columns-repeated="2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H_out</text:span>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81"/>
        </table:table-row>
        <table:table-row table:style-name="ro2">
          <table:table-cell office:value-type="string" calcext:value-type="string">
            <text:p><text:span text:style-name="T1">W_out</text:span>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1">H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87"/>
        </table:table-row>
        <table:table-row table:style-name="ro2">
          <table:table-cell office:value-type="string" calcext:value-type="string">
            <text:p><text:span text:style-name="T1">W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<text:span text:style-name="T1">TOTALE</text:span></text:p>
          </table:table-cell>
          <table:table-cell table:number-columns-repeated="1080"/>
        </table:table-row>
        <table:table-row table:style-name="ro2"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44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4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9]*[.C60]*[.C57]*[.C58]*[.C53]*[.C54]" office:value-type="float" office:value="497664" calcext:value-type="float">
            <text:p>497664</text:p>
          </table:table-cell>
          <table:table-cell/>
          <table:table-cell table:formula="of:=[.E59]*[.E60]*[.E57]*[.E58]*[.E54]" office:value-type="float" office:value="165888" calcext:value-type="float">
            <text:p>165888</text:p>
          </table:table-cell>
          <table:table-cell table:formula="of:=[.F59]*[.F60]*[.F57]*[.F58]*[.F53]*[.F54]" office:value-type="float" office:value="294912" calcext:value-type="float">
            <text:p>294912</text:p>
          </table:table-cell>
          <table:table-cell/>
          <table:table-cell table:formula="of:=[.H59]*[.H60]*[.H57]*[.H58]*[.H54]" office:value-type="float" office:value="82944" calcext:value-type="float">
            <text:p>82944</text:p>
          </table:table-cell>
          <table:table-cell table:formula="of:=[.I59]*[.I60]*[.I57]*[.I58]*[.I53]*[.I54]" office:value-type="float" office:value="294912" calcext:value-type="float">
            <text:p>294912</text:p>
          </table:table-cell>
          <table:table-cell/>
          <table:table-cell table:formula="of:=[.K59]*[.K60]*[.K57]*[.K58]*[.K54]" office:value-type="float" office:value="165888" calcext:value-type="float">
            <text:p>165888</text:p>
          </table:table-cell>
          <table:table-cell table:formula="of:=[.L59]*[.L60]*[.L57]*[.L58]*[.L53]*[.L54]" office:value-type="float" office:value="589824" calcext:value-type="float">
            <text:p>589824</text:p>
          </table:table-cell>
          <table:table-cell/>
          <table:table-cell table:formula="of:=[.N59]*[.N60]*[.N57]*[.N58]*[.N54]" office:value-type="float" office:value="41472" calcext:value-type="float">
            <text:p>41472</text:p>
          </table:table-cell>
          <table:table-cell table:formula="of:=[.O59]*[.O60]*[.O57]*[.O58]*[.O53]*[.O54]" office:value-type="float" office:value="294912" calcext:value-type="float">
            <text:p>294912</text:p>
          </table:table-cell>
          <table:table-cell/>
          <table:table-cell table:formula="of:=[.Q59]*[.Q60]*[.Q57]*[.Q58]*[.Q54]" office:value-type="float" office:value="82944" calcext:value-type="float">
            <text:p>82944</text:p>
          </table:table-cell>
          <table:table-cell table:formula="of:=[.R59]*[.R60]*[.R57]*[.R58]*[.R53]*[.R54]" office:value-type="float" office:value="589824" calcext:value-type="float">
            <text:p>589824</text:p>
          </table:table-cell>
          <table:table-cell/>
          <table:table-cell table:formula="of:=[.T59]*[.T60]*[.T57]*[.T58]*[.T54]" office:value-type="float" office:value="147456" calcext:value-type="float">
            <text:p>147456</text:p>
          </table:table-cell>
          <table:table-cell table:formula="of:=[.U59]*[.U60]*[.U57]*[.U58]*[.U53]*[.U54]" office:value-type="float" office:value="294912" calcext:value-type="float">
            <text:p>294912</text:p>
          </table:table-cell>
          <table:table-cell/>
          <table:table-cell table:formula="of:=[.W59]*[.W60]*[.W57]*[.W58]*[.W54]" office:value-type="float" office:value="41472" calcext:value-type="float">
            <text:p>41472</text:p>
          </table:table-cell>
          <table:table-cell table:formula="of:=[.X59]*[.X60]*[.X57]*[.X58]*[.X53]*[.X54]" office:value-type="float" office:value="589824" calcext:value-type="float">
            <text:p>589824</text:p>
          </table:table-cell>
          <table:table-cell/>
          <table:table-cell table:formula="of:=[.Z59]*[.Z60]*[.Z57]*[.Z58]*[.Z54]" office:value-type="float" office:value="41472" calcext:value-type="float">
            <text:p>41472</text:p>
          </table:table-cell>
          <table:table-cell table:formula="of:=[.AA59]*[.AA60]*[.AA57]*[.AA58]*[.AA53]*[.AA54]" office:value-type="float" office:value="589824" calcext:value-type="float">
            <text:p>589824</text:p>
          </table:table-cell>
          <table:table-cell/>
          <table:table-cell table:formula="of:=[.AC59]*[.AC60]*[.AC57]*[.AC58]*[.AC54]" office:value-type="float" office:value="41472" calcext:value-type="float">
            <text:p>41472</text:p>
          </table:table-cell>
          <table:table-cell table:formula="of:=[.AD59]*[.AD60]*[.AD57]*[.AD58]*[.AD53]*[.AD54]" office:value-type="float" office:value="589824" calcext:value-type="float">
            <text:p>589824</text:p>
          </table:table-cell>
          <table:table-cell/>
          <table:table-cell table:formula="of:=[.AF59]*[.AF60]*[.AF57]*[.AF58]*[.AF54]" office:value-type="float" office:value="41472" calcext:value-type="float">
            <text:p>41472</text:p>
          </table:table-cell>
          <table:table-cell table:formula="of:=[.AG59]*[.AG60]*[.AG57]*[.AG58]*[.AG53]*[.AG54]" office:value-type="float" office:value="589824" calcext:value-type="float">
            <text:p>589824</text:p>
          </table:table-cell>
          <table:table-cell/>
          <table:table-cell table:formula="of:=[.AI59]*[.AI60]*[.AI57]*[.AI58]*[.AI54]" office:value-type="float" office:value="41472" calcext:value-type="float">
            <text:p>41472</text:p>
          </table:table-cell>
          <table:table-cell table:formula="of:=[.AJ59]*[.AJ60]*[.AJ57]*[.AJ58]*[.AJ53]*[.AJ54]" office:value-type="float" office:value="589824" calcext:value-type="float">
            <text:p>589824</text:p>
          </table:table-cell>
          <table:table-cell/>
          <table:table-cell table:formula="of:=[.AL59]*[.AL60]*[.AL57]*[.AL58]*[.AL54]" office:value-type="float" office:value="10368" calcext:value-type="float">
            <text:p>10368</text:p>
          </table:table-cell>
          <table:table-cell table:formula="of:=[.AM59]*[.AM60]*[.AM57]*[.AM58]*[.AM53]*[.AM54]" office:value-type="float" office:value="294912" calcext:value-type="float">
            <text:p>294912</text:p>
          </table:table-cell>
          <table:table-cell/>
          <table:table-cell table:formula="of:=[.AO59]*[.AO60]*[.AO57]*[.AO58]*[.AO54]" office:value-type="float" office:value="20736" calcext:value-type="float">
            <text:p>20736</text:p>
          </table:table-cell>
          <table:table-cell table:formula="of:=[.AP59]*[.AP60]*[.AP57]*[.AP58]*[.AP53]*[.AP54]" office:value-type="float" office:value="589824" calcext:value-type="float">
            <text:p>589824</text:p>
          </table:table-cell>
          <table:table-cell table:formula="of:=[.AQ55]*[.AQ56]*[.AQ53]" office:value-type="float" office:value="2304" calcext:value-type="float">
            <text:p>2304</text:p>
          </table:table-cell>
          <table:table-cell table:formula="of:=[.AR55]*[.AR57]" office:value-type="float" office:value="512" calcext:value-type="float">
            <text:p>512</text:p>
          </table:table-cell>
          <table:table-cell table:formula="of:=SUM([.B64:.AR64])" office:value-type="float" office:value="7618688" calcext:value-type="float">
            <text:p>7618688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SUM([.C64:.AR64])+SUM([.AU64:.AW64])" office:value-type="float" office:value="7618726" calcext:value-type="float">
            <text:p>7618726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4"/>
        </table:table-row>
        <table:table-row table:style-name="ro2"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44"/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formula="of:=[.E57]*[.E58]*[.E59]*[.E60]*[.E54]" office:value-type="float" office:value="165888" calcext:value-type="float">
            <text:p>165888</text:p>
          </table:table-cell>
          <table:table-cell table:formula="of:=[.F59]*[.F60]*[.F53]*[.F57]*[.F58]*[.F54]" office:value-type="float" office:value="294912" calcext:value-type="float">
            <text:p>294912</text:p>
          </table:table-cell>
          <table:table-cell/>
          <table:table-cell table:formula="of:=[.H57]*[.H58]*[.H59]*[.H60]*[.H54]" office:value-type="float" office:value="82944" calcext:value-type="float">
            <text:p>82944</text:p>
          </table:table-cell>
          <table:table-cell table:formula="of:=[.I59]*[.I60]*[.I53]*[.I57]*[.I58]*[.I54]" office:value-type="float" office:value="294912" calcext:value-type="float">
            <text:p>294912</text:p>
          </table:table-cell>
          <table:table-cell/>
          <table:table-cell table:formula="of:=[.K57]*[.K58]*[.K59]*[.K60]*[.K54]" office:value-type="float" office:value="165888" calcext:value-type="float">
            <text:p>165888</text:p>
          </table:table-cell>
          <table:table-cell table:formula="of:=[.L59]*[.L60]*[.L53]*[.L57]*[.L58]*[.L54]" office:value-type="float" office:value="589824" calcext:value-type="float">
            <text:p>589824</text:p>
          </table:table-cell>
          <table:table-cell/>
          <table:table-cell table:formula="of:=[.N57]*[.N58]*[.N59]*[.N60]*[.N54]" office:value-type="float" office:value="41472" calcext:value-type="float">
            <text:p>41472</text:p>
          </table:table-cell>
          <table:table-cell table:formula="of:=[.O59]*[.O60]*[.O53]*[.O57]*[.O58]*[.O54]" office:value-type="float" office:value="294912" calcext:value-type="float">
            <text:p>294912</text:p>
          </table:table-cell>
          <table:table-cell/>
          <table:table-cell table:formula="of:=[.Q57]*[.Q58]*[.Q59]*[.Q60]*[.Q54]" office:value-type="float" office:value="82944" calcext:value-type="float">
            <text:p>82944</text:p>
          </table:table-cell>
          <table:table-cell table:formula="of:=[.R59]*[.R60]*[.R53]*[.R57]*[.R58]*[.R54]" office:value-type="float" office:value="589824" calcext:value-type="float">
            <text:p>589824</text:p>
          </table:table-cell>
          <table:table-cell/>
          <table:table-cell table:formula="of:=[.T57]*[.T58]*[.T59]*[.T60]*[.T54]" office:value-type="float" office:value="147456" calcext:value-type="float">
            <text:p>147456</text:p>
          </table:table-cell>
          <table:table-cell table:formula="of:=[.U59]*[.U60]*[.U53]*[.U57]*[.U58]*[.U54]" office:value-type="float" office:value="294912" calcext:value-type="float">
            <text:p>294912</text:p>
          </table:table-cell>
          <table:table-cell/>
          <table:table-cell table:formula="of:=[.W57]*[.W58]*[.W59]*[.W60]*[.W54]" office:value-type="float" office:value="41472" calcext:value-type="float">
            <text:p>41472</text:p>
          </table:table-cell>
          <table:table-cell table:formula="of:=[.X59]*[.X60]*[.X53]*[.X57]*[.X58]*[.X54]" office:value-type="float" office:value="589824" calcext:value-type="float">
            <text:p>589824</text:p>
          </table:table-cell>
          <table:table-cell/>
          <table:table-cell table:formula="of:=[.Z57]*[.Z58]*[.Z59]*[.Z60]*[.Z54]" office:value-type="float" office:value="41472" calcext:value-type="float">
            <text:p>41472</text:p>
          </table:table-cell>
          <table:table-cell table:formula="of:=[.AA59]*[.AA60]*[.AA53]*[.AA57]*[.AA58]*[.AA54]" office:value-type="float" office:value="589824" calcext:value-type="float">
            <text:p>589824</text:p>
          </table:table-cell>
          <table:table-cell/>
          <table:table-cell table:formula="of:=[.AC57]*[.AC58]*[.AC59]*[.AC60]*[.AC54]" office:value-type="float" office:value="41472" calcext:value-type="float">
            <text:p>41472</text:p>
          </table:table-cell>
          <table:table-cell table:formula="of:=[.AD59]*[.AD60]*[.AD53]*[.AD57]*[.AD58]*[.AD54]" office:value-type="float" office:value="589824" calcext:value-type="float">
            <text:p>589824</text:p>
          </table:table-cell>
          <table:table-cell/>
          <table:table-cell table:formula="of:=[.AF57]*[.AF58]*[.AF59]*[.AF60]*[.AF54]" office:value-type="float" office:value="41472" calcext:value-type="float">
            <text:p>41472</text:p>
          </table:table-cell>
          <table:table-cell table:formula="of:=[.AG59]*[.AG60]*[.AG53]*[.AG57]*[.AG58]*[.AG54]" office:value-type="float" office:value="589824" calcext:value-type="float">
            <text:p>589824</text:p>
          </table:table-cell>
          <table:table-cell/>
          <table:table-cell table:formula="of:=[.AI57]*[.AI58]*[.AI59]*[.AI60]*[.AI54]" office:value-type="float" office:value="41472" calcext:value-type="float">
            <text:p>41472</text:p>
          </table:table-cell>
          <table:table-cell table:formula="of:=[.AJ59]*[.AJ60]*[.AJ53]*[.AJ57]*[.AJ58]*[.AJ54]" office:value-type="float" office:value="589824" calcext:value-type="float">
            <text:p>589824</text:p>
          </table:table-cell>
          <table:table-cell/>
          <table:table-cell table:formula="of:=[.AL57]*[.AL58]*[.AL59]*[.AL60]*[.AL54]" office:value-type="float" office:value="10368" calcext:value-type="float">
            <text:p>10368</text:p>
          </table:table-cell>
          <table:table-cell table:formula="of:=[.AM59]*[.AM60]*[.AM53]*[.AM57]*[.AM58]*[.AM54]" office:value-type="float" office:value="294912" calcext:value-type="float">
            <text:p>294912</text:p>
          </table:table-cell>
          <table:table-cell/>
          <table:table-cell table:formula="of:=[.AO57]*[.AO58]*[.AO59]*[.AO60]*[.AO54]" office:value-type="float" office:value="20736" calcext:value-type="float">
            <text:p>20736</text:p>
          </table:table-cell>
          <table:table-cell table:formula="of:=[.AP59]*[.AP60]*[.AP53]*[.AP57]*[.AP58]*[.AP54]" office:value-type="float" office:value="589824" calcext:value-type="float">
            <text:p>589824</text:p>
          </table:table-cell>
          <table:table-cell table:formula="of:=[.AQ55]*[.AQ56]*[.AQ53]" office:value-type="float" office:value="2304" calcext:value-type="float">
            <text:p>2304</text:p>
          </table:table-cell>
          <table:table-cell table:formula="of:=[.AR57]*[.AR55]" office:value-type="float" office:value="512" calcext:value-type="float">
            <text:p>512</text:p>
          </table:table-cell>
          <table:table-cell table:formula="of:=SUM([.B66:.AR66])" office:value-type="float" office:value="7121024" calcext:value-type="float">
            <text:p>7121024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44"/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7]*[.C58]*[.C53]*[.C59]*[.C60]*[.C54]" office:value-type="float" office:value="497664" calcext:value-type="float">
            <text:p>497664</text:p>
          </table:table-cell>
          <table:table-cell/>
          <table:table-cell table:formula="of:=[.E57]*[.E58]*[.E59]*[.E60]*[.E54]" office:value-type="float" office:value="165888" calcext:value-type="float">
            <text:p>165888</text:p>
          </table:table-cell>
          <table:table-cell table:formula="of:=[.F57]*[.F58]*[.F53]*[.F59]*[.F60]*[.F54]" office:value-type="float" office:value="294912" calcext:value-type="float">
            <text:p>294912</text:p>
          </table:table-cell>
          <table:table-cell/>
          <table:table-cell table:formula="of:=[.H57]*[.H58]*[.H59]*[.H60]*[.H54]" office:value-type="float" office:value="82944" calcext:value-type="float">
            <text:p>82944</text:p>
          </table:table-cell>
          <table:table-cell table:formula="of:=[.I57]*[.I58]*[.I53]*[.I59]*[.I60]*[.I54]" office:value-type="float" office:value="294912" calcext:value-type="float">
            <text:p>294912</text:p>
          </table:table-cell>
          <table:table-cell/>
          <table:table-cell table:formula="of:=[.K57]*[.K58]*[.K59]*[.K60]*[.K54]" office:value-type="float" office:value="165888" calcext:value-type="float">
            <text:p>165888</text:p>
          </table:table-cell>
          <table:table-cell table:formula="of:=[.L57]*[.L58]*[.L53]*[.L59]*[.L60]*[.L54]" office:value-type="float" office:value="589824" calcext:value-type="float">
            <text:p>589824</text:p>
          </table:table-cell>
          <table:table-cell/>
          <table:table-cell table:formula="of:=[.N57]*[.N58]*[.N59]*[.N60]*[.N54]" office:value-type="float" office:value="41472" calcext:value-type="float">
            <text:p>41472</text:p>
          </table:table-cell>
          <table:table-cell table:formula="of:=[.O57]*[.O58]*[.O53]*[.O59]*[.O60]*[.O54]" office:value-type="float" office:value="294912" calcext:value-type="float">
            <text:p>294912</text:p>
          </table:table-cell>
          <table:table-cell/>
          <table:table-cell table:formula="of:=[.Q57]*[.Q58]*[.Q59]*[.Q60]*[.Q54]" office:value-type="float" office:value="82944" calcext:value-type="float">
            <text:p>82944</text:p>
          </table:table-cell>
          <table:table-cell table:formula="of:=[.R57]*[.R58]*[.R53]*[.R59]*[.R60]*[.R54]" office:value-type="float" office:value="589824" calcext:value-type="float">
            <text:p>589824</text:p>
          </table:table-cell>
          <table:table-cell/>
          <table:table-cell table:formula="of:=[.T57]*[.T58]*[.T59]*[.T60]*[.T54]" office:value-type="float" office:value="147456" calcext:value-type="float">
            <text:p>147456</text:p>
          </table:table-cell>
          <table:table-cell table:formula="of:=[.U57]*[.U58]*[.U53]*[.U59]*[.U60]*[.U54]" office:value-type="float" office:value="294912" calcext:value-type="float">
            <text:p>294912</text:p>
          </table:table-cell>
          <table:table-cell/>
          <table:table-cell table:formula="of:=[.W57]*[.W58]*[.W59]*[.W60]*[.W54]" office:value-type="float" office:value="41472" calcext:value-type="float">
            <text:p>41472</text:p>
          </table:table-cell>
          <table:table-cell table:formula="of:=[.X57]*[.X58]*[.X53]*[.X59]*[.X60]*[.X54]" office:value-type="float" office:value="589824" calcext:value-type="float">
            <text:p>589824</text:p>
          </table:table-cell>
          <table:table-cell/>
          <table:table-cell table:formula="of:=[.Z57]*[.Z58]*[.Z59]*[.Z60]*[.Z54]" office:value-type="float" office:value="41472" calcext:value-type="float">
            <text:p>41472</text:p>
          </table:table-cell>
          <table:table-cell table:formula="of:=[.AA57]*[.AA58]*[.AA53]*[.AA59]*[.AA60]*[.AA54]" office:value-type="float" office:value="589824" calcext:value-type="float">
            <text:p>589824</text:p>
          </table:table-cell>
          <table:table-cell/>
          <table:table-cell table:formula="of:=[.AC57]*[.AC58]*[.AC59]*[.AC60]*[.AC54]" office:value-type="float" office:value="41472" calcext:value-type="float">
            <text:p>41472</text:p>
          </table:table-cell>
          <table:table-cell table:formula="of:=[.AD57]*[.AD58]*[.AD53]*[.AD59]*[.AD60]*[.AD54]" office:value-type="float" office:value="589824" calcext:value-type="float">
            <text:p>589824</text:p>
          </table:table-cell>
          <table:table-cell/>
          <table:table-cell table:formula="of:=[.AF57]*[.AF58]*[.AF59]*[.AF60]*[.AF54]" office:value-type="float" office:value="41472" calcext:value-type="float">
            <text:p>41472</text:p>
          </table:table-cell>
          <table:table-cell table:formula="of:=[.AG57]*[.AG58]*[.AG53]*[.AG59]*[.AG60]*[.AG54]" office:value-type="float" office:value="589824" calcext:value-type="float">
            <text:p>589824</text:p>
          </table:table-cell>
          <table:table-cell/>
          <table:table-cell table:formula="of:=[.AI57]*[.AI58]*[.AI59]*[.AI60]*[.AI54]" office:value-type="float" office:value="41472" calcext:value-type="float">
            <text:p>41472</text:p>
          </table:table-cell>
          <table:table-cell table:formula="of:=[.AJ57]*[.AJ58]*[.AJ53]*[.AJ59]*[.AJ60]*[.AJ54]" office:value-type="float" office:value="589824" calcext:value-type="float">
            <text:p>589824</text:p>
          </table:table-cell>
          <table:table-cell/>
          <table:table-cell table:formula="of:=[.AL57]*[.AL58]*[.AL59]*[.AL60]*[.AL54]" office:value-type="float" office:value="10368" calcext:value-type="float">
            <text:p>10368</text:p>
          </table:table-cell>
          <table:table-cell table:formula="of:=[.AM57]*[.AM58]*[.AM53]*[.AM59]*[.AM60]*[.AM54]" office:value-type="float" office:value="294912" calcext:value-type="float">
            <text:p>294912</text:p>
          </table:table-cell>
          <table:table-cell/>
          <table:table-cell table:formula="of:=[.AO57]*[.AO58]*[.AO59]*[.AO60]*[.AO54]" office:value-type="float" office:value="20736" calcext:value-type="float">
            <text:p>20736</text:p>
          </table:table-cell>
          <table:table-cell table:formula="of:=[.AP57]*[.AP58]*[.AP53]*[.AP59]*[.AP60]*[.AP54]" office:value-type="float" office:value="589824" calcext:value-type="float">
            <text:p>589824</text:p>
          </table:table-cell>
          <table:table-cell/>
          <table:table-cell table:formula="of:=[.AR55]*[.AR57]" office:value-type="float" office:value="512" calcext:value-type="float">
            <text:p>512</text:p>
          </table:table-cell>
          <table:table-cell table:formula="of:=SUM([.B68:.AR68])" office:value-type="float" office:value="7616384" calcext:value-type="float">
            <text:p>7616384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44"/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7]*[.C58]*[.C54]" office:value-type="float" office:value="18432" calcext:value-type="float">
            <text:p>18432</text:p>
          </table:table-cell>
          <table:table-cell/>
          <table:table-cell table:formula="of:=[.E57]*[.E58]*[.E54]" office:value-type="float" office:value="18432" calcext:value-type="float">
            <text:p>18432</text:p>
          </table:table-cell>
          <table:table-cell table:formula="of:=[.F57]*[.F58]*[.F54]" office:value-type="float" office:value="36864" calcext:value-type="float">
            <text:p>36864</text:p>
          </table:table-cell>
          <table:table-cell/>
          <table:table-cell table:formula="of:=[.H57]*[.H58]*[.H54]" office:value-type="float" office:value="9216" calcext:value-type="float">
            <text:p>9216</text:p>
          </table:table-cell>
          <table:table-cell table:formula="of:=[.I57]*[.I58]*[.I54]" office:value-type="float" office:value="18432" calcext:value-type="float">
            <text:p>18432</text:p>
          </table:table-cell>
          <table:table-cell/>
          <table:table-cell table:formula="of:=[.K57]*[.K58]*[.K54]" office:value-type="float" office:value="18432" calcext:value-type="float">
            <text:p>18432</text:p>
          </table:table-cell>
          <table:table-cell table:formula="of:=[.L57]*[.L58]*[.L54]" office:value-type="float" office:value="18432" calcext:value-type="float">
            <text:p>18432</text:p>
          </table:table-cell>
          <table:table-cell/>
          <table:table-cell table:formula="of:=[.N57]*[.N58]*[.N54]" office:value-type="float" office:value="4608" calcext:value-type="float">
            <text:p>4608</text:p>
          </table:table-cell>
          <table:table-cell table:formula="of:=[.O57]*[.O58]*[.O54]" office:value-type="float" office:value="9216" calcext:value-type="float">
            <text:p>9216</text:p>
          </table:table-cell>
          <table:table-cell/>
          <table:table-cell table:formula="of:=[.Q57]*[.Q58]*[.Q54]" office:value-type="float" office:value="9216" calcext:value-type="float">
            <text:p>9216</text:p>
          </table:table-cell>
          <table:table-cell table:formula="of:=[.R57]*[.R58]*[.R54]" office:value-type="float" office:value="9216" calcext:value-type="float">
            <text:p>9216</text:p>
          </table:table-cell>
          <table:table-cell/>
          <table:table-cell table:formula="of:=[.T57]*[.T58]*[.T54]" office:value-type="float" office:value="16384" calcext:value-type="float">
            <text:p>16384</text:p>
          </table:table-cell>
          <table:table-cell table:formula="of:=[.U57]*[.U58]*[.U54]" office:value-type="float" office:value="4608" calcext:value-type="float">
            <text:p>4608</text:p>
          </table:table-cell>
          <table:table-cell/>
          <table:table-cell table:formula="of:=[.W57]*[.W58]*[.W54]" office:value-type="float" office:value="4608" calcext:value-type="float">
            <text:p>4608</text:p>
          </table:table-cell>
          <table:table-cell table:formula="of:=[.X57]*[.X58]*[.X54]" office:value-type="float" office:value="4608" calcext:value-type="float">
            <text:p>4608</text:p>
          </table:table-cell>
          <table:table-cell/>
          <table:table-cell table:formula="of:=[.Z57]*[.Z58]*[.Z54]" office:value-type="float" office:value="4608" calcext:value-type="float">
            <text:p>4608</text:p>
          </table:table-cell>
          <table:table-cell table:formula="of:=[.AA57]*[.AA58]*[.AA54]" office:value-type="float" office:value="4608" calcext:value-type="float">
            <text:p>4608</text:p>
          </table:table-cell>
          <table:table-cell/>
          <table:table-cell table:formula="of:=[.AC57]*[.AC58]*[.AC54]" office:value-type="float" office:value="4608" calcext:value-type="float">
            <text:p>4608</text:p>
          </table:table-cell>
          <table:table-cell table:formula="of:=[.AD57]*[.AD58]*[.AD54]" office:value-type="float" office:value="4608" calcext:value-type="float">
            <text:p>4608</text:p>
          </table:table-cell>
          <table:table-cell/>
          <table:table-cell table:formula="of:=[.AF57]*[.AF58]*[.AF54]" office:value-type="float" office:value="4608" calcext:value-type="float">
            <text:p>4608</text:p>
          </table:table-cell>
          <table:table-cell table:formula="of:=[.AG57]*[.AG58]*[.AG54]" office:value-type="float" office:value="4608" calcext:value-type="float">
            <text:p>4608</text:p>
          </table:table-cell>
          <table:table-cell/>
          <table:table-cell table:formula="of:=[.AI57]*[.AI58]*[.AI54]" office:value-type="float" office:value="4608" calcext:value-type="float">
            <text:p>4608</text:p>
          </table:table-cell>
          <table:table-cell table:formula="of:=[.AJ57]*[.AJ58]*[.AJ54]" office:value-type="float" office:value="4608" calcext:value-type="float">
            <text:p>4608</text:p>
          </table:table-cell>
          <table:table-cell/>
          <table:table-cell table:formula="of:=[.AL57]*[.AL58]*[.AL54]" office:value-type="float" office:value="1152" calcext:value-type="float">
            <text:p>1152</text:p>
          </table:table-cell>
          <table:table-cell table:formula="of:=[.AM57]*[.AM58]*[.AM54]" office:value-type="float" office:value="2304" calcext:value-type="float">
            <text:p>2304</text:p>
          </table:table-cell>
          <table:table-cell/>
          <table:table-cell table:formula="of:=[.AO57]*[.AO58]*[.AO54]" office:value-type="float" office:value="2304" calcext:value-type="float">
            <text:p>2304</text:p>
          </table:table-cell>
          <table:table-cell table:formula="of:=[.AP57]*[.AP58]*[.AP54]" office:value-type="float" office:value="2304" calcext:value-type="float">
            <text:p>2304</text:p>
          </table:table-cell>
          <table:table-cell/>
          <table:table-cell table:formula="of:=[.AR57]*[.AR55]" office:value-type="float" office:value="512" calcext:value-type="float">
            <text:p>512</text:p>
          </table:table-cell>
          <table:table-cell table:formula="of:=SUM([.B70:.AR70])" office:value-type="float" office:value="246144" calcext:value-type="float">
            <text:p>246144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44"/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7]*[.C58]*[.C54]" office:value-type="float" office:value="18432" calcext:value-type="float">
            <text:p>18432</text:p>
          </table:table-cell>
          <table:table-cell/>
          <table:table-cell table:formula="of:=[.E57]*[.E58]*[.E54]" office:value-type="float" office:value="18432" calcext:value-type="float">
            <text:p>18432</text:p>
          </table:table-cell>
          <table:table-cell table:formula="of:=[.F57]*[.F58]*[.F54]" office:value-type="float" office:value="36864" calcext:value-type="float">
            <text:p>36864</text:p>
          </table:table-cell>
          <table:table-cell/>
          <table:table-cell table:formula="of:=[.H57]*[.H58]*[.H54]" office:value-type="float" office:value="9216" calcext:value-type="float">
            <text:p>9216</text:p>
          </table:table-cell>
          <table:table-cell table:formula="of:=[.I57]*[.I58]*[.I54]" office:value-type="float" office:value="18432" calcext:value-type="float">
            <text:p>18432</text:p>
          </table:table-cell>
          <table:table-cell/>
          <table:table-cell table:formula="of:=[.K57]*[.K58]*[.K54]" office:value-type="float" office:value="18432" calcext:value-type="float">
            <text:p>18432</text:p>
          </table:table-cell>
          <table:table-cell table:formula="of:=[.L57]*[.L58]*[.L54]" office:value-type="float" office:value="18432" calcext:value-type="float">
            <text:p>18432</text:p>
          </table:table-cell>
          <table:table-cell/>
          <table:table-cell table:formula="of:=[.N57]*[.N58]*[.N54]" office:value-type="float" office:value="4608" calcext:value-type="float">
            <text:p>4608</text:p>
          </table:table-cell>
          <table:table-cell table:formula="of:=[.O57]*[.O58]*[.O54]" office:value-type="float" office:value="9216" calcext:value-type="float">
            <text:p>9216</text:p>
          </table:table-cell>
          <table:table-cell/>
          <table:table-cell table:formula="of:=[.Q57]*[.Q58]*[.Q54]" office:value-type="float" office:value="9216" calcext:value-type="float">
            <text:p>9216</text:p>
          </table:table-cell>
          <table:table-cell table:formula="of:=[.R57]*[.R58]*[.R54]" office:value-type="float" office:value="9216" calcext:value-type="float">
            <text:p>9216</text:p>
          </table:table-cell>
          <table:table-cell/>
          <table:table-cell table:formula="of:=[.T57]*[.T58]*[.T54]" office:value-type="float" office:value="16384" calcext:value-type="float">
            <text:p>16384</text:p>
          </table:table-cell>
          <table:table-cell table:formula="of:=[.U57]*[.U58]*[.U54]" office:value-type="float" office:value="4608" calcext:value-type="float">
            <text:p>4608</text:p>
          </table:table-cell>
          <table:table-cell/>
          <table:table-cell table:formula="of:=[.W57]*[.W58]*[.W54]" office:value-type="float" office:value="4608" calcext:value-type="float">
            <text:p>4608</text:p>
          </table:table-cell>
          <table:table-cell table:formula="of:=[.X57]*[.X58]*[.X54]" office:value-type="float" office:value="4608" calcext:value-type="float">
            <text:p>4608</text:p>
          </table:table-cell>
          <table:table-cell/>
          <table:table-cell table:formula="of:=[.Z57]*[.Z58]*[.Z54]" office:value-type="float" office:value="4608" calcext:value-type="float">
            <text:p>4608</text:p>
          </table:table-cell>
          <table:table-cell table:formula="of:=[.AA57]*[.AA58]*[.AA54]" office:value-type="float" office:value="4608" calcext:value-type="float">
            <text:p>4608</text:p>
          </table:table-cell>
          <table:table-cell/>
          <table:table-cell table:formula="of:=[.AC57]*[.AC58]*[.AC54]" office:value-type="float" office:value="4608" calcext:value-type="float">
            <text:p>4608</text:p>
          </table:table-cell>
          <table:table-cell table:formula="of:=[.AD57]*[.AD58]*[.AD54]" office:value-type="float" office:value="4608" calcext:value-type="float">
            <text:p>4608</text:p>
          </table:table-cell>
          <table:table-cell/>
          <table:table-cell table:formula="of:=[.AF57]*[.AF58]*[.AF54]" office:value-type="float" office:value="4608" calcext:value-type="float">
            <text:p>4608</text:p>
          </table:table-cell>
          <table:table-cell table:formula="of:=[.AG57]*[.AG58]*[.AG54]" office:value-type="float" office:value="4608" calcext:value-type="float">
            <text:p>4608</text:p>
          </table:table-cell>
          <table:table-cell/>
          <table:table-cell table:formula="of:=[.AI57]*[.AI58]*[.AI54]" office:value-type="float" office:value="4608" calcext:value-type="float">
            <text:p>4608</text:p>
          </table:table-cell>
          <table:table-cell table:formula="of:=[.AJ57]*[.AJ58]*[.AJ54]" office:value-type="float" office:value="4608" calcext:value-type="float">
            <text:p>4608</text:p>
          </table:table-cell>
          <table:table-cell/>
          <table:table-cell table:formula="of:=[.AL57]*[.AL58]*[.AL54]" office:value-type="float" office:value="1152" calcext:value-type="float">
            <text:p>1152</text:p>
          </table:table-cell>
          <table:table-cell table:formula="of:=[.AM57]*[.AM58]*[.AM54]" office:value-type="float" office:value="2304" calcext:value-type="float">
            <text:p>2304</text:p>
          </table:table-cell>
          <table:table-cell/>
          <table:table-cell table:formula="of:=[.AO57]*[.AO58]*[.AO54]" office:value-type="float" office:value="2304" calcext:value-type="float">
            <text:p>2304</text:p>
          </table:table-cell>
          <table:table-cell table:formula="of:=[.AP57]*[.AP58]*[.AP54]" office:value-type="float" office:value="2304" calcext:value-type="float">
            <text:p>2304</text:p>
          </table:table-cell>
          <table:table-cell/>
          <table:table-cell table:formula="of:=[.AR55]*[.AR57]" office:value-type="float" office:value="512" calcext:value-type="float">
            <text:p>512</text:p>
          </table:table-cell>
          <table:table-cell table:formula="of:=SUM([.B72:.AR72])" office:value-type="float" office:value="246144" calcext:value-type="float">
            <text:p>246144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49"/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table:formula="of:=SUM([.AU74:.AW74])" office:value-type="float" office:value="2" calcext:value-type="float">
            <text:p>2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074"/>
        </table:table-row>
        <table:table-row table:style-name="ro2">
          <table:table-cell table:style-name="ce102" office:value-type="string" calcext:value-type="string">
            <text:p><text:span text:style-name="T1">PROJECTION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AR57]*[.B57]*[.B58]*[.B54]" office:value-type="float" office:value="55296" calcext:value-type="float">
            <text:p>55296</text:p>
          </table:table-cell>
          <table:table-cell table:number-columns-repeated="1123"/>
        </table:table-row>
        <table:table-row table:style-name="ro2">
          <table:table-cell table:number-columns-repeated="1125"/>
        </table:table-row>
        <table:table-row table:style-name="ro2">
          <table:table-cell table:style-name="ce103" office:value-type="string" calcext:value-type="string">
            <text:p><text:span text:style-name="T1">BACKPROPAGATION</text:span></text:p>
          </table:table-cell>
          <table:table-cell office:value-type="string" calcext:value-type="string">
            <text:p><text:span text:style-name="T1">TRAIN</text:span></text:p>
          </table:table-cell>
          <table:table-cell office:value-type="string" calcext:value-type="string">
            <text:p><text:span text:style-name="T1">INF</text:span></text:p>
          </table:table-cell>
          <table:table-cell table:style-name="Default" table:number-columns-repeated="2"/>
          <table:table-cell table:number-columns-repeated="1120"/>
        </table:table-row>
        <table:table-row table:style-name="ro3">
          <table:table-cell office:value-type="string" calcext:value-type="string">
            <text:p><text:span text:style-name="T1">MACC</text:span></text:p>
          </table:table-cell>
          <table:table-cell table:formula="of:=[.AX64]+[.AS66]+[.AS68]+[.AX74]" office:value-type="float" office:value="22356136" calcext:value-type="float">
            <text:p>22356136</text:p>
          </table:table-cell>
          <table:table-cell table:formula="of:=+[.AX64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3">
          <table:table-cell office:value-type="string" calcext:value-type="string">
            <text:p>ACTIVATIONS</text:p>
          </table:table-cell>
          <table:table-cell table:formula="of:=[.B49]+[.C49]+[.E49]+[.H49]+[.F49]+[.I49]+[.K49]+[.L49]+[.N49]+[.O49]+[.Q49]+[.R49]+[.T49]+[.U49]+[.W49]+[.X49]+[.Z49]+[.AA49]+[.AC49]+[.AD49]+[.AF49]+[.AG49]+[.AI49]+[.AJ49]+[.AL49]+[.AM49]+[.AO49]+[.AP49]+[.AQ49]+[.AR49]+[.AV49]" office:value-type="float" office:value="259467" calcext:value-type="float">
            <text:p>259467</text:p>
          </table:table-cell>
          <table:table-cell table:formula="of:=[.E49]+[.F49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>
          <table:table-cell table:style-name="ce103" office:value-type="string" calcext:value-type="string">
            <text:p><text:span text:style-name="T1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2*([.AS64]+[.AS68]+[.AS70]+[.AS72])" office:value-type="float" office:value="31454720" calcext:value-type="float">
            <text:p>31454720</text:p>
          </table:table-cell>
          <table:table-cell table:formula="of:=2*([.AS64]+[.AS70]+[.AS72])" office:value-type="float" office:value="16221952" calcext:value-type="float">
            <text:p>16221952</text:p>
          </table:table-cell>
          <table:table-cell table:number-columns-repeated="1122"/>
        </table:table-row>
        <table:table-row table:style-name="ro2">
          <table:table-cell table:style-name="ce104" office:value-type="string" calcext:value-type="string">
            <text:p>ACTIVATIONS</text:p>
          </table:table-cell>
          <table:table-cell table:formula="of:=[.F49]+[.E49]+[.B49]" office:value-type="float" office:value="82945" calcext:value-type="float">
            <text:p>82945</text:p>
          </table:table-cell>
          <table:table-cell table:formula="of:=[.B49]+[.E49]+[.F49]" office:value-type="float" office:value="82945" calcext:value-type="float">
            <text:p>82945</text:p>
          </table:table-cell>
          <table:table-cell table:number-columns-repeated="1122"/>
        </table:table-row>
        <table:table-row table:style-name="ro2">
          <table:table-cell table:style-name="ce105" office:value-type="string" calcext:value-type="string">
            <text:p>PEPITA</text:p>
          </table:table-cell>
          <table:table-cell table:number-columns-repeated="1124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[.AX64]*2+[.AS68]+[.AX74]+[.B76]" office:value-type="float" office:value="22909134" calcext:value-type="float">
            <text:p>22909134</text:p>
          </table:table-cell>
          <table:table-cell table:formula="of:=[.AX64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49]+[.C49]+[.E49]+[.H49]+[.F49]+[.I49]+[.K49]+[.L49]+[.N49]+[.O49]+[.Q49]+[.R49]+[.T49]+[.U49]+[.W49]+[.X49]+[.Z49]+[.AA49]+[.AC49]+[.AD49]+[.AF49]+[.AG49]+[.AI49]+[.AJ49]+[.AL49]+[.AM49]+[.AO49]+[.AP49]+[.AQ49]+[.AR49]+[.AV49]" office:value-type="float" office:value="259467" calcext:value-type="float">
            <text:p>259467</text:p>
          </table:table-cell>
          <table:table-cell table:formula="of:=[.E49]+[.F49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>
          <table:table-cell table:style-name="ce105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[.AX64]*3+[.AS68]+[.AX74]+[.B76]" office:value-type="float" office:value="30527860" calcext:value-type="float">
            <text:p>30527860</text:p>
          </table:table-cell>
          <table:table-cell table:formula="of:=[.AX64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F49]+[.E49]+[.F49]" office:value-type="float" office:value="92160" calcext:value-type="float">
            <text:p>92160</text:p>
          </table:table-cell>
          <table:table-cell table:formula="of:=[.E49]+[.F49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>
          <table:table-cell table:number-columns-repeated="1125"/>
        </table:table-row>
        <table:table-row table:style-name="ro2">
          <table:table-cell table:style-name="ce7" office:value-type="string" calcext:value-type="string">
            <text:p>PARAMETERS</text:p>
          </table:table-cell>
          <table:table-cell table:formula="of:=[.AX51]+[.AX52]" office:value-type="float" office:value="210850" calcext:value-type="float">
            <text:p>210850</text:p>
          </table:table-cell>
          <table:table-cell table:number-columns-repeated="1123"/>
        </table:table-row>
        <table:table-row table:style-name="ro2">
          <table:table-cell table:number-columns-repeated="1125"/>
        </table:table-row>
        <table:table-row table:style-name="ro2">
          <table:table-cell table:style-name="ce100" office:value-type="string" calcext:value-type="string">
            <text:p><text:span text:style-name="T1">CIFAR RESNET</text:span></text:p>
          </table:table-cell>
          <table:table-cell table:number-columns-repeated="1124"/>
        </table:table-row>
        <table:table-row table:style-name="ro2">
          <table:table-cell table:style-name="ce104" office:value-type="string" calcext:value-type="string">
            <text:p><text:span text:style-name="T1">layer:</text:span></text:p>
          </table:table-cell>
          <table:table-cell table:style-name="ce104" office:value-type="string" calcext:value-type="string">
            <text:p><text:span text:style-name="T1">input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04" office:value-type="string" calcext:value-type="string">
            <text:p><text:span text:style-name="T1">Eltwise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02" office:value-type="string" calcext:value-type="string">
            <text:p><text:span text:style-name="T1">Conv2d</text:span></text:p>
          </table:table-cell>
          <table:table-cell table:style-name="ce104" office:value-type="string" calcext:value-type="string">
            <text:p><text:span text:style-name="T1">Eltwise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02" office:value-type="string" calcext:value-type="string">
            <text:p><text:span text:style-name="T1">Conv2d</text:span></text:p>
          </table:table-cell>
          <table:table-cell table:style-name="ce104" office:value-type="string" calcext:value-type="string">
            <text:p><text:span text:style-name="T1">Eltwise</text:span></text:p>
          </table:table-cell>
          <table:table-cell table:style-name="ce104" office:value-type="string" calcext:value-type="string">
            <text:p><text:span text:style-name="T1">Pool</text:span></text:p>
          </table:table-cell>
          <table:table-cell table:style-name="ce104" office:value-type="string" calcext:value-type="string">
            <text:p><text:span text:style-name="T1">Dense</text:span></text:p>
          </table:table-cell>
          <table:table-cell table:number-columns-repeated="2"/>
          <table:table-cell table:style-name="ce104" office:value-type="string" calcext:value-type="string">
            <text:p><text:span text:style-name="T1">converter</text:span></text:p>
          </table:table-cell>
          <table:table-cell table:style-name="ce104" office:value-type="string" calcext:value-type="string">
            <text:p><text:span text:style-name="T1">NonLin</text:span></text:p>
          </table:table-cell>
          <table:table-cell table:style-name="ce104" office:value-type="string" calcext:value-type="string">
            <text:p><text:span text:style-name="T1">converter</text:span></text:p>
          </table:table-cell>
          <table:table-cell table:number-columns-repeated="1098"/>
        </table:table-row>
        <table:table-row table:style-name="ro2">
          <table:table-cell table:style-name="ce104" office:value-type="string" calcext:value-type="string">
            <text:p><text:span text:style-name="T1">size activations (byte)</text:span></text:p>
          </table:table-cell>
          <table:table-cell table:style-name="ce104" office:value-type="float" office:value="3073" calcext:value-type="float">
            <text:p>3073</text:p>
          </table:table-cell>
          <table:table-cell table:style-name="ce104" office:value-type="float" office:value="16384" calcext:value-type="float">
            <text:p>16384</text:p>
          </table:table-cell>
          <table:table-cell table:style-name="ce141" office:value-type="float" office:value="18496" calcext:value-type="float">
            <text:p>18496</text:p>
          </table:table-cell>
          <table:table-cell table:style-name="ce141" office:value-type="float" office:value="16384" calcext:value-type="float">
            <text:p>16384</text:p>
          </table:table-cell>
          <table:table-cell table:style-name="ce141" office:value-type="float" office:value="18496" calcext:value-type="float">
            <text:p>18496</text:p>
          </table:table-cell>
          <table:table-cell table:style-name="ce141" office:value-type="float" office:value="16384" calcext:value-type="float">
            <text:p>16384</text:p>
          </table:table-cell>
          <table:table-cell table:style-name="ce104" office:value-type="float" office:value="16384" calcext:value-type="float">
            <text:p>16384</text:p>
          </table:table-cell>
          <table:table-cell table:style-name="ce141" office:value-type="float" office:value="18496" calcext:value-type="float">
            <text:p>18496</text:p>
          </table:table-cell>
          <table:table-cell table:style-name="ce141" office:value-type="float" office:value="8192" calcext:value-type="float">
            <text:p>8192</text:p>
          </table:table-cell>
          <table:table-cell table:style-name="ce141" office:value-type="float" office:value="10368" calcext:value-type="float">
            <text:p>10368</text:p>
          </table:table-cell>
          <table:table-cell table:style-name="ce141" office:value-type="float" office:value="8192" calcext:value-type="float">
            <text:p>8192</text:p>
          </table:table-cell>
          <table:table-cell table:style-name="ce102" office:value-type="float" office:value="8192" calcext:value-type="float">
            <text:p>8192</text:p>
          </table:table-cell>
          <table:table-cell table:style-name="ce104" office:value-type="float" office:value="8192" calcext:value-type="float">
            <text:p>8192</text:p>
          </table:table-cell>
          <table:table-cell table:style-name="ce141" office:value-type="float" office:value="10368" calcext:value-type="float">
            <text:p>10368</text:p>
          </table:table-cell>
          <table:table-cell table:style-name="ce141" office:value-type="float" office:value="4096" calcext:value-type="float">
            <text:p>4096</text:p>
          </table:table-cell>
          <table:table-cell table:style-name="ce141" office:value-type="float" office:value="6400" calcext:value-type="float">
            <text:p>6400</text:p>
          </table:table-cell>
          <table:table-cell table:style-name="ce141" office:value-type="float" office:value="4096" calcext:value-type="float">
            <text:p>4096</text:p>
          </table:table-cell>
          <table:table-cell table:style-name="ce102" office:value-type="float" office:value="4096" calcext:value-type="float">
            <text:p>4096</text:p>
          </table:table-cell>
          <table:table-cell table:style-name="ce104" office:value-type="float" office:value="4096" calcext:value-type="float">
            <text:p>4096</text:p>
          </table:table-cell>
          <table:table-cell table:style-name="ce104" office:value-type="float" office:value="64" calcext:value-type="float">
            <text:p>64</text:p>
          </table:table-cell>
          <table:table-cell table:style-name="ce104" office:value-type="float" office:value="10" calcext:value-type="float">
            <text:p>10</text:p>
          </table:table-cell>
          <table:table-cell table:number-columns-repeated="2"/>
          <table:table-cell table:number-columns-repeated="2" table:style-name="ce104" office:value-type="float" office:value="40" calcext:value-type="float">
            <text:p>40</text:p>
          </table:table-cell>
          <table:table-cell table:style-name="ce104" office:value-type="float" office:value="10" calcext:value-type="float">
            <text:p>10</text:p>
          </table:table-cell>
          <table:table-cell table:number-columns-repeated="1098"/>
        </table:table-row>
        <table:table-row table:style-name="ro2">
          <table:table-cell table:style-name="ce104" office:value-type="string" calcext:value-type="string">
            <text:p><text:span text:style-name="T1">shape</text:span></text:p>
          </table:table-cell>
          <table:table-cell table:style-name="ce104" office:value-type="string" calcext:value-type="string">
            <text:p><text:span text:style-name="T1">1,32,32,3</text:span></text:p>
          </table:table-cell>
          <table:table-cell table:style-name="ce104" office:value-type="string" calcext:value-type="string">
            <text:p><text:span text:style-name="T1">1,32,32,16</text:span></text:p>
          </table:table-cell>
          <table:table-cell table:style-name="ce141" office:value-type="string" calcext:value-type="string">
            <text:p><text:span text:style-name="T1">1,34,34,16</text:span></text:p>
          </table:table-cell>
          <table:table-cell table:style-name="ce141" office:value-type="string" calcext:value-type="string">
            <text:p><text:span text:style-name="T1">1,32,32,16</text:span></text:p>
          </table:table-cell>
          <table:table-cell table:style-name="ce141" office:value-type="string" calcext:value-type="string">
            <text:p><text:span text:style-name="T1">1,34,34,16</text:span></text:p>
          </table:table-cell>
          <table:table-cell table:style-name="ce141" office:value-type="string" calcext:value-type="string">
            <text:p><text:span text:style-name="T1">1,32,32,16</text:span></text:p>
          </table:table-cell>
          <table:table-cell table:style-name="ce104" office:value-type="string" calcext:value-type="string">
            <text:p><text:span text:style-name="T1">1,32,32,16</text:span></text:p>
          </table:table-cell>
          <table:table-cell table:style-name="ce141" office:value-type="string" calcext:value-type="string">
            <text:p><text:span text:style-name="T1">1,34,34,16</text:span></text:p>
          </table:table-cell>
          <table:table-cell table:style-name="ce141" office:value-type="string" calcext:value-type="string">
            <text:p><text:span text:style-name="T1">1,16,16,32</text:span></text:p>
          </table:table-cell>
          <table:table-cell table:style-name="ce141" office:value-type="string" calcext:value-type="string">
            <text:p><text:span text:style-name="T1">1,18,18,32</text:span></text:p>
          </table:table-cell>
          <table:table-cell table:style-name="ce141" office:value-type="string" calcext:value-type="string">
            <text:p><text:span text:style-name="T1">1,16,16,32</text:span></text:p>
          </table:table-cell>
          <table:table-cell table:style-name="ce102" office:value-type="string" calcext:value-type="string">
            <text:p><text:span text:style-name="T1">1,16,16,32</text:span></text:p>
          </table:table-cell>
          <table:table-cell table:style-name="ce104" office:value-type="string" calcext:value-type="string">
            <text:p><text:span text:style-name="T1">1,16,16,32</text:span></text:p>
          </table:table-cell>
          <table:table-cell table:style-name="ce141" office:value-type="string" calcext:value-type="string">
            <text:p><text:span text:style-name="T1">1,18,18,32</text:span></text:p>
          </table:table-cell>
          <table:table-cell table:style-name="ce141" office:value-type="string" calcext:value-type="string">
            <text:p><text:span text:style-name="T1">1,8,8,64</text:span></text:p>
          </table:table-cell>
          <table:table-cell table:style-name="ce141" office:value-type="string" calcext:value-type="string">
            <text:p><text:span text:style-name="T1">1,10,10,64</text:span></text:p>
          </table:table-cell>
          <table:table-cell table:style-name="ce141" office:value-type="string" calcext:value-type="string">
            <text:p><text:span text:style-name="T1">1,8,8,64</text:span></text:p>
          </table:table-cell>
          <table:table-cell table:style-name="ce102" office:value-type="string" calcext:value-type="string">
            <text:p><text:span text:style-name="T1">1,8,8,64</text:span></text:p>
          </table:table-cell>
          <table:table-cell table:style-name="ce104" office:value-type="string" calcext:value-type="string">
            <text:p><text:span text:style-name="T1">1,8,8,64</text:span></text:p>
          </table:table-cell>
          <table:table-cell table:style-name="ce104" office:value-type="string" calcext:value-type="string">
            <text:p><text:span text:style-name="T1">1,1,1,64</text:span></text:p>
          </table:table-cell>
          <table:table-cell table:style-name="ce104" office:value-type="string" calcext:value-type="string">
            <text:p><text:span text:style-name="T1">1,1,1,10</text:span></text:p>
          </table:table-cell>
          <table:table-cell table:number-columns-repeated="2"/>
          <table:table-cell table:style-name="ce104" office:value-type="string" calcext:value-type="string">
            <text:p><text:span text:style-name="T1">1,1,1,10</text:span></text:p>
          </table:table-cell>
          <table:table-cell table:style-name="ce104" office:value-type="string" calcext:value-type="string">
            <text:p><text:span text:style-name="T1">1,1,1,10</text:span></text:p>
          </table:table-cell>
          <table:table-cell table:style-name="ce104" office:value-type="string" calcext:value-type="string">
            <text:p><text:span text:style-name="T1">1,1,1,10</text:span></text:p>
          </table:table-cell>
          <table:table-cell table:number-columns-repeated="1098"/>
        </table:table-row>
        <table:table-row table:style-name="ro2">
          <table:table-cell office:value-type="string" calcext:value-type="string">
            <text:p>weights</text:p>
          </table:table-cell>
          <table:table-cell/>
          <table:table-cell table:style-name="ce34" office:value-type="float" office:value="432" calcext:value-type="float">
            <text:p>432</text:p>
          </table:table-cell>
          <table:table-cell/>
          <table:table-cell table:style-name="ce34" office:value-type="float" office:value="2304" calcext:value-type="float">
            <text:p>2304</text:p>
          </table:table-cell>
          <table:table-cell/>
          <table:table-cell table:style-name="ce34" office:value-type="float" office:value="2304" calcext:value-type="float">
            <text:p>2304</text:p>
          </table:table-cell>
          <table:table-cell table:number-columns-repeated="2"/>
          <table:table-cell table:style-name="ce34" office:value-type="float" office:value="4608" calcext:value-type="float">
            <text:p>4608</text:p>
          </table:table-cell>
          <table:table-cell/>
          <table:table-cell table:style-name="ce34" office:value-type="float" office:value="9216" calcext:value-type="float">
            <text:p>9216</text:p>
          </table:table-cell>
          <table:table-cell table:style-name="ce34" office:value-type="float" office:value="512" calcext:value-type="float">
            <text:p>512</text:p>
          </table:table-cell>
          <table:table-cell/>
          <table:table-cell table:style-name="Default"/>
          <table:table-cell table:style-name="ce34" office:value-type="float" office:value="18432" calcext:value-type="float">
            <text:p>18432</text:p>
          </table:table-cell>
          <table:table-cell/>
          <table:table-cell table:style-name="ce34" office:value-type="float" office:value="36864" calcext:value-type="float">
            <text:p>36864</text:p>
          </table:table-cell>
          <table:table-cell table:style-name="ce34" office:value-type="float" office:value="2048" calcext:value-type="float">
            <text:p>2048</text:p>
          </table:table-cell>
          <table:table-cell table:number-columns-repeated="2"/>
          <table:table-cell table:style-name="ce34" office:value-type="float" office:value="640" calcext:value-type="float">
            <text:p>640</text:p>
          </table:table-cell>
          <table:table-cell table:number-columns-repeated="3"/>
          <table:table-cell table:style-name="Default" table:number-columns-repeated="2"/>
          <table:table-cell table:formula="of:=SUM([.B97:.AA97])" office:value-type="float" office:value="77360" calcext:value-type="float">
            <text:p>77360</text:p>
          </table:table-cell>
          <table:table-cell office:value-type="string" calcext:value-type="string">
            <text:p>weights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biases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number-columns-repeated="2"/>
          <table:table-cell table:style-name="ce34" office:value-type="float" office:value="32" calcext:value-type="float">
            <text:p>32</text:p>
          </table:table-cell>
          <table:table-cell/>
          <table:table-cell table:number-columns-repeated="2" table:style-name="ce34" office:value-type="float" office:value="32" calcext:value-type="float">
            <text:p>32</text:p>
          </table:table-cell>
          <table:table-cell/>
          <table:table-cell table:style-name="Default"/>
          <table:table-cell table:style-name="ce34" office:value-type="float" office:value="64" calcext:value-type="float">
            <text:p>64</text:p>
          </table:table-cell>
          <table:table-cell/>
          <table:table-cell table:number-columns-repeated="2" table:style-name="ce34" office:value-type="float" office:value="64" calcext:value-type="float">
            <text:p>64</text:p>
          </table:table-cell>
          <table:table-cell table:number-columns-repeated="2"/>
          <table:table-cell table:style-name="ce34" office:value-type="float" office:value="10" calcext:value-type="float">
            <text:p>10</text:p>
          </table:table-cell>
          <table:table-cell table:number-columns-repeated="3"/>
          <table:table-cell table:style-name="Default" table:number-columns-repeated="2"/>
          <table:table-cell table:formula="of:=SUM([.B98:.AA98])" office:value-type="float" office:value="346" calcext:value-type="float">
            <text:p>346</text:p>
          </table:table-cell>
          <table:table-cell office:value-type="string" calcext:value-type="string">
            <text:p>biases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1">C_in</text:span>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/>
          <table:table-cell table:style-name="ce104" office:value-type="float" office:value="16" calcext:value-type="float">
            <text:p>16</text:p>
          </table:table-cell>
          <table:table-cell/>
          <table:table-cell table:style-name="ce104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04" office:value-type="float" office:value="16" calcext:value-type="float">
            <text:p>16</text:p>
          </table:table-cell>
          <table:table-cell/>
          <table:table-cell table:style-name="ce104" office:value-type="float" office:value="32" calcext:value-type="float">
            <text:p>32</text:p>
          </table:table-cell>
          <table:table-cell table:style-name="ce104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04" office:value-type="float" office:value="32" calcext:value-type="float">
            <text:p>32</text:p>
          </table:table-cell>
          <table:table-cell/>
          <table:table-cell table:style-name="ce104" office:value-type="float" office:value="64" calcext:value-type="float">
            <text:p>64</text:p>
          </table:table-cell>
          <table:table-cell table:style-name="ce104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104"/>
          <table:table-cell table:number-columns-repeated="3"/>
          <table:table-cell table:style-name="ce104" table:number-columns-repeated="2"/>
          <table:table-cell table:number-columns-repeated="1098"/>
        </table:table-row>
        <table:table-row table:style-name="ro2">
          <table:table-cell office:value-type="string" calcext:value-type="string">
            <text:p><text:span text:style-name="T1">C_ou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 table:number-columns-repeated="1105"/>
        </table:table-row>
        <table:table-row table:style-name="ro2">
          <table:table-cell office:value-type="string" calcext:value-type="string">
            <text:p><text:span text:style-name="T1">H_in</text:span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1103"/>
        </table:table-row>
        <table:table-row table:style-name="ro2">
          <table:table-cell office:value-type="string" calcext:value-type="string">
            <text:p><text:span text:style-name="T1">W_in</text:span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104"/>
        </table:table-row>
        <table:table-row table:style-name="ro2">
          <table:table-cell office:value-type="string" calcext:value-type="string">
            <text:p><text:span text:style-name="T1">H_out</text:span>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03"/>
        </table:table-row>
        <table:table-row table:style-name="ro2">
          <table:table-cell office:value-type="string" calcext:value-type="string">
            <text:p><text:span text:style-name="T1">W_out</text:span>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table:number-columns-repeated="1105"/>
        </table:table-row>
        <table:table-row table:style-name="ro2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1">H_stride</text:span>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1">W_stride</text:span>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pan text:style-name="T1">TOTALE</text:span></text:p>
          </table:table-cell>
          <table:table-cell table:number-columns-repeated="1102"/>
        </table:table-row>
        <table:table-row table:style-name="ro2"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22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4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105]*[.C106]*[.C99]*[.C103]*[.C104]*[.C100]" office:value-type="float" office:value="442368" calcext:value-type="float">
            <text:p>442368</text:p>
          </table:table-cell>
          <table:table-cell/>
          <table:table-cell table:formula="of:=[.E105]*[.E106]*[.E99]*[.E103]*[.E104]*[.E100]" office:value-type="float" office:value="2359296" calcext:value-type="float">
            <text:p>2359296</text:p>
          </table:table-cell>
          <table:table-cell/>
          <table:table-cell table:formula="of:=[.G105]*[.G106]*[.G99]*[.G103]*[.G104]*[.G100]" office:value-type="float" office:value="2359296" calcext:value-type="float">
            <text:p>2359296</text:p>
          </table:table-cell>
          <table:table-cell table:formula="of:=[.H95]" office:value-type="float" office:value="16384" calcext:value-type="float">
            <text:p>16384</text:p>
          </table:table-cell>
          <table:table-cell/>
          <table:table-cell table:formula="of:=[.J105]*[.J106]*[.J99]*[.J103]*[.J104]*[.J100]" office:value-type="float" office:value="1179648" calcext:value-type="float">
            <text:p>1179648</text:p>
          </table:table-cell>
          <table:table-cell/>
          <table:table-cell table:formula="of:=[.L105]*[.L106]*[.L99]*[.L103]*[.L104]*[.L100]" office:value-type="float" office:value="2359296" calcext:value-type="float">
            <text:p>2359296</text:p>
          </table:table-cell>
          <table:table-cell table:formula="of:=[.M105]*[.M106]*[.M99]*[.M103]*[.M104]*[.M100]" office:value-type="float" office:value="131072" calcext:value-type="float">
            <text:p>131072</text:p>
          </table:table-cell>
          <table:table-cell table:style-name="ce132" table:formula="of:=[.N95]" office:value-type="float" office:value="8192" calcext:value-type="float">
            <text:p>8192</text:p>
          </table:table-cell>
          <table:table-cell/>
          <table:table-cell table:formula="of:=[.P105]*[.P106]*[.P99]*[.P103]*[.P104]*[.P100]" office:value-type="float" office:value="1179648" calcext:value-type="float">
            <text:p>1179648</text:p>
          </table:table-cell>
          <table:table-cell/>
          <table:table-cell table:formula="of:=[.R105]*[.R106]*[.R99]*[.R103]*[.R104]*[.R100]" office:value-type="float" office:value="2359296" calcext:value-type="float">
            <text:p>2359296</text:p>
          </table:table-cell>
          <table:table-cell table:formula="of:=[.S105]*[.S106]*[.S99]*[.S103]*[.S104]*[.S100]" office:value-type="float" office:value="131072" calcext:value-type="float">
            <text:p>131072</text:p>
          </table:table-cell>
          <table:table-cell table:style-name="ce132" table:formula="of:=[.T95]" office:value-type="float" office:value="4096" calcext:value-type="float">
            <text:p>4096</text:p>
          </table:table-cell>
          <table:table-cell table:formula="of:=[.U101]*[.U102]*[.U99]" office:value-type="float" office:value="4096" calcext:value-type="float">
            <text:p>4096</text:p>
          </table:table-cell>
          <table:table-cell table:formula="of:=[.V101]*[.V103]" office:value-type="float" office:value="640" calcext:value-type="float">
            <text:p>640</text:p>
          </table:table-cell>
          <table:table-cell table:formula="of:=SUM([.B110:.V110])" office:value-type="float" office:value="12534400" calcext:value-type="float">
            <text:p>12534400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formula="of:=SUM([.C110:.V110])+SUM([.Y110:.AA110])" office:value-type="float" office:value="12534590" calcext:value-type="float">
            <text:p>12534590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96"/>
        </table:table-row>
        <table:table-row table:style-name="ro2"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21"/>
          <table:table-cell table:formula="of:=SUM([.B111:.V111])" office:value-type="float" office:value="0" calcext:value-type="float">
            <text:p>0</text:p>
          </table:table-cell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formula="of:=[.E105]*[.E106]*[.E99]*[.E103]*[.E104]*[.E100]" office:value-type="float" office:value="2359296" calcext:value-type="float">
            <text:p>2359296</text:p>
          </table:table-cell>
          <table:table-cell/>
          <table:table-cell table:formula="of:=[.G105]*[.G106]*[.G99]*[.G103]*[.G104]*[.G100]" office:value-type="float" office:value="2359296" calcext:value-type="float">
            <text:p>2359296</text:p>
          </table:table-cell>
          <table:table-cell table:number-columns-repeated="2"/>
          <table:table-cell table:formula="of:=[.J105]*[.J106]*[.J99]*[.J103]*[.J104]*[.J100]" office:value-type="float" office:value="1179648" calcext:value-type="float">
            <text:p>1179648</text:p>
          </table:table-cell>
          <table:table-cell/>
          <table:table-cell table:formula="of:=[.L105]*[.L106]*[.L99]*[.L103]*[.L104]*[.L100]" office:value-type="float" office:value="2359296" calcext:value-type="float">
            <text:p>2359296</text:p>
          </table:table-cell>
          <table:table-cell table:formula="of:=[.M105]*[.M106]*[.M99]*[.M103]*[.M104]*[.M100]" office:value-type="float" office:value="131072" calcext:value-type="float">
            <text:p>131072</text:p>
          </table:table-cell>
          <table:table-cell table:number-columns-repeated="2"/>
          <table:table-cell table:formula="of:=[.P105]*[.P106]*[.P99]*[.P103]*[.P104]*[.P100]" office:value-type="float" office:value="1179648" calcext:value-type="float">
            <text:p>1179648</text:p>
          </table:table-cell>
          <table:table-cell/>
          <table:table-cell table:formula="of:=[.R105]*[.R106]*[.R99]*[.R103]*[.R104]*[.R100]" office:value-type="float" office:value="2359296" calcext:value-type="float">
            <text:p>2359296</text:p>
          </table:table-cell>
          <table:table-cell table:formula="of:=[.S105]*[.S106]*[.S99]*[.S103]*[.S104]*[.S100]" office:value-type="float" office:value="131072" calcext:value-type="float">
            <text:p>131072</text:p>
          </table:table-cell>
          <table:table-cell/>
          <table:table-cell table:formula="of:=[.U101]*[.U102]*[.U99]" office:value-type="float" office:value="4096" calcext:value-type="float">
            <text:p>4096</text:p>
          </table:table-cell>
          <table:table-cell table:formula="of:=[.V101]*[.V103]" office:value-type="float" office:value="640" calcext:value-type="float">
            <text:p>640</text:p>
          </table:table-cell>
          <table:table-cell table:formula="of:=SUM([.B112:.V112])" office:value-type="float" office:value="12063360" calcext:value-type="float">
            <text:p>12063360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21"/>
          <table:table-cell table:formula="of:=SUM([.B113:.V113])" office:value-type="float" office:value="0" calcext:value-type="float">
            <text:p>0</text:p>
          </table:table-cell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103]*[.C104]*[.C99]*[.C105]*[.C106]*[.C100]" office:value-type="float" office:value="442368" calcext:value-type="float">
            <text:p>442368</text:p>
          </table:table-cell>
          <table:table-cell/>
          <table:table-cell table:formula="of:=[.E103]*[.E104]*[.E99]*[.E105]*[.E106]*[.E100]" office:value-type="float" office:value="2359296" calcext:value-type="float">
            <text:p>2359296</text:p>
          </table:table-cell>
          <table:table-cell/>
          <table:table-cell table:formula="of:=[.G103]*[.G104]*[.G99]*[.G105]*[.G106]*[.G100]" office:value-type="float" office:value="2359296" calcext:value-type="float">
            <text:p>2359296</text:p>
          </table:table-cell>
          <table:table-cell table:number-columns-repeated="2"/>
          <table:table-cell table:formula="of:=[.J103]*[.J104]*[.J99]*[.J105]*[.J106]*[.J100]" office:value-type="float" office:value="1179648" calcext:value-type="float">
            <text:p>1179648</text:p>
          </table:table-cell>
          <table:table-cell/>
          <table:table-cell table:formula="of:=[.L103]*[.L104]*[.L99]*[.L105]*[.L106]*[.L100]" office:value-type="float" office:value="2359296" calcext:value-type="float">
            <text:p>2359296</text:p>
          </table:table-cell>
          <table:table-cell table:formula="of:=[.M103]*[.M104]*[.M99]*[.M105]*[.M106]*[.M100]" office:value-type="float" office:value="131072" calcext:value-type="float">
            <text:p>131072</text:p>
          </table:table-cell>
          <table:table-cell table:number-columns-repeated="2"/>
          <table:table-cell table:formula="of:=[.P103]*[.P104]*[.P99]*[.P105]*[.P106]*[.P100]" office:value-type="float" office:value="1179648" calcext:value-type="float">
            <text:p>1179648</text:p>
          </table:table-cell>
          <table:table-cell/>
          <table:table-cell table:formula="of:=[.R103]*[.R104]*[.R99]*[.R105]*[.R106]*[.R100]" office:value-type="float" office:value="2359296" calcext:value-type="float">
            <text:p>2359296</text:p>
          </table:table-cell>
          <table:table-cell table:formula="of:=[.S103]*[.S104]*[.S99]*[.S105]*[.S106]*[.S100]" office:value-type="float" office:value="131072" calcext:value-type="float">
            <text:p>131072</text:p>
          </table:table-cell>
          <table:table-cell table:number-columns-repeated="2"/>
          <table:table-cell table:formula="of:=[.V101]*[.V103]" office:value-type="float" office:value="640" calcext:value-type="float">
            <text:p>640</text:p>
          </table:table-cell>
          <table:table-cell table:formula="of:=SUM([.B114:.V114])" office:value-type="float" office:value="12501632" calcext:value-type="float">
            <text:p>1250163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21"/>
          <table:table-cell table:formula="of:=SUM([.B115:.V115])" office:value-type="float" office:value="0" calcext:value-type="float">
            <text:p>0</text:p>
          </table:table-cell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100]*[.C103]*[.C104]" office:value-type="float" office:value="16384" calcext:value-type="float">
            <text:p>16384</text:p>
          </table:table-cell>
          <table:table-cell/>
          <table:table-cell table:formula="of:=[.E100]*[.E103]*[.E104]" office:value-type="float" office:value="16384" calcext:value-type="float">
            <text:p>16384</text:p>
          </table:table-cell>
          <table:table-cell/>
          <table:table-cell table:formula="of:=[.G100]*[.G103]*[.G104]" office:value-type="float" office:value="16384" calcext:value-type="float">
            <text:p>16384</text:p>
          </table:table-cell>
          <table:table-cell table:number-columns-repeated="2"/>
          <table:table-cell table:formula="of:=[.J100]*[.J103]*[.J104]" office:value-type="float" office:value="8192" calcext:value-type="float">
            <text:p>8192</text:p>
          </table:table-cell>
          <table:table-cell/>
          <table:table-cell table:formula="of:=[.L100]*[.L103]*[.L104]" office:value-type="float" office:value="8192" calcext:value-type="float">
            <text:p>8192</text:p>
          </table:table-cell>
          <table:table-cell table:formula="of:=[.M100]*[.M103]*[.M104]" office:value-type="float" office:value="8192" calcext:value-type="float">
            <text:p>8192</text:p>
          </table:table-cell>
          <table:table-cell table:number-columns-repeated="2"/>
          <table:table-cell table:formula="of:=[.P100]*[.P103]*[.P104]" office:value-type="float" office:value="4096" calcext:value-type="float">
            <text:p>4096</text:p>
          </table:table-cell>
          <table:table-cell/>
          <table:table-cell table:formula="of:=[.R100]*[.R103]*[.R104]" office:value-type="float" office:value="4096" calcext:value-type="float">
            <text:p>4096</text:p>
          </table:table-cell>
          <table:table-cell table:formula="of:=[.S100]*[.S103]*[.S104]" office:value-type="float" office:value="4096" calcext:value-type="float">
            <text:p>4096</text:p>
          </table:table-cell>
          <table:table-cell table:number-columns-repeated="2"/>
          <table:table-cell table:formula="of:=[.V103]" office:value-type="float" office:value="10" calcext:value-type="float">
            <text:p>10</text:p>
          </table:table-cell>
          <table:table-cell table:formula="of:=SUM([.B116:.V116])" office:value-type="float" office:value="86026" calcext:value-type="float">
            <text:p>86026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21"/>
          <table:table-cell table:formula="of:=SUM([.B117:.V117])" office:value-type="float" office:value="0" calcext:value-type="float">
            <text:p>0</text:p>
          </table:table-cell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100]*[.C103]*[.C104]" office:value-type="float" office:value="16384" calcext:value-type="float">
            <text:p>16384</text:p>
          </table:table-cell>
          <table:table-cell/>
          <table:table-cell table:formula="of:=[.E100]*[.E103]*[.E104]" office:value-type="float" office:value="16384" calcext:value-type="float">
            <text:p>16384</text:p>
          </table:table-cell>
          <table:table-cell/>
          <table:table-cell table:formula="of:=[.G100]*[.G103]*[.G104]" office:value-type="float" office:value="16384" calcext:value-type="float">
            <text:p>16384</text:p>
          </table:table-cell>
          <table:table-cell table:number-columns-repeated="2"/>
          <table:table-cell table:formula="of:=[.J100]*[.J103]*[.J104]" office:value-type="float" office:value="8192" calcext:value-type="float">
            <text:p>8192</text:p>
          </table:table-cell>
          <table:table-cell/>
          <table:table-cell table:formula="of:=[.L100]*[.L103]*[.L104]" office:value-type="float" office:value="8192" calcext:value-type="float">
            <text:p>8192</text:p>
          </table:table-cell>
          <table:table-cell table:formula="of:=[.M100]*[.M103]*[.M104]" office:value-type="float" office:value="8192" calcext:value-type="float">
            <text:p>8192</text:p>
          </table:table-cell>
          <table:table-cell table:number-columns-repeated="2"/>
          <table:table-cell table:formula="of:=[.P100]*[.P103]*[.P104]" office:value-type="float" office:value="4096" calcext:value-type="float">
            <text:p>4096</text:p>
          </table:table-cell>
          <table:table-cell/>
          <table:table-cell table:formula="of:=[.R100]*[.R103]*[.R104]" office:value-type="float" office:value="4096" calcext:value-type="float">
            <text:p>4096</text:p>
          </table:table-cell>
          <table:table-cell table:formula="of:=[.S100]*[.S103]*[.S104]" office:value-type="float" office:value="4096" calcext:value-type="float">
            <text:p>4096</text:p>
          </table:table-cell>
          <table:table-cell table:number-columns-repeated="2"/>
          <table:table-cell table:formula="of:=[.V103]" office:value-type="float" office:value="10" calcext:value-type="float">
            <text:p>10</text:p>
          </table:table-cell>
          <table:table-cell table:formula="of:=SUM([.B118:.V118])" office:value-type="float" office:value="86026" calcext:value-type="float">
            <text:p>86026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27"/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/>
          <table:table-cell table:formula="of:=SUM([.Z120])" office:value-type="float" office:value="10" calcext:value-type="float">
            <text:p>10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096"/>
        </table:table-row>
        <table:table-row table:style-name="ro2">
          <table:table-cell table:style-name="ce102" office:value-type="string" calcext:value-type="string">
            <text:p><text:span text:style-name="T1">PROJECTION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V103]*[.B100]*[.B103]*[.B104]" office:value-type="float" office:value="30720" calcext:value-type="float">
            <text:p>30720</text:p>
          </table:table-cell>
          <table:table-cell table:number-columns-repeated="1123"/>
        </table:table-row>
        <table:table-row table:style-name="ro2">
          <table:table-cell table:style-name="ce103" office:value-type="string" calcext:value-type="string">
            <text:p><text:span text:style-name="T1">BACKPROPAGATION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AB110]+[.W112]+[.W114]+[.AB120]" office:value-type="float" office:value="37099592" calcext:value-type="float">
            <text:p>37099592</text:p>
          </table:table-cell>
          <table:table-cell table:formula="of:=[.AB110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95]+[.C95]+[.E95]+[.G95]+[.H95]+[.J95]+[.L95]+[.M95]+[.N95]+[.P95]+[.R95]+[.S95]+[.U95]+[.V95]+[.Z95]" office:value-type="float" office:value="113779" calcext:value-type="float">
            <text:p>113779</text:p>
          </table:table-cell>
          <table:table-cell table:formula="of:=[.G95]+[.C95]+[.H95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>
          <table:table-cell table:style-name="ce103" office:value-type="string" calcext:value-type="string">
            <text:p><text:span text:style-name="T1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106" office:value-type="string" calcext:value-type="string">
            <text:p>MACC </text:p>
          </table:table-cell>
          <table:table-cell table:formula="of:=2*([.W110]+[.W114]+[.W116]+[.W118])" office:value-type="float" office:value="50416168" calcext:value-type="float">
            <text:p>50416168</text:p>
          </table:table-cell>
          <table:table-cell table:formula="of:=10*([.W110]+[.W116]+[.W118])" office:value-type="float" office:value="127064520" calcext:value-type="float">
            <text:p>127064520</text:p>
          </table:table-cell>
          <table:table-cell table:number-columns-repeated="1122"/>
        </table:table-row>
        <table:table-row table:style-name="ro2">
          <table:table-cell table:style-name="ce106" office:value-type="string" calcext:value-type="string">
            <text:p>ACTIVATIONS</text:p>
          </table:table-cell>
          <table:table-cell table:formula="of:=[.G95]+[.C95]+[.B95]+[.H95]" office:value-type="float" office:value="52225" calcext:value-type="float">
            <text:p>52225</text:p>
          </table:table-cell>
          <table:table-cell table:formula="of:=[.G95]+[.C95]+[.B95]+[.H95]" office:value-type="float" office:value="52225" calcext:value-type="float">
            <text:p>52225</text:p>
          </table:table-cell>
          <table:table-cell table:number-columns-repeated="1122"/>
        </table:table-row>
        <table:table-row table:style-name="ro2">
          <table:table-cell table:style-name="ce105" office:value-type="string" calcext:value-type="string">
            <text:p>PEPITA</text:p>
          </table:table-cell>
          <table:table-cell table:number-columns-repeated="1124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2*[.AB110]+[.W114]+[.AB120]+[.B122]" office:value-type="float" office:value="37601542" calcext:value-type="float">
            <text:p>37601542</text:p>
          </table:table-cell>
          <table:table-cell table:formula="of:=[.AB110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95]+[.C95]+[.E95]+[.G95]+[.H95]+[.J95]+[.L95]+[.M95]+[.N95]+[.P95]+[.R95]+[.S95]+[.U95]+[.V95]+[.Z95]" office:value-type="float" office:value="113779" calcext:value-type="float">
            <text:p>113779</text:p>
          </table:table-cell>
          <table:table-cell table:formula="of:=[.C95]+[.G95]+[.H95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>
          <table:table-cell table:style-name="ce105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3*[.AB110]+[.W114]+[.AB120]+[.B122]" office:value-type="float" office:value="50136132" calcext:value-type="float">
            <text:p>50136132</text:p>
          </table:table-cell>
          <table:table-cell table:formula="of:=[.AB110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G95]+[.C95]+[.G95]+[.C95]+[.H95]" office:value-type="float" office:value="81920" calcext:value-type="float">
            <text:p>81920</text:p>
          </table:table-cell>
          <table:table-cell table:formula="of:=[.C95]+[.G95]+[.H95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 table:number-rows-repeated="2">
          <table:table-cell table:number-columns-repeated="1125"/>
        </table:table-row>
        <table:table-row table:style-name="ro2">
          <table:table-cell table:style-name="ce7" office:value-type="string" calcext:value-type="string">
            <text:p>PARAMETERS</text:p>
          </table:table-cell>
          <table:table-cell table:formula="of:=[.AB97]+[.AB98]" office:value-type="float" office:value="77706" calcext:value-type="float">
            <text:p>77706</text:p>
          </table:table-cell>
          <table:table-cell table:number-columns-repeated="1123"/>
        </table:table-row>
        <table:table-row table:style-name="ro2" table:number-rows-repeated="2">
          <table:table-cell table:number-columns-repeated="1125"/>
        </table:table-row>
        <table:table-row table:style-name="ro1">
          <table:table-cell table:number-columns-repeated="1125"/>
        </table:table-row>
        <table:table-row table:style-name="ro1">
          <table:table-cell table:style-name="ce107" office:value-type="string" calcext:value-type="string">
            <text:p><text:span text:style-name="T1">AE Anomaly</text:span></text:p>
          </table:table-cell>
          <table:table-cell table:number-columns-repeated="1124"/>
        </table:table-row>
        <table:table-row table:style-name="ro1">
          <table:table-cell table:style-name="ce108" office:value-type="string" calcext:value-type="string">
            <text:p><text:span text:style-name="T1">layer:</text:span></text:p>
          </table:table-cell>
          <table:table-cell table:style-name="ce108" office:value-type="string" calcext:value-type="string">
            <text:p><text:span text:style-name="T1">Input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number-columns-repeated="1113"/>
        </table:table-row>
        <table:table-row table:style-name="ro1">
          <table:table-cell table:style-name="ce108" office:value-type="string" calcext:value-type="string">
            <text:p><text:span text:style-name="T1">size activations (byte)</text:span></text:p>
          </table:table-cell>
          <table:table-cell table:style-name="ce108" office:value-type="float" office:value="640" calcext:value-type="float">
            <text:p>640</text:p>
          </table:table-cell>
          <table:table-cell table:number-columns-repeated="4" table:style-name="ce108" office:value-type="float" office:value="128" calcext:value-type="float">
            <text:p>128</text:p>
          </table:table-cell>
          <table:table-cell table:style-name="ce108" office:value-type="float" office:value="8" calcext:value-type="float">
            <text:p>8</text:p>
          </table:table-cell>
          <table:table-cell table:number-columns-repeated="4" table:style-name="ce108" office:value-type="float" office:value="128" calcext:value-type="float">
            <text:p>128</text:p>
          </table:table-cell>
          <table:table-cell table:style-name="ce108" office:value-type="float" office:value="640" calcext:value-type="float">
            <text:p>640</text:p>
          </table:table-cell>
          <table:table-cell table:style-name="ce108" table:number-columns-repeated="2"/>
          <table:table-cell table:number-columns-repeated="1111"/>
        </table:table-row>
        <table:table-row table:style-name="ro1">
          <table:table-cell table:style-name="ce108" office:value-type="string" calcext:value-type="string">
            <text:p><text:span text:style-name="T1">shape</text:span></text:p>
          </table:table-cell>
          <table:table-cell table:style-name="ce108" office:value-type="string" calcext:value-type="string">
            <text:p><text:span text:style-name="T1">1,1,1,640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640</text:span></text:p>
          </table:table-cell>
          <table:table-cell table:style-name="ce108" table:number-columns-repeated="2"/>
          <table:table-cell table:number-columns-repeated="1111"/>
        </table:table-row>
        <table:table-row table:style-name="ro1">
          <table:table-cell office:value-type="string" calcext:value-type="string">
            <text:p>weigths</text:p>
          </table:table-cell>
          <table:table-cell/>
          <table:table-cell table:style-name="ce34" office:value-type="float" office:value="81920" calcext:value-type="float">
            <text:p>81920</text:p>
          </table:table-cell>
          <table:table-cell table:number-columns-repeated="3" table:style-name="ce34" office:value-type="float" office:value="16384" calcext:value-type="float">
            <text:p>16384</text:p>
          </table:table-cell>
          <table:table-cell table:number-columns-repeated="2" table:style-name="ce34" office:value-type="float" office:value="1024" calcext:value-type="float">
            <text:p>1024</text:p>
          </table:table-cell>
          <table:table-cell table:number-columns-repeated="3" table:style-name="ce34" office:value-type="float" office:value="16384" calcext:value-type="float">
            <text:p>16384</text:p>
          </table:table-cell>
          <table:table-cell table:style-name="ce34" office:value-type="float" office:value="81920" calcext:value-type="float">
            <text:p>81920</text:p>
          </table:table-cell>
          <table:table-cell table:formula="of:=SUM([.B145:.L145])" office:value-type="float" office:value="264192" calcext:value-type="float">
            <text:p>264192</text:p>
          </table:table-cell>
          <table:table-cell office:value-type="string" calcext:value-type="string">
            <text:p>weights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biases</text:p>
          </table:table-cell>
          <table:table-cell/>
          <table:table-cell table:number-columns-repeated="4" table:style-name="ce34" office:value-type="float" office:value="128" calcext:value-type="float">
            <text:p>128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4" table:style-name="ce34" office:value-type="float" office:value="128" calcext:value-type="float">
            <text:p>128</text:p>
          </table:table-cell>
          <table:table-cell table:style-name="ce34" office:value-type="float" office:value="640" calcext:value-type="float">
            <text:p>640</text:p>
          </table:table-cell>
          <table:table-cell table:formula="of:=SUM([.B146:.L146])" office:value-type="float" office:value="1672" calcext:value-type="float">
            <text:p>1672</text:p>
          </table:table-cell>
          <table:table-cell office:value-type="string" calcext:value-type="string">
            <text:p>biases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C_i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C_out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in</text:span>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1113"/>
        </table:table-row>
        <table:table-row table:style-name="ro1">
          <table:table-cell office:value-type="string" calcext:value-type="string">
            <text:p><text:span text:style-name="T1">W_i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out</text:span></text:p>
          </table:table-cell>
          <table:table-cell office:value-type="float" office:value="640" calcext:value-type="float">
            <text:p>640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640" calcext:value-type="float">
            <text:p>640</text:p>
          </table:table-cell>
          <table:table-cell table:number-columns-repeated="1113"/>
        </table:table-row>
        <table:table-row table:style-name="ro1">
          <table:table-cell office:value-type="string" calcext:value-type="string">
            <text:p><text:span text:style-name="T1">W_out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ker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W_ker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stride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W_stride</text:span></text:p>
          </table:table-cell>
          <table:table-cell table:number-columns-repeated="11"/>
          <table:table-cell office:value-type="string" calcext:value-type="string">
            <text:p><text:span text:style-name="T1">TOTALE</text:span></text:p>
          </table:table-cell>
          <table:table-cell table:number-columns-repeated="1112"/>
        </table:table-row>
        <table:table-row table:style-name="ro1"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2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51]*[.C149]" office:value-type="float" office:value="81920" calcext:value-type="float">
            <text:p>81920</text:p>
          </table:table-cell>
          <table:table-cell table:formula="of:=[.D151]*[.D149]" office:value-type="float" office:value="16384" calcext:value-type="float">
            <text:p>16384</text:p>
          </table:table-cell>
          <table:table-cell table:formula="of:=[.E151]*[.E149]" office:value-type="float" office:value="16384" calcext:value-type="float">
            <text:p>16384</text:p>
          </table:table-cell>
          <table:table-cell table:formula="of:=[.F151]*[.F149]" office:value-type="float" office:value="16384" calcext:value-type="float">
            <text:p>16384</text:p>
          </table:table-cell>
          <table:table-cell table:formula="of:=[.G151]*[.G149]" office:value-type="float" office:value="1024" calcext:value-type="float">
            <text:p>1024</text:p>
          </table:table-cell>
          <table:table-cell table:formula="of:=[.H151]*[.H149]" office:value-type="float" office:value="1024" calcext:value-type="float">
            <text:p>1024</text:p>
          </table:table-cell>
          <table:table-cell table:formula="of:=[.I151]*[.I149]" office:value-type="float" office:value="16384" calcext:value-type="float">
            <text:p>16384</text:p>
          </table:table-cell>
          <table:table-cell table:formula="of:=[.J151]*[.J149]" office:value-type="float" office:value="16384" calcext:value-type="float">
            <text:p>16384</text:p>
          </table:table-cell>
          <table:table-cell table:formula="of:=[.K151]*[.K149]" office:value-type="float" office:value="16384" calcext:value-type="float">
            <text:p>16384</text:p>
          </table:table-cell>
          <table:table-cell table:formula="of:=[.L151]*[.L149]" office:value-type="float" office:value="81920" calcext:value-type="float">
            <text:p>81920</text:p>
          </table:table-cell>
          <table:table-cell table:formula="of:=SUM([.B158:.L158])" office:value-type="float" office:value="264192" calcext:value-type="float">
            <text:p>26419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2"/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51]*[.C149]" office:value-type="float" office:value="81920" calcext:value-type="float">
            <text:p>81920</text:p>
          </table:table-cell>
          <table:table-cell table:formula="of:=[.D151]*[.D149]" office:value-type="float" office:value="16384" calcext:value-type="float">
            <text:p>16384</text:p>
          </table:table-cell>
          <table:table-cell table:formula="of:=[.E151]*[.E149]" office:value-type="float" office:value="16384" calcext:value-type="float">
            <text:p>16384</text:p>
          </table:table-cell>
          <table:table-cell table:formula="of:=[.F151]*[.F149]" office:value-type="float" office:value="16384" calcext:value-type="float">
            <text:p>16384</text:p>
          </table:table-cell>
          <table:table-cell table:formula="of:=[.G151]*[.G149]" office:value-type="float" office:value="1024" calcext:value-type="float">
            <text:p>1024</text:p>
          </table:table-cell>
          <table:table-cell table:formula="of:=[.H151]*[.H149]" office:value-type="float" office:value="1024" calcext:value-type="float">
            <text:p>1024</text:p>
          </table:table-cell>
          <table:table-cell table:formula="of:=[.I151]*[.I149]" office:value-type="float" office:value="16384" calcext:value-type="float">
            <text:p>16384</text:p>
          </table:table-cell>
          <table:table-cell table:formula="of:=[.J151]*[.J149]" office:value-type="float" office:value="16384" calcext:value-type="float">
            <text:p>16384</text:p>
          </table:table-cell>
          <table:table-cell table:formula="of:=[.K151]*[.K149]" office:value-type="float" office:value="16384" calcext:value-type="float">
            <text:p>16384</text:p>
          </table:table-cell>
          <table:table-cell table:formula="of:=[.L151]*[.L149]" office:value-type="float" office:value="81920" calcext:value-type="float">
            <text:p>81920</text:p>
          </table:table-cell>
          <table:table-cell table:formula="of:=SUM([.B160:.L160])" office:value-type="float" office:value="264192" calcext:value-type="float">
            <text:p>26419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UL</text:span></text:p>
          </table:table-cell>
          <table:table-cell/>
          <table:table-cell table:formula="of:=[.C151]*[.C149]" office:value-type="float" office:value="81920" calcext:value-type="float">
            <text:p>81920</text:p>
          </table:table-cell>
          <table:table-cell table:formula="of:=[.D151]*[.D149]" office:value-type="float" office:value="16384" calcext:value-type="float">
            <text:p>16384</text:p>
          </table:table-cell>
          <table:table-cell table:formula="of:=[.E151]*[.E149]" office:value-type="float" office:value="16384" calcext:value-type="float">
            <text:p>16384</text:p>
          </table:table-cell>
          <table:table-cell table:formula="of:=[.F151]*[.F149]" office:value-type="float" office:value="16384" calcext:value-type="float">
            <text:p>16384</text:p>
          </table:table-cell>
          <table:table-cell table:formula="of:=[.G151]*[.G149]" office:value-type="float" office:value="1024" calcext:value-type="float">
            <text:p>1024</text:p>
          </table:table-cell>
          <table:table-cell table:formula="of:=[.H151]*[.H149]" office:value-type="float" office:value="1024" calcext:value-type="float">
            <text:p>1024</text:p>
          </table:table-cell>
          <table:table-cell table:formula="of:=[.I151]*[.I149]" office:value-type="float" office:value="16384" calcext:value-type="float">
            <text:p>16384</text:p>
          </table:table-cell>
          <table:table-cell table:formula="of:=[.J151]*[.J149]" office:value-type="float" office:value="16384" calcext:value-type="float">
            <text:p>16384</text:p>
          </table:table-cell>
          <table:table-cell table:formula="of:=[.K151]*[.K149]" office:value-type="float" office:value="16384" calcext:value-type="float">
            <text:p>16384</text:p>
          </table:table-cell>
          <table:table-cell table:formula="of:=[.L151]*[.L149]" office:value-type="float" office:value="81920" calcext:value-type="float">
            <text:p>81920</text:p>
          </table:table-cell>
          <table:table-cell table:formula="of:=SUM([.B161:.L161])" office:value-type="float" office:value="264192" calcext:value-type="float">
            <text:p>264192</text:p>
          </table:table-cell>
          <table:table-cell table:style-name="ce104" office:value-type="string" calcext:value-type="string">
            <text:p><text:span text:style-name="T1">MUL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ADD_weights</text:span></text:p>
          </table:table-cell>
          <table:table-cell/>
          <table:table-cell table:formula="of:=([.C151]-1)*[.C149]" office:value-type="float" office:value="81280" calcext:value-type="float">
            <text:p>81280</text:p>
          </table:table-cell>
          <table:table-cell table:formula="of:=([.D151]-1)*[.D149]" office:value-type="float" office:value="16256" calcext:value-type="float">
            <text:p>16256</text:p>
          </table:table-cell>
          <table:table-cell table:formula="of:=([.E151]-1)*[.E149]" office:value-type="float" office:value="16256" calcext:value-type="float">
            <text:p>16256</text:p>
          </table:table-cell>
          <table:table-cell table:formula="of:=([.F151]-1)*[.F149]" office:value-type="float" office:value="16256" calcext:value-type="float">
            <text:p>16256</text:p>
          </table:table-cell>
          <table:table-cell table:formula="of:=([.G151]-1)*[.G149]" office:value-type="float" office:value="896" calcext:value-type="float">
            <text:p>896</text:p>
          </table:table-cell>
          <table:table-cell table:formula="of:=([.H151]-1)*[.H149]" office:value-type="float" office:value="1016" calcext:value-type="float">
            <text:p>1016</text:p>
          </table:table-cell>
          <table:table-cell table:formula="of:=([.I151]-1)*[.I149]" office:value-type="float" office:value="16256" calcext:value-type="float">
            <text:p>16256</text:p>
          </table:table-cell>
          <table:table-cell table:formula="of:=([.J151]-1)*[.J149]" office:value-type="float" office:value="16256" calcext:value-type="float">
            <text:p>16256</text:p>
          </table:table-cell>
          <table:table-cell table:formula="of:=([.K151]-1)*[.K149]" office:value-type="float" office:value="16256" calcext:value-type="float">
            <text:p>16256</text:p>
          </table:table-cell>
          <table:table-cell table:formula="of:=([.L151]-1)*[.L149]" office:value-type="float" office:value="81792" calcext:value-type="float">
            <text:p>81792</text:p>
          </table:table-cell>
          <table:table-cell table:formula="of:=SUM([.B162:.L162])" office:value-type="float" office:value="262520" calcext:value-type="float">
            <text:p>262520</text:p>
          </table:table-cell>
          <table:table-cell office:value-type="string" calcext:value-type="string">
            <text:p><text:span text:style-name="T1">ADD_weights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2"/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style-name="ce132" table:formula="of:=[.C149]*[.C151]" office:value-type="float" office:value="81920" calcext:value-type="float">
            <text:p>81920</text:p>
          </table:table-cell>
          <table:table-cell table:style-name="ce132" table:formula="of:=[.D149]*[.D151]" office:value-type="float" office:value="16384" calcext:value-type="float">
            <text:p>16384</text:p>
          </table:table-cell>
          <table:table-cell table:style-name="ce132" table:formula="of:=[.E149]*[.E151]" office:value-type="float" office:value="16384" calcext:value-type="float">
            <text:p>16384</text:p>
          </table:table-cell>
          <table:table-cell table:style-name="ce132" table:formula="of:=[.F149]*[.F151]" office:value-type="float" office:value="16384" calcext:value-type="float">
            <text:p>16384</text:p>
          </table:table-cell>
          <table:table-cell table:style-name="ce132" table:formula="of:=[.G149]*[.G151]" office:value-type="float" office:value="1024" calcext:value-type="float">
            <text:p>1024</text:p>
          </table:table-cell>
          <table:table-cell table:style-name="ce132" table:formula="of:=[.H149]*[.H151]" office:value-type="float" office:value="1024" calcext:value-type="float">
            <text:p>1024</text:p>
          </table:table-cell>
          <table:table-cell table:style-name="ce132" table:formula="of:=[.I149]*[.I151]" office:value-type="float" office:value="16384" calcext:value-type="float">
            <text:p>16384</text:p>
          </table:table-cell>
          <table:table-cell table:style-name="ce132" table:formula="of:=[.J149]*[.J151]" office:value-type="float" office:value="16384" calcext:value-type="float">
            <text:p>16384</text:p>
          </table:table-cell>
          <table:table-cell table:style-name="ce132" table:formula="of:=[.K149]*[.K151]" office:value-type="float" office:value="16384" calcext:value-type="float">
            <text:p>16384</text:p>
          </table:table-cell>
          <table:table-cell table:style-name="ce132" table:formula="of:=[.L149]*[.L151]" office:value-type="float" office:value="81920" calcext:value-type="float">
            <text:p>81920</text:p>
          </table:table-cell>
          <table:table-cell table:formula="of:=SUM([.B164:.L164])" office:value-type="float" office:value="264192" calcext:value-type="float">
            <text:p>26419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2"/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51]" office:value-type="float" office:value="128" calcext:value-type="float">
            <text:p>128</text:p>
          </table:table-cell>
          <table:table-cell table:formula="of:=[.D151]" office:value-type="float" office:value="128" calcext:value-type="float">
            <text:p>128</text:p>
          </table:table-cell>
          <table:table-cell table:formula="of:=[.E151]" office:value-type="float" office:value="128" calcext:value-type="float">
            <text:p>128</text:p>
          </table:table-cell>
          <table:table-cell table:formula="of:=[.F151]" office:value-type="float" office:value="128" calcext:value-type="float">
            <text:p>128</text:p>
          </table:table-cell>
          <table:table-cell table:formula="of:=[.G151]" office:value-type="float" office:value="8" calcext:value-type="float">
            <text:p>8</text:p>
          </table:table-cell>
          <table:table-cell table:formula="of:=[.H151]" office:value-type="float" office:value="128" calcext:value-type="float">
            <text:p>128</text:p>
          </table:table-cell>
          <table:table-cell table:formula="of:=[.I151]" office:value-type="float" office:value="128" calcext:value-type="float">
            <text:p>128</text:p>
          </table:table-cell>
          <table:table-cell table:formula="of:=[.J151]" office:value-type="float" office:value="128" calcext:value-type="float">
            <text:p>128</text:p>
          </table:table-cell>
          <table:table-cell table:formula="of:=[.K151]" office:value-type="float" office:value="128" calcext:value-type="float">
            <text:p>128</text:p>
          </table:table-cell>
          <table:table-cell table:formula="of:=[.L151]" office:value-type="float" office:value="640" calcext:value-type="float">
            <text:p>640</text:p>
          </table:table-cell>
          <table:table-cell table:formula="of:=SUM([.B166:.L166])" office:value-type="float" office:value="1672" calcext:value-type="float">
            <text:p>167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2"/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51]" office:value-type="float" office:value="128" calcext:value-type="float">
            <text:p>128</text:p>
          </table:table-cell>
          <table:table-cell table:formula="of:=[.D151]" office:value-type="float" office:value="128" calcext:value-type="float">
            <text:p>128</text:p>
          </table:table-cell>
          <table:table-cell table:formula="of:=[.E151]" office:value-type="float" office:value="128" calcext:value-type="float">
            <text:p>128</text:p>
          </table:table-cell>
          <table:table-cell table:formula="of:=[.F151]" office:value-type="float" office:value="128" calcext:value-type="float">
            <text:p>128</text:p>
          </table:table-cell>
          <table:table-cell table:formula="of:=[.G151]" office:value-type="float" office:value="8" calcext:value-type="float">
            <text:p>8</text:p>
          </table:table-cell>
          <table:table-cell table:formula="of:=[.H151]" office:value-type="float" office:value="128" calcext:value-type="float">
            <text:p>128</text:p>
          </table:table-cell>
          <table:table-cell table:formula="of:=[.I151]" office:value-type="float" office:value="128" calcext:value-type="float">
            <text:p>128</text:p>
          </table:table-cell>
          <table:table-cell table:formula="of:=[.J151]" office:value-type="float" office:value="128" calcext:value-type="float">
            <text:p>128</text:p>
          </table:table-cell>
          <table:table-cell table:formula="of:=[.K151]" office:value-type="float" office:value="128" calcext:value-type="float">
            <text:p>128</text:p>
          </table:table-cell>
          <table:table-cell table:formula="of:=[.L151]" office:value-type="float" office:value="640" calcext:value-type="float">
            <text:p>640</text:p>
          </table:table-cell>
          <table:table-cell table:formula="of:=SUM([.B168:.L168])" office:value-type="float" office:value="1672" calcext:value-type="float">
            <text:p>167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2"/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10"/>
          <table:table-cell table:formula="of:=2*[.L151]" office:value-type="float" office:value="1280" calcext:value-type="float">
            <text:p>1280</text:p>
          </table:table-cell>
          <table:table-cell table:formula="of:=SUM([.K170:.L170])" office:value-type="float" office:value="1280" calcext:value-type="float">
            <text:p>1280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PROJECTIO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L151]*[.B151]" office:value-type="float" office:value="409600" calcext:value-type="float">
            <text:p>409600</text:p>
          </table:table-cell>
          <table:table-cell table:number-columns-repeated="1123"/>
        </table:table-row>
        <table:table-row table:style-name="ro1">
          <table:table-cell table:number-columns-repeated="1125"/>
        </table:table-row>
        <table:table-row table:style-name="ro1">
          <table:table-cell table:style-name="ce103" office:value-type="string" calcext:value-type="string">
            <text:p><text:span text:style-name="T1">BACKPROPAGATION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M158]+[.M160]+[.M164]+[.M170]" office:value-type="float" office:value="793856" calcext:value-type="float">
            <text:p>793856</text:p>
          </table:table-cell>
          <table:table-cell table:formula="of:=[.M158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143]+[.C143]+[.D143]+[.E143]+[.F143]+[.G143]+[.H143]+[.I143]+[.J143]+[.K143]+[.L143]" office:value-type="float" office:value="2312" calcext:value-type="float">
            <text:p>2312</text:p>
          </table:table-cell>
          <table:table-cell table:formula="of:=[.B143]+[.C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103" office:value-type="string" calcext:value-type="string">
            <text:p><text:span text:style-name="T1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2*([.M158]+[.M164]+[.M166]+[.M168])" office:value-type="float" office:value="1063456" calcext:value-type="float">
            <text:p>1063456</text:p>
          </table:table-cell>
          <table:table-cell table:formula="of:=[.M158]+[.M166]+[.M168]" office:value-type="float" office:value="267536" calcext:value-type="float">
            <text:p>267536</text:p>
          </table:table-cell>
          <table:table-cell table:number-columns-repeated="1122"/>
        </table:table-row>
        <table:table-row table:style-name="ro1">
          <table:table-cell table:style-name="ce104" office:value-type="string" calcext:value-type="string">
            <text:p>ACTIVATIONS</text:p>
          </table:table-cell>
          <table:table-cell table:formula="of:=[.B143]+[.K143]+[.L143]" office:value-type="float" office:value="1408" calcext:value-type="float">
            <text:p>1408</text:p>
          </table:table-cell>
          <table:table-cell table:formula="of:=[.K143]+[.L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105" office:value-type="string" calcext:value-type="string">
            <text:p>PEPITA</text:p>
          </table:table-cell>
          <table:table-cell table:number-columns-repeated="1124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2*[.M158]+[.M164]+[.M170]+[.B172]" office:value-type="float" office:value="1203456" calcext:value-type="float">
            <text:p>1203456</text:p>
          </table:table-cell>
          <table:table-cell table:formula="of:=[.M158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143]+[.C143]+[.D143]+[.E143]+[.F143]+[.G143]+[.H143]+[.I143]+[.J143]+[.K143]+[.L143]" office:value-type="float" office:value="2312" calcext:value-type="float">
            <text:p>2312</text:p>
          </table:table-cell>
          <table:table-cell table:formula="of:=[.K143]+[.L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105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3*[.M158]+[.M164]+[.M170]+[.B172]" office:value-type="float" office:value="1467648" calcext:value-type="float">
            <text:p>1467648</text:p>
          </table:table-cell>
          <table:table-cell table:formula="of:=[.M158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K143]+[.L143]+[.L143]" office:value-type="float" office:value="1408" calcext:value-type="float">
            <text:p>1408</text:p>
          </table:table-cell>
          <table:table-cell table:formula="of:=[.K143]+[.L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number-columns-repeated="1125"/>
        </table:table-row>
        <table:table-row table:style-name="ro1">
          <table:table-cell table:style-name="ce7" office:value-type="string" calcext:value-type="string">
            <text:p>PARAMETERS</text:p>
          </table:table-cell>
          <table:table-cell table:formula="of:=[.M145]+[.M146]" office:value-type="float" office:value="265864" calcext:value-type="float">
            <text:p>265864</text:p>
          </table:table-cell>
          <table:table-cell table:style-name="ce109"/>
          <table:table-cell table:style-name="ce12" table:number-columns-repeated="6"/>
          <table:table-cell table:style-name="ce15"/>
          <table:table-cell table:style-name="ce109"/>
          <table:table-cell table:style-name="ce15" table:number-columns-repeated="2"/>
          <table:table-cell table:style-name="ce109"/>
          <table:table-cell table:style-name="ce41" table:number-columns-repeated="2"/>
          <table:table-cell table:style-name="ce109" table:number-columns-repeated="4"/>
          <table:table-cell table:number-columns-repeated="1105"/>
        </table:table-row>
        <table:table-row table:style-name="ro1" table:number-rows-repeated="3">
          <table:table-cell table:style-name="ce109" table:number-columns-repeated="3"/>
          <table:table-cell table:style-name="ce12" table:number-columns-repeated="6"/>
          <table:table-cell table:style-name="ce109" table:number-columns-repeated="11"/>
          <table:table-cell table:number-columns-repeated="1105"/>
        </table:table-row>
        <table:table-row table:style-name="ro1">
          <table:table-cell table:style-name="ce109"/>
          <table:table-cell table:style-name="ce41" office:value-type="string" calcext:value-type="string">
            <text:p><text:span text:style-name="T1">DS-CNN/SC</text:span></text:p>
          </table:table-cell>
          <table:table-cell table:style-name="ce15" office:value-type="string" calcext:value-type="string">
            <text:p><text:span text:style-name="T1">MobileNet/VWW</text:span></text:p>
          </table:table-cell>
          <table:table-cell table:style-name="ce15" office:value-type="string" calcext:value-type="string">
            <text:p><text:span text:style-name="T1">ResNet/Cifar10</text:span></text:p>
          </table:table-cell>
          <table:table-cell table:style-name="ce41" office:value-type="string" calcext:value-type="string">
            <text:p><text:span text:style-name="T1">AE/ToyADMOS</text:span></text:p>
          </table:table-cell>
          <table:table-cell table:style-name="ce12"/>
          <table:table-cell table:style-name="ce109" table:number-columns-repeated="3"/>
          <table:table-cell table:style-name="ce12" table:number-columns-repeated="6"/>
          <table:table-cell table:style-name="ce109" table:number-columns-repeated="5"/>
          <table:table-cell table:number-columns-repeated="1004"/>
          <table:table-cell table:style-name="ce101" table:number-columns-repeated="6"/>
          <table:table-cell table:number-columns-repeated="95"/>
        </table:table-row>
        <table:table-row table:style-name="ro1">
          <table:table-cell table:style-name="ce109" office:value-type="string" calcext:value-type="string">
            <text:p>Weights</text:p>
          </table:table-cell>
          <table:table-cell table:style-name="ce109" table:formula="of:=[.B45]/1000" office:value-type="float" office:value="22.604" calcext:value-type="float">
            <text:p>22.604</text:p>
          </table:table-cell>
          <table:table-cell table:style-name="ce109" table:formula="of:=[.B91]/1000" office:value-type="float" office:value="210.85" calcext:value-type="float">
            <text:p>210.85</text:p>
          </table:table-cell>
          <table:table-cell table:style-name="ce12" table:formula="of:=[.B137]/1000" office:value-type="float" office:value="77.706" calcext:value-type="float">
            <text:p>77.706</text:p>
          </table:table-cell>
          <table:table-cell table:style-name="ce12" table:formula="of:=[.B187]/1000" office:value-type="float" office:value="265.864" calcext:value-type="float">
            <text:p>265.864</text:p>
          </table:table-cell>
          <table:table-cell table:style-name="ce12" office:value-type="string" calcext:value-type="string">
            <text:p>KB</text:p>
          </table:table-cell>
          <table:table-cell table:style-name="ce109" table:number-columns-repeated="3"/>
          <table:table-cell table:style-name="ce12" table:number-columns-repeated="6"/>
          <table:table-cell table:style-name="ce109" table:number-columns-repeated="5"/>
          <table:table-cell table:number-columns-repeated="1004"/>
          <table:table-cell table:style-name="ce101" table:number-columns-repeated="6"/>
          <table:table-cell table:number-columns-repeated="95"/>
        </table:table-row>
        <table:table-row table:style-name="ro1">
          <table:table-cell table:style-name="ce109"/>
          <table:table-cell table:style-name="Default" table:number-columns-repeated="4"/>
          <table:table-cell table:style-name="ce12" table:number-columns-repeated="4"/>
          <table:table-cell table:style-name="ce109" table:number-columns-repeated="11"/>
          <table:table-cell table:number-columns-repeated="1105"/>
        </table:table-row>
        <table:table-row table:style-name="ro1">
          <table:table-cell table:style-name="ce109" table:number-columns-repeated="20"/>
          <table:table-cell table:number-columns-repeated="1105"/>
        </table:table-row>
        <table:table-row table:style-name="ro1">
          <table:table-cell table:style-name="ce109" table:number-columns-repeated="18"/>
          <table:table-cell table:style-name="ce113" table:number-columns-repeated="2"/>
          <table:table-cell table:style-name="ce150" table:number-columns-repeated="2"/>
          <table:table-cell table:style-name="ce151" table:number-columns-repeated="2"/>
          <table:table-cell table:style-name="ce150" table:number-columns-repeated="6"/>
          <table:table-cell table:number-columns-repeated="1095"/>
        </table:table-row>
        <table:table-row table:style-name="ro1">
          <table:table-cell table:style-name="ce12" table:number-columns-repeated="20"/>
          <table:table-cell table:style-name="Default" table:number-columns-repeated="18"/>
          <table:table-cell table:number-columns-repeated="1087"/>
        </table:table-row>
        <table:table-row table:style-name="ro1">
          <table:table-cell table:style-name="ce15" office:value-type="string" calcext:value-type="string" table:number-columns-spanned="2" table:number-rows-spanned="1">
            <text:p><text:span text:style-name="T1">Model/Dataset</text:span></text:p>
          </table:table-cell>
          <table:covered-table-cell table:style-name="ce15"/>
          <table:table-cell table:style-name="ce41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5"/>
          <table:covered-table-cell table:style-name="ce12"/>
          <table:table-cell table:style-name="ce23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2"/>
          <table:table-cell table:style-name="ce65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2"/>
          <table:table-cell table:style-name="ce66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2"/>
          <table:table-cell table:style-name="ce12" table:number-columns-repeated="2"/>
          <table:table-cell table:style-name="Default" table:number-columns-repeated="18"/>
          <table:table-cell table:number-columns-repeated="1087"/>
        </table:table-row>
        <table:table-row table:style-name="ro1">
          <table:table-cell table:style-name="ce15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5"/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table:number-columns-repeated="2"/>
          <table:table-cell table:style-name="Default" table:number-columns-repeated="23"/>
          <table:table-cell table:number-columns-repeated="981"/>
          <table:table-cell table:style-name="ce101" table:number-columns-repeated="5"/>
          <table:table-cell table:number-columns-repeated="96"/>
        </table:table-row>
        <table:table-row table:style-name="ro4">
          <table:table-cell table:style-name="ce16" office:value-type="string" calcext:value-type="string" table:number-columns-spanned="1" table:number-rows-spanned="3">
            <text:p><text:span text:style-name="T1">Training</text:span></text:p>
          </table:table-cell>
          <table:table-cell table:style-name="ce12" office:value-type="string" calcext:value-type="string">
            <text:p>MACC</text:p>
          </table:table-cell>
          <table:table-cell table:style-name="ce133" table:formula="of:=[.B33]/(10^6)" office:value-type="float" office:value="7.666544" calcext:value-type="float">
            <text:p>7.7</text:p>
          </table:table-cell>
          <table:table-cell table:style-name="ce133" table:formula="of:=[.B36]/(10^6)" office:value-type="float" office:value="10.93112" calcext:value-type="float">
            <text:p>10.9</text:p>
          </table:table-cell>
          <table:table-cell table:style-name="ce133" table:formula="of:=[.B39]/(10^6)" office:value-type="float" office:value="7.992652" calcext:value-type="float">
            <text:p>8.0</text:p>
          </table:table-cell>
          <table:table-cell table:style-name="ce133" table:formula="of:=[.B42]/(10^6)" office:value-type="float" office:value="10.657648" calcext:value-type="float">
            <text:p>10.7</text:p>
          </table:table-cell>
          <table:table-cell table:style-name="ce133" table:formula="of:=[.B79]/(10^6)" office:value-type="float" office:value="22.356136" calcext:value-type="float">
            <text:p>22.4</text:p>
          </table:table-cell>
          <table:table-cell table:style-name="ce133" table:formula="of:=[.B82]/(10^6)" office:value-type="float" office:value="31.45472" calcext:value-type="float">
            <text:p>31.5</text:p>
          </table:table-cell>
          <table:table-cell table:style-name="ce133" table:formula="of:=[.B85]/(10^6)" office:value-type="float" office:value="22.909134" calcext:value-type="float">
            <text:p>22.9</text:p>
          </table:table-cell>
          <table:table-cell table:style-name="ce133" table:formula="of:=[.B88]/(10^6)" office:value-type="float" office:value="30.52786" calcext:value-type="float">
            <text:p>30.5</text:p>
          </table:table-cell>
          <table:table-cell table:style-name="ce133" table:formula="of:=[.B124]/(10^6)" office:value-type="float" office:value="37.099592" calcext:value-type="float">
            <text:p>37.1</text:p>
          </table:table-cell>
          <table:table-cell table:style-name="ce133" table:formula="of:=[.B127]/(10^6)" office:value-type="float" office:value="50.416168" calcext:value-type="float">
            <text:p>50.4</text:p>
          </table:table-cell>
          <table:table-cell table:style-name="ce133" table:formula="of:=[.B130]/(10^6)" office:value-type="float" office:value="37.601542" calcext:value-type="float">
            <text:p>37.6</text:p>
          </table:table-cell>
          <table:table-cell table:style-name="ce133" table:formula="of:=[.B133]/(10^6)" office:value-type="float" office:value="50.136132" calcext:value-type="float">
            <text:p>50.1</text:p>
          </table:table-cell>
          <table:table-cell table:style-name="ce133" table:formula="of:=[.B175]/(10^6)" office:value-type="float" office:value="0.793856" calcext:value-type="float">
            <text:p>0.8</text:p>
          </table:table-cell>
          <table:table-cell table:style-name="ce133" table:formula="of:=[.B178]/(10^6)" office:value-type="float" office:value="1.063456" calcext:value-type="float">
            <text:p>1.1</text:p>
          </table:table-cell>
          <table:table-cell table:style-name="ce133" table:formula="of:=[.B181]/(10^6)" office:value-type="float" office:value="1.203456" calcext:value-type="float">
            <text:p>1.2</text:p>
          </table:table-cell>
          <table:table-cell table:style-name="ce133" table:formula="of:=[.B184]/(10^6)" office:value-type="float" office:value="1.467648" calcext:value-type="float">
            <text:p>1.5</text:p>
          </table:table-cell>
          <table:table-cell table:style-name="ce12" office:value-type="string" calcext:value-type="string">
            <text:p>millions</text:p>
          </table:table-cell>
          <table:table-cell table:style-name="ce12"/>
          <table:table-cell table:style-name="Default" table:number-columns-repeated="27"/>
          <table:table-cell table:number-columns-repeated="977"/>
          <table:table-cell table:style-name="ce101" table:number-columns-repeated="11"/>
          <table:table-cell table:number-columns-repeated="90"/>
        </table:table-row>
        <table:table-row table:style-name="ro4">
          <table:covered-table-cell table:style-name="ce16"/>
          <table:table-cell table:style-name="ce12" office:value-type="string" calcext:value-type="string">
            <text:p>ACTIVATIONS</text:p>
          </table:table-cell>
          <table:table-cell table:style-name="ce133" table:formula="of:=[.B34]/1000" office:value-type="float" office:value="72.602" calcext:value-type="float">
            <text:p>72.6</text:p>
          </table:table-cell>
          <table:table-cell table:style-name="ce133" table:formula="of:=[.B37]/1000" office:value-type="float" office:value="20.586" calcext:value-type="float">
            <text:p>20.6</text:p>
          </table:table-cell>
          <table:table-cell table:style-name="ce133" table:formula="of:=[.B40]/1000" office:value-type="float" office:value="72.602" calcext:value-type="float">
            <text:p>72.6</text:p>
          </table:table-cell>
          <table:table-cell table:style-name="ce133" table:formula="of:=[.B43]/1000" office:value-type="float" office:value="28.096" calcext:value-type="float">
            <text:p>28.1</text:p>
          </table:table-cell>
          <table:table-cell table:style-name="ce133" table:formula="of:=[.B80]/1000" office:value-type="float" office:value="259.467" calcext:value-type="float">
            <text:p>259.5</text:p>
          </table:table-cell>
          <table:table-cell table:style-name="ce133" table:formula="of:=[.B83]/1000" office:value-type="float" office:value="82.945" calcext:value-type="float">
            <text:p>82.9</text:p>
          </table:table-cell>
          <table:table-cell table:style-name="ce133" table:formula="of:=[.B86]/1000" office:value-type="float" office:value="259.467" calcext:value-type="float">
            <text:p>259.5</text:p>
          </table:table-cell>
          <table:table-cell table:style-name="ce133" table:formula="of:=[.B89]/1000" office:value-type="float" office:value="92.16" calcext:value-type="float">
            <text:p>92.2</text:p>
          </table:table-cell>
          <table:table-cell table:style-name="ce133" table:formula="of:=[.B125]/1000" office:value-type="float" office:value="113.779" calcext:value-type="float">
            <text:p>113.8</text:p>
          </table:table-cell>
          <table:table-cell table:style-name="ce133" table:formula="of:=[.B128]/1000" office:value-type="float" office:value="52.225" calcext:value-type="float">
            <text:p>52.2</text:p>
          </table:table-cell>
          <table:table-cell table:style-name="ce133" table:formula="of:=[.B131]/1000" office:value-type="float" office:value="113.779" calcext:value-type="float">
            <text:p>113.8</text:p>
          </table:table-cell>
          <table:table-cell table:style-name="ce133" table:formula="of:=[.B134]/1000" office:value-type="float" office:value="81.92" calcext:value-type="float">
            <text:p>81.9</text:p>
          </table:table-cell>
          <table:table-cell table:style-name="ce133" table:formula="of:=[.B176]/1000" office:value-type="float" office:value="2.312" calcext:value-type="float">
            <text:p>2.3</text:p>
          </table:table-cell>
          <table:table-cell table:style-name="ce133" table:formula="of:=[.B179]/1000" office:value-type="float" office:value="1.408" calcext:value-type="float">
            <text:p>1.4</text:p>
          </table:table-cell>
          <table:table-cell table:style-name="ce133" table:formula="of:=[.B182]/1000" office:value-type="float" office:value="2.312" calcext:value-type="float">
            <text:p>2.3</text:p>
          </table:table-cell>
          <table:table-cell table:style-name="ce133" table:formula="of:=[.B185]/1000" office:value-type="float" office:value="1.408" calcext:value-type="float">
            <text:p>1.4</text:p>
          </table:table-cell>
          <table:table-cell table:style-name="ce12" office:value-type="string" calcext:value-type="string">
            <text:p>KB</text:p>
          </table:table-cell>
          <table:table-cell table:style-name="ce12"/>
          <table:table-cell table:style-name="Default" table:number-columns-repeated="22"/>
          <table:table-cell table:number-columns-repeated="982"/>
          <table:table-cell table:style-name="ce101" table:number-columns-repeated="6"/>
          <table:table-cell table:number-columns-repeated="95"/>
        </table:table-row>
        <table:table-row table:style-name="ro4">
          <table:covered-table-cell table:style-name="ce16"/>
          <table:table-cell table:style-name="ce12" office:value-type="string" calcext:value-type="string">
            <text:p>RAM</text:p>
          </table:table-cell>
          <table:table-cell table:style-name="ce133" table:formula="of:=[.$B$192]+[.C200]" office:value-type="float" office:value="95.206" calcext:value-type="float">
            <text:p>95.2</text:p>
          </table:table-cell>
          <table:table-cell table:style-name="ce133" table:formula="of:=[.$B$192]+[.D200]" office:value-type="float" office:value="43.19" calcext:value-type="float">
            <text:p>43.2</text:p>
          </table:table-cell>
          <table:table-cell table:style-name="ce133" table:formula="of:=[.$B$192]+[.E200]" office:value-type="float" office:value="95.206" calcext:value-type="float">
            <text:p>95.2</text:p>
          </table:table-cell>
          <table:table-cell table:style-name="ce133" table:formula="of:=[.$B$192]+[.F200]" office:value-type="float" office:value="50.7" calcext:value-type="float">
            <text:p>50.7</text:p>
          </table:table-cell>
          <table:table-cell table:style-name="ce133" table:formula="of:=[.$C$192]+[.G200]" office:value-type="float" office:value="470.317" calcext:value-type="float">
            <text:p>470.3</text:p>
          </table:table-cell>
          <table:table-cell table:style-name="ce133" table:formula="of:=[.$C$192]+[.H200]" office:value-type="float" office:value="293.795" calcext:value-type="float">
            <text:p>293.8</text:p>
          </table:table-cell>
          <table:table-cell table:style-name="ce133" table:formula="of:=[.$C$192]+[.I200]" office:value-type="float" office:value="470.317" calcext:value-type="float">
            <text:p>470.3</text:p>
          </table:table-cell>
          <table:table-cell table:style-name="ce133" table:formula="of:=[.$C$192]+[.J200]" office:value-type="float" office:value="303.01" calcext:value-type="float">
            <text:p>303.0</text:p>
          </table:table-cell>
          <table:table-cell table:style-name="ce133" table:formula="of:=[.$D$192]+[.K200]" office:value-type="float" office:value="191.485" calcext:value-type="float">
            <text:p>191.5</text:p>
          </table:table-cell>
          <table:table-cell table:style-name="ce133" table:formula="of:=[.$D$192]+[.L200]" office:value-type="float" office:value="129.931" calcext:value-type="float">
            <text:p>129.9</text:p>
          </table:table-cell>
          <table:table-cell table:style-name="ce133" table:formula="of:=[.$D$192]+[.M200]" office:value-type="float" office:value="191.485" calcext:value-type="float">
            <text:p>191.5</text:p>
          </table:table-cell>
          <table:table-cell table:style-name="ce133" table:formula="of:=[.$D$192]+[.N200]" office:value-type="float" office:value="159.626" calcext:value-type="float">
            <text:p>159.6</text:p>
          </table:table-cell>
          <table:table-cell table:style-name="ce133" table:formula="of:=[.$E$192]+[.O200]" office:value-type="float" office:value="268.176" calcext:value-type="float">
            <text:p>268.2</text:p>
          </table:table-cell>
          <table:table-cell table:style-name="ce133" table:formula="of:=[.$E$192]+[.P200]" office:value-type="float" office:value="267.272" calcext:value-type="float">
            <text:p>267.3</text:p>
          </table:table-cell>
          <table:table-cell table:style-name="ce133" table:formula="of:=[.$E$192]+[.Q200]" office:value-type="float" office:value="268.176" calcext:value-type="float">
            <text:p>268.2</text:p>
          </table:table-cell>
          <table:table-cell table:style-name="ce133" table:formula="of:=[.$E$192]+[.R200]" office:value-type="float" office:value="267.272" calcext:value-type="float">
            <text:p>267.3</text:p>
          </table:table-cell>
          <table:table-cell table:style-name="ce12" office:value-type="string" calcext:value-type="string">
            <text:p>KB</text:p>
          </table:table-cell>
          <table:table-cell table:style-name="ce12"/>
          <table:table-cell table:style-name="Default" table:number-columns-repeated="22"/>
          <table:table-cell table:number-columns-repeated="982"/>
          <table:table-cell table:style-name="ce101" table:number-columns-repeated="6"/>
          <table:table-cell table:number-columns-repeated="95"/>
        </table:table-row>
        <table:table-row table:style-name="ro5" table:number-rows-repeated="3">
          <table:table-cell table:style-name="ce12" table:number-columns-repeated="20"/>
          <table:table-cell table:style-name="Default" table:number-columns-repeated="22"/>
          <table:table-cell table:number-columns-repeated="982"/>
          <table:table-cell table:style-name="ce101" table:number-columns-repeated="12"/>
          <table:table-cell table:number-columns-repeated="89"/>
        </table:table-row>
        <table:table-row table:style-name="ro5">
          <table:table-cell table:style-name="ce15" office:value-type="string" calcext:value-type="string" table:number-columns-spanned="2" table:number-rows-spanned="1">
            <text:p>Architecture</text:p>
          </table:table-cell>
          <table:covered-table-cell table:style-name="ce15"/>
          <table:table-cell table:style-name="ce41" office:value-type="string" calcext:value-type="string" table:number-columns-spanned="3" table:number-rows-spanned="1">
            <text:p>CNN</text:p>
          </table:table-cell>
          <table:covered-table-cell table:number-columns-repeated="2" table:style-name="ce15"/>
          <table:table-cell table:style-name="ce12" office:value-type="string" calcext:value-type="string" table:number-columns-spanned="3" table:number-rows-spanned="1">
            <text:p>AE</text:p>
          </table:table-cell>
          <table:covered-table-cell table:style-name="ce23"/>
          <table:covered-table-cell table:style-name="ce12"/>
          <table:table-cell table:style-name="ce12" table:number-columns-repeated="2"/>
          <table:table-cell table:style-name="ce65" table:number-columns-spanned="4" table:number-rows-spanned="1"/>
          <table:covered-table-cell table:number-columns-repeated="3" table:style-name="ce12"/>
          <table:table-cell table:style-name="ce66" table:number-columns-spanned="4" table:number-rows-spanned="1"/>
          <table:covered-table-cell table:number-columns-repeated="3" table:style-name="ce12"/>
          <table:table-cell table:style-name="ce12" table:number-columns-repeated="2"/>
          <table:table-cell table:style-name="Default" table:number-columns-repeated="22"/>
          <table:table-cell table:number-columns-repeated="982"/>
          <table:table-cell table:style-name="ce101" table:number-columns-repeated="12"/>
          <table:table-cell table:number-columns-repeated="89"/>
        </table:table-row>
        <table:table-row table:style-name="ro5">
          <table:table-cell table:style-name="ce15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5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table:number-columns-repeated="12"/>
          <table:table-cell table:style-name="Default" table:number-columns-repeated="22"/>
          <table:table-cell table:style-name="ce104" table:number-columns-repeated="25"/>
          <table:table-cell table:number-columns-repeated="957"/>
          <table:table-cell table:style-name="ce101" table:number-columns-repeated="12"/>
          <table:table-cell table:number-columns-repeated="89"/>
        </table:table-row>
        <table:table-row table:style-name="ro6">
          <table:table-cell table:style-name="ce16" office:value-type="string" calcext:value-type="string" table:number-columns-spanned="1" table:number-rows-spanned="3">
            <text:p>Training</text:p>
          </table:table-cell>
          <table:table-cell table:style-name="ce12" office:value-type="string" calcext:value-type="string">
            <text:p>MACC</text:p>
          </table:table-cell>
          <table:table-cell table:style-name="ce46" table:formula="of:=([.D199]/[.$C$199]-1+[.H199]/[.$G$199]-1+[.L199]/[.$K$199]-1)/3" office:value-type="percentage" office:value="0.397248708995366" calcext:value-type="percentage">
            <text:p>39.7%</text:p>
          </table:table-cell>
          <table:table-cell table:style-name="ce46" table:formula="of:=([.E199]/[.$C$199]-1+[.I199]/[.$G$199]-1+[.M199]/[.$K$199]-1)/3" office:value-type="percentage" office:value="0.0269340512882843" calcext:value-type="percentage">
            <text:p>2.7%</text:p>
          </table:table-cell>
          <table:table-cell table:style-name="ce46" table:formula="of:=([.F199]/[.$C$199]-1+[.J199]/[.$G$199]-1+[.N199]/[.$K$199]-1)/3" office:value-type="percentage" office:value="0.369022736100128" calcext:value-type="percentage">
            <text:p>36.9%</text:p>
          </table:table-cell>
          <table:table-cell table:style-name="ce46" table:formula="of:=([.P199]/[.$O$199]-1)" office:value-type="percentage" office:value="0.339608190906159" calcext:value-type="percentage">
            <text:p>34.0%</text:p>
          </table:table-cell>
          <table:table-cell table:style-name="ce46" table:formula="of:=([.Q199]/[.$O$199]-1)" office:value-type="percentage" office:value="0.515962592712028" calcext:value-type="percentage">
            <text:p>51.6%</text:p>
          </table:table-cell>
          <table:table-cell table:style-name="ce46" table:formula="of:=([.R199]/[.$O$199]-1)" office:value-type="percentage" office:value="0.848758465011287" calcext:value-type="percentage">
            <text:p>84.9%</text:p>
          </table:table-cell>
          <table:table-cell table:style-name="ce12" table:number-columns-repeated="12"/>
          <table:table-cell table:style-name="Default" table:number-columns-repeated="12"/>
          <table:table-cell table:number-columns-repeated="4"/>
          <table:table-cell table:style-name="Default" table:number-columns-repeated="6"/>
          <table:table-cell table:number-columns-repeated="982"/>
          <table:table-cell table:style-name="ce101" table:number-columns-repeated="6"/>
          <table:table-cell table:number-columns-repeated="95"/>
        </table:table-row>
        <table:table-row table:style-name="ro6">
          <table:covered-table-cell table:style-name="ce16"/>
          <table:table-cell table:style-name="ce12" office:value-type="string" calcext:value-type="string">
            <text:p>ACTIVATIONS</text:p>
          </table:table-cell>
          <table:table-cell table:style-name="ce46" table:formula="of:=([.D200]/[.$C$200]-1+[.H200]/[.$G$200]-1+[.L200]/[.$K$200]-1)/3" office:value-type="percentage" office:value="-0.645925223397373" calcext:value-type="percentage">
            <text:p>-64.6%</text:p>
          </table:table-cell>
          <table:table-cell table:style-name="ce46" table:formula="of:=([.E200]/[.$C$200]-1+[.I200]/[.$G$200]-1+[.M200]/[.$K$200]-1)/3" office:value-type="percentage" office:value="0" calcext:value-type="percentage">
            <text:p>0.0%</text:p>
          </table:table-cell>
          <table:table-cell table:style-name="ce46" table:formula="of:=([.F200]/[.$C$200]-1+[.J200]/[.$G$200]-1+[.N200]/[.$K$200]-1)/3" office:value-type="percentage" office:value="-0.512610490866766" calcext:value-type="percentage">
            <text:p>-51.3%</text:p>
          </table:table-cell>
          <table:table-cell table:style-name="ce46" table:formula="of:=([.P200]/[.$O$200]-1)" office:value-type="percentage" office:value="-0.391003460207612" calcext:value-type="percentage">
            <text:p>-39.1%</text:p>
          </table:table-cell>
          <table:table-cell table:style-name="ce46" table:formula="of:=([.Q200]/[.$O$200]-1)" office:value-type="percentage" office:value="0" calcext:value-type="percentage">
            <text:p>0.0%</text:p>
          </table:table-cell>
          <table:table-cell table:style-name="ce46" table:formula="of:=([.R200]/[.$O$200]-1)" office:value-type="percentage" office:value="-0.391003460207612" calcext:value-type="percentage">
            <text:p>-39.1%</text:p>
          </table:table-cell>
          <table:table-cell table:style-name="ce12" table:number-columns-repeated="12"/>
          <table:table-cell table:style-name="Default" table:number-columns-repeated="12"/>
          <table:table-cell table:number-columns-repeated="4"/>
          <table:table-cell table:style-name="ce151" table:number-columns-repeated="6"/>
          <table:table-cell table:number-columns-repeated="982"/>
          <table:table-cell table:style-name="ce101" table:number-columns-repeated="6"/>
          <table:table-cell table:number-columns-repeated="95"/>
        </table:table-row>
        <table:table-row table:style-name="ro6">
          <table:covered-table-cell table:style-name="ce16"/>
          <table:table-cell table:style-name="ce12" office:value-type="string" calcext:value-type="string">
            <text:p>RAM</text:p>
          </table:table-cell>
          <table:table-cell table:style-name="ce46" table:formula="of:=([.D201]/[.$C$201]-1+[.H201]/[.$G$201]-1+[.L201]/[.$K$201]-1)/3" office:value-type="percentage" office:value="-0.414377895888196" calcext:value-type="percentage">
            <text:p>-41.4%</text:p>
          </table:table-cell>
          <table:table-cell table:style-name="ce46" table:formula="of:=([.E201]/[.$C$201]-1+[.I201]/[.$G$201]-1+[.M201]/[.$K$201]-1)/3" office:value-type="percentage" office:value="0" calcext:value-type="percentage">
            <text:p>0.0%</text:p>
          </table:table-cell>
          <table:table-cell table:style-name="ce46" table:formula="of:=([.F201]/[.$C$201]-1+[.J201]/[.$G$201]-1+[.N201]/[.$K$201]-1)/3" office:value-type="percentage" office:value="-0.329860505116982" calcext:value-type="percentage">
            <text:p>-33.0%</text:p>
          </table:table-cell>
          <table:table-cell table:style-name="ce46" table:formula="of:=([.P201]/[.$O$201]-1)" office:value-type="percentage" office:value="-0.00337092058946364" calcext:value-type="percentage">
            <text:p>-0.3%</text:p>
          </table:table-cell>
          <table:table-cell table:style-name="ce46" table:formula="of:=([.Q201]/[.$O$201]-1)" office:value-type="percentage" office:value="0" calcext:value-type="percentage">
            <text:p>0.0%</text:p>
          </table:table-cell>
          <table:table-cell table:style-name="ce46" table:formula="of:=([.R201]/[.$O$201]-1)" office:value-type="percentage" office:value="-0.00337092058946364" calcext:value-type="percentage">
            <text:p>-0.3%</text:p>
          </table:table-cell>
          <table:table-cell table:style-name="ce12" table:number-columns-repeated="12"/>
          <table:table-cell table:style-name="Default" table:number-columns-repeated="12"/>
          <table:table-cell table:number-columns-repeated="1093"/>
        </table:table-row>
        <table:table-row table:style-name="ro5" table:number-rows-repeated="4">
          <table:table-cell table:style-name="ce12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5" office:value-type="string" calcext:value-type="string" table:number-columns-spanned="2" table:number-rows-spanned="1">
            <text:p><text:span text:style-name="T1">Model/Dataset</text:span></text:p>
          </table:table-cell>
          <table:covered-table-cell table:style-name="ce15"/>
          <table:table-cell table:style-name="ce41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5"/>
          <table:covered-table-cell table:style-name="ce12"/>
          <table:table-cell table:style-name="ce23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2"/>
          <table:table-cell table:style-name="ce65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2"/>
          <table:table-cell table:style-name="ce66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2"/>
          <table:table-cell table:style-name="ce12" table:number-columns-repeated="2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5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5"/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table:number-columns-repeated="2"/>
          <table:table-cell table:style-name="Default" table:number-columns-repeated="12"/>
          <table:table-cell table:number-columns-repeated="992"/>
          <table:table-cell table:style-name="ce101" table:number-columns-repeated="4"/>
          <table:table-cell table:number-columns-repeated="97"/>
        </table:table-row>
        <table:table-row table:style-name="ro6">
          <table:table-cell table:style-name="ce16" office:value-type="string" calcext:value-type="string" table:number-columns-spanned="1" table:number-rows-spanned="2">
            <text:p>Inference</text:p>
          </table:table-cell>
          <table:table-cell table:style-name="ce12" office:value-type="string" calcext:value-type="string">
            <text:p>MACC</text:p>
          </table:table-cell>
          <table:table-cell table:style-name="ce133" table:formula="of:=[.C33]/(10^6)" office:value-type="float" office:value="2.664996" calcext:value-type="float">
            <text:p>2.7</text:p>
          </table:table-cell>
          <table:table-cell table:style-name="ce133" table:formula="of:=[.C36]/(10^6)" office:value-type="float" office:value="33.705504" calcext:value-type="float">
            <text:p>33.7</text:p>
          </table:table-cell>
          <table:table-cell table:style-name="ce133" table:formula="of:=[.C39]/(10^6)" office:value-type="float" office:value="2.664996" calcext:value-type="float">
            <text:p>2.7</text:p>
          </table:table-cell>
          <table:table-cell table:style-name="ce133" table:formula="of:=[.C42]/(10^6)" office:value-type="float" office:value="2.664996" calcext:value-type="float">
            <text:p>2.7</text:p>
          </table:table-cell>
          <table:table-cell table:style-name="ce133" table:formula="of:=[.C79]/(10^6)" office:value-type="float" office:value="7.618726" calcext:value-type="float">
            <text:p>7.6</text:p>
          </table:table-cell>
          <table:table-cell table:style-name="ce133" table:formula="of:=[.C82]/(10^6)" office:value-type="float" office:value="16.221952" calcext:value-type="float">
            <text:p>16.2</text:p>
          </table:table-cell>
          <table:table-cell table:style-name="ce133" table:formula="of:=[.C85]/(10^6)" office:value-type="float" office:value="7.618726" calcext:value-type="float">
            <text:p>7.6</text:p>
          </table:table-cell>
          <table:table-cell table:style-name="ce133" table:formula="of:=[.C88]/(10^6)" office:value-type="float" office:value="7.618726" calcext:value-type="float">
            <text:p>7.6</text:p>
          </table:table-cell>
          <table:table-cell table:style-name="ce133" table:formula="of:=[.C124]/(10^6)" office:value-type="float" office:value="12.53459" calcext:value-type="float">
            <text:p>12.5</text:p>
          </table:table-cell>
          <table:table-cell table:style-name="ce133" table:formula="of:=[.C127]/(10^6)" office:value-type="float" office:value="127.06452" calcext:value-type="float">
            <text:p>127.1</text:p>
          </table:table-cell>
          <table:table-cell table:style-name="ce133" table:formula="of:=[.C130]/(10^6)" office:value-type="float" office:value="12.53459" calcext:value-type="float">
            <text:p>12.5</text:p>
          </table:table-cell>
          <table:table-cell table:style-name="ce133" table:formula="of:=[.C133]/(10^6)" office:value-type="float" office:value="12.53459" calcext:value-type="float">
            <text:p>12.5</text:p>
          </table:table-cell>
          <table:table-cell table:style-name="ce133" table:formula="of:=[.C175]/(10^6)" office:value-type="float" office:value="0.264192" calcext:value-type="float">
            <text:p>0.3</text:p>
          </table:table-cell>
          <table:table-cell table:style-name="ce133" table:formula="of:=[.C178]/(10^6)" office:value-type="float" office:value="0.267536" calcext:value-type="float">
            <text:p>0.3</text:p>
          </table:table-cell>
          <table:table-cell table:style-name="ce133" table:formula="of:=[.C181]/(10^6)" office:value-type="float" office:value="0.264192" calcext:value-type="float">
            <text:p>0.3</text:p>
          </table:table-cell>
          <table:table-cell table:style-name="ce133" table:formula="of:=[.C184]/(10^6)" office:value-type="float" office:value="0.264192" calcext:value-type="float">
            <text:p>0.3</text:p>
          </table:table-cell>
          <table:table-cell table:style-name="ce12" office:value-type="string" calcext:value-type="string">
            <text:p>millions</text:p>
          </table:table-cell>
          <table:table-cell table:style-name="ce12"/>
          <table:table-cell table:style-name="Default" table:number-columns-repeated="12"/>
          <table:table-cell table:number-columns-repeated="992"/>
          <table:table-cell table:style-name="ce101" table:number-columns-repeated="4"/>
          <table:table-cell table:number-columns-repeated="97"/>
        </table:table-row>
        <table:table-row table:style-name="ro6">
          <table:covered-table-cell table:style-name="ce16"/>
          <table:table-cell table:style-name="ce12" office:value-type="string" calcext:value-type="string">
            <text:p>RAM</text:p>
          </table:table-cell>
          <table:table-cell table:style-name="ce133" table:formula="of:=[.C34]/1000" office:value-type="float" office:value="20.096" calcext:value-type="float">
            <text:p>20.1</text:p>
          </table:table-cell>
          <table:table-cell table:style-name="ce133" table:formula="of:=[.C37]/1000" office:value-type="float" office:value="20.586" calcext:value-type="float">
            <text:p>20.6</text:p>
          </table:table-cell>
          <table:table-cell table:style-name="ce133" table:formula="of:=[.C40]/1000" office:value-type="float" office:value="20.096" calcext:value-type="float">
            <text:p>20.1</text:p>
          </table:table-cell>
          <table:table-cell table:style-name="ce133" table:formula="of:=[.C43]/1000" office:value-type="float" office:value="20.096" calcext:value-type="float">
            <text:p>20.1</text:p>
          </table:table-cell>
          <table:table-cell table:style-name="ce133" table:formula="of:=[.C80]/1000" office:value-type="float" office:value="55.296" calcext:value-type="float">
            <text:p>55.3</text:p>
          </table:table-cell>
          <table:table-cell table:style-name="ce133" table:formula="of:=[.C83]/1000" office:value-type="float" office:value="82.945" calcext:value-type="float">
            <text:p>82.9</text:p>
          </table:table-cell>
          <table:table-cell table:style-name="ce133" table:formula="of:=[.C86]/1000" office:value-type="float" office:value="55.296" calcext:value-type="float">
            <text:p>55.3</text:p>
          </table:table-cell>
          <table:table-cell table:style-name="ce133" table:formula="of:=[.C89]/1000" office:value-type="float" office:value="55.296" calcext:value-type="float">
            <text:p>55.3</text:p>
          </table:table-cell>
          <table:table-cell table:style-name="ce133" table:formula="of:=[.C125]/1000" office:value-type="float" office:value="49.152" calcext:value-type="float">
            <text:p>49.2</text:p>
          </table:table-cell>
          <table:table-cell table:style-name="ce133" table:formula="of:=[.C128]/1000" office:value-type="float" office:value="52.225" calcext:value-type="float">
            <text:p>52.2</text:p>
          </table:table-cell>
          <table:table-cell table:style-name="ce133" table:formula="of:=[.C131]/1000" office:value-type="float" office:value="49.152" calcext:value-type="float">
            <text:p>49.2</text:p>
          </table:table-cell>
          <table:table-cell table:style-name="ce133" table:formula="of:=[.C134]/1000" office:value-type="float" office:value="49.152" calcext:value-type="float">
            <text:p>49.2</text:p>
          </table:table-cell>
          <table:table-cell table:style-name="ce133" table:formula="of:=[.C176]/1000" office:value-type="float" office:value="0.768" calcext:value-type="float">
            <text:p>0.8</text:p>
          </table:table-cell>
          <table:table-cell table:style-name="ce133" table:formula="of:=[.C179]/1000" office:value-type="float" office:value="0.768" calcext:value-type="float">
            <text:p>0.8</text:p>
          </table:table-cell>
          <table:table-cell table:style-name="ce133" table:formula="of:=[.C182]/1000" office:value-type="float" office:value="0.768" calcext:value-type="float">
            <text:p>0.8</text:p>
          </table:table-cell>
          <table:table-cell table:style-name="ce133" table:formula="of:=[.C185]/1000" office:value-type="float" office:value="0.768" calcext:value-type="float">
            <text:p>0.8</text:p>
          </table:table-cell>
          <table:table-cell table:style-name="ce12" office:value-type="string" calcext:value-type="string">
            <text:p>KB</text:p>
          </table:table-cell>
          <table:table-cell table:style-name="ce12"/>
          <table:table-cell table:style-name="Default" table:number-columns-repeated="12"/>
          <table:table-cell table:number-columns-repeated="1093"/>
        </table:table-row>
        <table:table-row table:style-name="ro5" table:number-rows-repeated="4">
          <table:table-cell table:style-name="ce12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5" office:value-type="string" calcext:value-type="string" table:number-columns-spanned="2" table:number-rows-spanned="1">
            <text:p>Architecture</text:p>
          </table:table-cell>
          <table:covered-table-cell table:style-name="ce15"/>
          <table:table-cell table:style-name="ce41" office:value-type="string" calcext:value-type="string" table:number-columns-spanned="3" table:number-rows-spanned="1">
            <text:p>CNN</text:p>
          </table:table-cell>
          <table:covered-table-cell table:number-columns-repeated="2" table:style-name="ce15"/>
          <table:table-cell table:style-name="ce12" office:value-type="string" calcext:value-type="string" table:number-columns-spanned="3" table:number-rows-spanned="1">
            <text:p>AE</text:p>
          </table:table-cell>
          <table:covered-table-cell table:style-name="ce23"/>
          <table:covered-table-cell table:style-name="ce12"/>
          <table:table-cell table:style-name="ce12" table:number-columns-repeated="12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5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5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table:number-columns-repeated="12"/>
          <table:table-cell table:style-name="Default" table:number-columns-repeated="12"/>
          <table:table-cell table:number-columns-repeated="1093"/>
        </table:table-row>
        <table:table-row table:style-name="ro6">
          <table:table-cell table:style-name="ce16" office:value-type="string" calcext:value-type="string" table:number-columns-spanned="1" table:number-rows-spanned="2">
            <text:p>Inference</text:p>
          </table:table-cell>
          <table:table-cell table:style-name="ce12" office:value-type="string" calcext:value-type="string">
            <text:p>MACC</text:p>
          </table:table-cell>
          <table:table-cell table:style-name="ce46" table:formula="of:=([.D216]/[.$C$216]-1+[.H216]/[.$G$216]-1+[.L216]/[.$K$216]-1)/3" office:value-type="percentage" office:value="7.30460630648135" calcext:value-type="percentage">
            <text:p>730.5%</text:p>
          </table:table-cell>
          <table:table-cell table:style-name="ce46" table:formula="of:=([.E216]/[.$C$216]-1+[.I216]/[.$G$216]-1+[.M216]/[.$K$216]-1)/3" office:value-type="percentage" office:value="0" calcext:value-type="percentage">
            <text:p>0.0%</text:p>
          </table:table-cell>
          <table:table-cell table:style-name="ce46" table:formula="of:=([.F216]/[.$C$216]-1+[.J216]/[.$G$216]-1+[.N216]/[.$K$216]-1)/3" office:value-type="percentage" office:value="0" calcext:value-type="percentage">
            <text:p>0.0%</text:p>
          </table:table-cell>
          <table:table-cell table:style-name="ce46" table:formula="of:=([.P216]/[.$O$216]-1)" office:value-type="percentage" office:value="0.0126574612403101" calcext:value-type="percentage">
            <text:p>1.3%</text:p>
          </table:table-cell>
          <table:table-cell table:style-name="ce46" table:formula="of:=([.Q216]/[.$O$216]-1)" office:value-type="percentage" office:value="0" calcext:value-type="percentage">
            <text:p>0.0%</text:p>
          </table:table-cell>
          <table:table-cell table:style-name="ce46" table:formula="of:=([.R216]/[.$O$216]-1)" office:value-type="percentage" office:value="0" calcext:value-type="percentage">
            <text:p>0.0%</text:p>
          </table:table-cell>
          <table:table-cell table:style-name="ce12" table:number-columns-repeated="12"/>
          <table:table-cell table:style-name="Default" table:number-columns-repeated="12"/>
          <table:table-cell table:number-columns-repeated="1093"/>
        </table:table-row>
        <table:table-row table:style-name="ro6">
          <table:covered-table-cell table:style-name="ce16"/>
          <table:table-cell table:style-name="ce12" office:value-type="string" calcext:value-type="string">
            <text:p>RAM</text:p>
          </table:table-cell>
          <table:table-cell table:style-name="ce46" table:formula="of:=([.D217]/[.$C$217]-1+[.H217]/[.$G$217]-1+[.L217]/[.$K$217]-1)/3" office:value-type="percentage" office:value="0.195640463775421" calcext:value-type="percentage">
            <text:p>19.6%</text:p>
          </table:table-cell>
          <table:table-cell table:style-name="ce46" table:formula="of:=([.E217]/[.$C$217]-1+[.I217]/[.$G$217]-1+[.M217]/[.$K$217]-1)/3" office:value-type="percentage" office:value="0" calcext:value-type="percentage">
            <text:p>0.0%</text:p>
          </table:table-cell>
          <table:table-cell table:style-name="ce46" table:formula="of:=([.F217]/[.$C$217]-1+[.J217]/[.$G$217]-1+[.N217]/[.$K$217]-1)/3" office:value-type="percentage" office:value="0" calcext:value-type="percentage">
            <text:p>0.0%</text:p>
          </table:table-cell>
          <table:table-cell table:style-name="ce46" table:formula="of:=([.P217]/[.$O$217]-1)" office:value-type="percentage" office:value="0" calcext:value-type="percentage">
            <text:p>0.0%</text:p>
          </table:table-cell>
          <table:table-cell table:style-name="ce46" table:formula="of:=([.Q217]/[.$O$217]-1)" office:value-type="percentage" office:value="0" calcext:value-type="percentage">
            <text:p>0.0%</text:p>
          </table:table-cell>
          <table:table-cell table:style-name="ce46" table:formula="of:=([.R217]/[.$O$217]-1)" office:value-type="percentage" office:value="0" calcext:value-type="percentage">
            <text:p>0.0%</text:p>
          </table:table-cell>
          <table:table-cell table:style-name="ce12" table:number-columns-repeated="12"/>
          <table:table-cell table:style-name="Default" table:number-columns-repeated="12"/>
          <table:table-cell table:number-columns-repeated="1093"/>
        </table:table-row>
        <table:table-row table:style-name="ro5" table:number-rows-repeated="2">
          <table:table-cell table:style-name="ce12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7" office:value-type="string" calcext:value-type="string" table:number-columns-spanned="4" table:number-rows-spanned="1">
            <text:p>Training and Inference latencies on MCUs</text:p>
          </table:table-cell>
          <table:covered-table-cell table:number-columns-repeated="3" table:style-name="ce40" office:value-type="string" calcext:value-type="string">
            <text:p>Training and Inference latencies on MCUs</text:p>
          </table:covered-table-cell>
          <table:table-cell table:style-name="ce12" table:number-columns-repeated="16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8"/>
          <table:table-cell table:style-name="ce34" table:number-columns-repeated="3"/>
          <table:table-cell table:style-name="ce12" table:number-columns-repeated="16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13" office:value-type="string" calcext:value-type="string">
            <text:p>MCUs</text:p>
          </table:table-cell>
          <table:table-cell table:style-name="ce113" office:value-type="string" calcext:value-type="string">
            <text:p>cycles/sec</text:p>
          </table:table-cell>
          <table:table-cell table:style-name="ce113" office:value-type="string" calcext:value-type="string">
            <text:p>cycles/mac</text:p>
          </table:table-cell>
          <table:table-cell table:style-name="ce12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13" office:value-type="string" calcext:value-type="string">
            <text:p>STM32H735G-DK</text:p>
          </table:table-cell>
          <table:table-cell table:style-name="ce113" table:formula="of:=550*10^6" office:value-type="float" office:value="550000000" calcext:value-type="float">
            <text:p>550000000</text:p>
          </table:table-cell>
          <table:table-cell table:style-name="ce113" office:value-type="float" office:value="3" calcext:value-type="float">
            <text:p>3</text:p>
          </table:table-cell>
          <table:table-cell table:style-name="ce12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13" office:value-type="string" calcext:value-type="string">
            <text:p>NUCLEO-G474RE</text:p>
          </table:table-cell>
          <table:table-cell table:style-name="ce113" table:formula="of:=170*10^6" office:value-type="float" office:value="170000000" calcext:value-type="float">
            <text:p>170000000</text:p>
          </table:table-cell>
          <table:table-cell table:style-name="ce113" office:value-type="float" office:value="4.5" calcext:value-type="float">
            <text:p>4.5</text:p>
          </table:table-cell>
          <table:table-cell table:style-name="ce12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2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2" office:value-type="string" calcext:value-type="string">
            <text:p>Model/Dataset</text:p>
          </table:table-cell>
          <table:table-cell table:style-name="ce12" office:value-type="string" calcext:value-type="string">
            <text:p>epochs</text:p>
          </table:table-cell>
          <table:table-cell table:style-name="Default" office:value-type="string" calcext:value-type="string">
            <text:p>samples</text:p>
          </table:table-cell>
          <table:table-cell table:style-name="ce12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2" office:value-type="string" calcext:value-type="string">
            <text:p><text:span text:style-name="T2">DS-CNN/SC</text:span> 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85511" calcext:value-type="float">
            <text:p>85511</text:p>
          </table:table-cell>
          <table:table-cell table:style-name="ce12" table:number-columns-repeated="17"/>
          <table:table-cell table:style-name="Default" table:number-columns-repeated="12"/>
          <table:table-cell table:number-columns-repeated="1093"/>
        </table:table-row>
        <table:table-row table:style-name="ro7">
          <table:table-cell table:style-name="ce23" office:value-type="string" calcext:value-type="string">
            <text:p>MobileNet/VWW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09619" calcext:value-type="float">
            <text:p>109619</text:p>
          </table:table-cell>
          <table:table-cell table:style-name="ce12" table:number-columns-repeated="17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23" office:value-type="string" calcext:value-type="string">
            <text:p>ResNet/Cifar1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000" calcext:value-type="float">
            <text:p>50000</text:p>
          </table:table-cell>
          <table:table-cell table:style-name="ce12" table:number-columns-repeated="17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20" office:value-type="string" calcext:value-type="string">
            <text:p>AE/ToyADMOS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15" table:number-columns-repeated="2"/>
          <table:table-cell table:style-name="ce12"/>
          <table:table-cell table:style-name="ce23" table:number-columns-spanned="4" table:number-rows-spanned="1"/>
          <table:covered-table-cell table:number-columns-repeated="3" table:style-name="ce12"/>
          <table:table-cell table:style-name="ce65" table:number-columns-spanned="4" table:number-rows-spanned="1"/>
          <table:covered-table-cell table:number-columns-repeated="3" table:style-name="ce12"/>
          <table:table-cell table:style-name="ce66" table:number-columns-spanned="4" table:number-rows-spanned="1"/>
          <table:covered-table-cell table:number-columns-repeated="3" table:style-name="ce12"/>
          <table:table-cell table:style-name="ce12" table:number-columns-repeated="2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20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23"/>
          <table:table-cell table:style-name="ce12" table:number-columns-repeated="3"/>
          <table:table-cell table:style-name="ce65"/>
          <table:table-cell table:style-name="ce12" table:number-columns-repeated="3"/>
          <table:table-cell table:style-name="ce66"/>
          <table:table-cell table:style-name="ce12" table:number-columns-repeated="5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21" office:value-type="string" calcext:value-type="string">
            <text:p>Per input sample</text:p>
          </table:table-cell>
          <table:table-cell table:style-name="ce12" table:number-columns-repeated="19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5" office:value-type="string" calcext:value-type="string" table:number-columns-spanned="2" table:number-rows-spanned="1">
            <text:p><text:span text:style-name="T1">Model/Dataset</text:span></text:p>
          </table:table-cell>
          <table:covered-table-cell table:style-name="ce15"/>
          <table:table-cell table:style-name="ce41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5"/>
          <table:covered-table-cell table:style-name="ce12"/>
          <table:table-cell table:style-name="ce23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2"/>
          <table:table-cell table:style-name="ce65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2"/>
          <table:table-cell table:style-name="ce66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2"/>
          <table:table-cell table:style-name="ce12" table:number-columns-repeated="2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5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5"/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table:number-columns-repeated="2"/>
          <table:table-cell table:style-name="Default" table:number-columns-repeated="1004"/>
          <table:table-cell table:number-columns-repeated="101"/>
        </table:table-row>
        <table:table-row table:style-name="ro6">
          <table:table-cell table:style-name="ce16" office:value-type="string" calcext:value-type="string" table:number-columns-spanned="1" table:number-rows-spanned="2">
            <text:p>Training </text:p>
          </table:table-cell>
          <table:table-cell table:style-name="ce127" office:value-type="string" calcext:value-type="string">
            <text:p>STM32</text:p>
          </table:table-cell>
          <table:table-cell table:style-name="ce134" table:formula="of:=(10^6)*[.C199]*[.$C$231]/[.$B$231]*10^3" office:value-type="float" office:value="41.8175127272727" calcext:value-type="float">
            <text:p>41.8</text:p>
          </table:table-cell>
          <table:table-cell table:style-name="ce134" table:formula="of:=(10^6)*[.D199]*[.$C$231]/[.$B$231]*10^3" office:value-type="float" office:value="59.6242909090909" calcext:value-type="float">
            <text:p>59.6</text:p>
          </table:table-cell>
          <table:table-cell table:style-name="ce134" table:formula="of:=(10^6)*[.E199]*[.$C$231]/[.$B$231]*10^3" office:value-type="float" office:value="43.5962836363636" calcext:value-type="float">
            <text:p>43.6</text:p>
          </table:table-cell>
          <table:table-cell table:style-name="ce134" table:formula="of:=(10^6)*[.F199]*[.$C$231]/[.$B$231]*10^3" office:value-type="float" office:value="58.1326254545455" calcext:value-type="float">
            <text:p>58.1</text:p>
          </table:table-cell>
          <table:table-cell table:style-name="ce134" table:formula="of:=(10^6)*[.G199]*[.$C$231]/[.$B$231]*10^3" office:value-type="float" office:value="121.94256" calcext:value-type="float">
            <text:p>121.9</text:p>
          </table:table-cell>
          <table:table-cell table:style-name="ce134" table:formula="of:=(10^6)*[.H199]*[.$C$231]/[.$B$231]*10^3" office:value-type="float" office:value="171.5712" calcext:value-type="float">
            <text:p>171.6</text:p>
          </table:table-cell>
          <table:table-cell table:style-name="ce134" table:formula="of:=(10^6)*[.I199]*[.$C$231]/[.$B$231]*10^3" office:value-type="float" office:value="124.958912727273" calcext:value-type="float">
            <text:p>125.0</text:p>
          </table:table-cell>
          <table:table-cell table:style-name="ce134" table:formula="of:=(10^6)*[.J199]*[.$C$231]/[.$B$231]*10^3" office:value-type="float" office:value="166.5156" calcext:value-type="float">
            <text:p>166.5</text:p>
          </table:table-cell>
          <table:table-cell table:style-name="ce134" table:formula="of:=(10^6)*[.K199]*[.$C$231]/[.$B$231]*10^3" office:value-type="float" office:value="202.361410909091" calcext:value-type="float">
            <text:p>202.4</text:p>
          </table:table-cell>
          <table:table-cell table:style-name="ce134" table:formula="of:=(10^6)*[.L199]*[.$C$231]/[.$B$231]*10^3" office:value-type="float" office:value="274.99728" calcext:value-type="float">
            <text:p>275.0</text:p>
          </table:table-cell>
          <table:table-cell table:style-name="ce134" table:formula="of:=(10^6)*[.M199]*[.$C$231]/[.$B$231]*10^3" office:value-type="float" office:value="205.09932" calcext:value-type="float">
            <text:p>205.1</text:p>
          </table:table-cell>
          <table:table-cell table:style-name="ce134" table:formula="of:=(10^6)*[.N199]*[.$C$231]/[.$B$231]*10^3" office:value-type="float" office:value="273.469810909091" calcext:value-type="float">
            <text:p>273.5</text:p>
          </table:table-cell>
          <table:table-cell table:style-name="ce134" table:formula="of:=(10^6)*[.O199]*[.$C$231]/[.$B$231]*10^3" office:value-type="float" office:value="4.33012363636364" calcext:value-type="float">
            <text:p>4.3</text:p>
          </table:table-cell>
          <table:table-cell table:style-name="ce134" table:formula="of:=(10^6)*[.P199]*[.$C$231]/[.$B$231]*10^3" office:value-type="float" office:value="5.80066909090909" calcext:value-type="float">
            <text:p>5.8</text:p>
          </table:table-cell>
          <table:table-cell table:style-name="ce134" table:formula="of:=(10^6)*[.Q199]*[.$C$231]/[.$B$231]*10^3" office:value-type="float" office:value="6.56430545454546" calcext:value-type="float">
            <text:p>6.6</text:p>
          </table:table-cell>
          <table:table-cell table:style-name="ce134" table:formula="of:=(10^6)*[.R199]*[.$C$231]/[.$B$231]*10^3" office:value-type="float" office:value="8.00535272727273" calcext:value-type="float">
            <text:p>8.0</text:p>
          </table:table-cell>
          <table:table-cell table:style-name="ce12" office:value-type="string" calcext:value-type="string">
            <text:p>milliseconds</text:p>
          </table:table-cell>
          <table:table-cell table:style-name="ce12"/>
          <table:table-cell table:style-name="Default" table:number-columns-repeated="1004"/>
          <table:table-cell table:number-columns-repeated="101"/>
        </table:table-row>
        <table:table-row table:style-name="ro6">
          <table:covered-table-cell table:style-name="ce16"/>
          <table:table-cell table:style-name="ce127" office:value-type="string" calcext:value-type="string">
            <text:p>NUCLEO</text:p>
          </table:table-cell>
          <table:table-cell table:style-name="ce134" table:formula="of:=(10^6)*[.C199]*[.$C$232]/[.$B$232]*10^3" office:value-type="float" office:value="202.937929411765" calcext:value-type="float">
            <text:p>202.9</text:p>
          </table:table-cell>
          <table:table-cell table:style-name="ce134" table:formula="of:=(10^6)*[.D199]*[.$C$232]/[.$B$232]*10^3" office:value-type="float" office:value="289.353176470588" calcext:value-type="float">
            <text:p>289.4</text:p>
          </table:table-cell>
          <table:table-cell table:style-name="ce134" table:formula="of:=(10^6)*[.E199]*[.$C$232]/[.$B$232]*10^3" office:value-type="float" office:value="211.5702" calcext:value-type="float">
            <text:p>211.6</text:p>
          </table:table-cell>
          <table:table-cell table:style-name="ce134" table:formula="of:=(10^6)*[.F199]*[.$C$232]/[.$B$232]*10^3" office:value-type="float" office:value="282.114211764706" calcext:value-type="float">
            <text:p>282.1</text:p>
          </table:table-cell>
          <table:table-cell table:style-name="ce134" table:formula="of:=(10^6)*[.G199]*[.$C$232]/[.$B$232]*10^3" office:value-type="float" office:value="591.780070588235" calcext:value-type="float">
            <text:p>591.8</text:p>
          </table:table-cell>
          <table:table-cell table:style-name="ce134" table:formula="of:=(10^6)*[.H199]*[.$C$232]/[.$B$232]*10^3" office:value-type="float" office:value="832.624941176471" calcext:value-type="float">
            <text:p>832.6</text:p>
          </table:table-cell>
          <table:table-cell table:style-name="ce134" table:formula="of:=(10^6)*[.I199]*[.$C$232]/[.$B$232]*10^3" office:value-type="float" office:value="606.418252941176" calcext:value-type="float">
            <text:p>606.4</text:p>
          </table:table-cell>
          <table:table-cell table:style-name="ce134" table:formula="of:=(10^6)*[.J199]*[.$C$232]/[.$B$232]*10^3" office:value-type="float" office:value="808.090411764706" calcext:value-type="float">
            <text:p>808.1</text:p>
          </table:table-cell>
          <table:table-cell table:style-name="ce134" table:formula="of:=(10^6)*[.K199]*[.$C$232]/[.$B$232]*10^3" office:value-type="float" office:value="982.048023529412" calcext:value-type="float">
            <text:p>982.0</text:p>
          </table:table-cell>
          <table:table-cell table:style-name="ce134" table:formula="of:=(10^6)*[.L199]*[.$C$232]/[.$B$232]*10^3" office:value-type="float" office:value="1334.54562352941" calcext:value-type="float">
            <text:p>1334.5</text:p>
          </table:table-cell>
          <table:table-cell table:style-name="ce134" table:formula="of:=(10^6)*[.M199]*[.$C$232]/[.$B$232]*10^3" office:value-type="float" office:value="995.334935294118" calcext:value-type="float">
            <text:p>995.3</text:p>
          </table:table-cell>
          <table:table-cell table:style-name="ce134" table:formula="of:=(10^6)*[.N199]*[.$C$232]/[.$B$232]*10^3" office:value-type="float" office:value="1327.13290588235" calcext:value-type="float">
            <text:p>1327.1</text:p>
          </table:table-cell>
          <table:table-cell table:style-name="ce134" table:formula="of:=(10^6)*[.O199]*[.$C$232]/[.$B$232]*10^3" office:value-type="float" office:value="21.0138352941176" calcext:value-type="float">
            <text:p>21.0</text:p>
          </table:table-cell>
          <table:table-cell table:style-name="ce134" table:formula="of:=(10^6)*[.P199]*[.$C$232]/[.$B$232]*10^3" office:value-type="float" office:value="28.1503058823529" calcext:value-type="float">
            <text:p>28.2</text:p>
          </table:table-cell>
          <table:table-cell table:style-name="ce134" table:formula="of:=(10^6)*[.Q199]*[.$C$232]/[.$B$232]*10^3" office:value-type="float" office:value="31.8561882352941" calcext:value-type="float">
            <text:p>31.9</text:p>
          </table:table-cell>
          <table:table-cell table:style-name="ce134" table:formula="of:=(10^6)*[.R199]*[.$C$232]/[.$B$232]*10^3" office:value-type="float" office:value="38.8495058823529" calcext:value-type="float">
            <text:p>38.8</text:p>
          </table:table-cell>
          <table:table-cell table:style-name="ce12" office:value-type="string" calcext:value-type="string">
            <text:p>milliseconds</text:p>
          </table:table-cell>
          <table:table-cell table:style-name="ce12"/>
          <table:table-cell table:style-name="Default" table:number-columns-repeated="1004"/>
          <table:table-cell table:number-columns-repeated="101"/>
        </table:table-row>
        <table:table-row table:style-name="ro6">
          <table:table-cell table:style-name="ce16" office:value-type="string" calcext:value-type="string" table:number-columns-spanned="1" table:number-rows-spanned="2">
            <text:p>Inference</text:p>
          </table:table-cell>
          <table:table-cell table:style-name="ce127" office:value-type="string" calcext:value-type="string">
            <text:p>STM32</text:p>
          </table:table-cell>
          <table:table-cell table:style-name="ce134" table:formula="of:=[.C216]*(10^6)*[.$C$231]/[.$B$231]*10^3" office:value-type="float" office:value="14.5363418181818" calcext:value-type="float">
            <text:p>14.5</text:p>
          </table:table-cell>
          <table:table-cell table:style-name="ce134" table:formula="of:=[.D216]*(10^6)*[.$C$231]/[.$B$231]*10^3" office:value-type="float" office:value="183.848203636364" calcext:value-type="float">
            <text:p>183.8</text:p>
          </table:table-cell>
          <table:table-cell table:style-name="ce134" table:formula="of:=[.E216]*(10^6)*[.$C$231]/[.$B$231]*10^3" office:value-type="float" office:value="14.5363418181818" calcext:value-type="float">
            <text:p>14.5</text:p>
          </table:table-cell>
          <table:table-cell table:style-name="ce134" table:formula="of:=[.F216]*(10^6)*[.$C$231]/[.$B$231]*10^3" office:value-type="float" office:value="14.5363418181818" calcext:value-type="float">
            <text:p>14.5</text:p>
          </table:table-cell>
          <table:table-cell table:style-name="ce134" table:formula="of:=[.G216]*(10^6)*[.$C$231]/[.$B$231]*10^3" office:value-type="float" office:value="41.5566872727273" calcext:value-type="float">
            <text:p>41.6</text:p>
          </table:table-cell>
          <table:table-cell table:style-name="ce134" table:formula="of:=[.H216]*(10^6)*[.$C$231]/[.$B$231]*10^3" office:value-type="float" office:value="88.4833745454546" calcext:value-type="float">
            <text:p>88.5</text:p>
          </table:table-cell>
          <table:table-cell table:style-name="ce134" table:formula="of:=[.I216]*(10^6)*[.$C$231]/[.$B$231]*10^3" office:value-type="float" office:value="41.5566872727273" calcext:value-type="float">
            <text:p>41.6</text:p>
          </table:table-cell>
          <table:table-cell table:style-name="ce134" table:formula="of:=[.J216]*(10^6)*[.$C$231]/[.$B$231]*10^3" office:value-type="float" office:value="41.5566872727273" calcext:value-type="float">
            <text:p>41.6</text:p>
          </table:table-cell>
          <table:table-cell table:style-name="ce134" table:formula="of:=[.K216]*(10^6)*[.$C$231]/[.$B$231]*10^3" office:value-type="float" office:value="68.3704909090909" calcext:value-type="float">
            <text:p>68.4</text:p>
          </table:table-cell>
          <table:table-cell table:style-name="ce134" table:formula="of:=[.L216]*(10^6)*[.$C$231]/[.$B$231]*10^3" office:value-type="float" office:value="693.0792" calcext:value-type="float">
            <text:p>693.1</text:p>
          </table:table-cell>
          <table:table-cell table:style-name="ce134" table:formula="of:=[.M216]*(10^6)*[.$C$231]/[.$B$231]*10^3" office:value-type="float" office:value="68.3704909090909" calcext:value-type="float">
            <text:p>68.4</text:p>
          </table:table-cell>
          <table:table-cell table:style-name="ce134" table:formula="of:=[.N216]*(10^6)*[.$C$231]/[.$B$231]*10^3" office:value-type="float" office:value="68.3704909090909" calcext:value-type="float">
            <text:p>68.4</text:p>
          </table:table-cell>
          <table:table-cell table:style-name="ce134" table:formula="of:=[.O216]*(10^6)*[.$C$231]/[.$B$231]*10^3" office:value-type="float" office:value="1.44104727272727" calcext:value-type="float">
            <text:p>1.4</text:p>
          </table:table-cell>
          <table:table-cell table:style-name="ce134" table:formula="of:=[.P216]*(10^6)*[.$C$231]/[.$B$231]*10^3" office:value-type="float" office:value="1.45928727272727" calcext:value-type="float">
            <text:p>1.5</text:p>
          </table:table-cell>
          <table:table-cell table:style-name="ce134" table:formula="of:=[.Q216]*(10^6)*[.$C$231]/[.$B$231]*10^3" office:value-type="float" office:value="1.44104727272727" calcext:value-type="float">
            <text:p>1.4</text:p>
          </table:table-cell>
          <table:table-cell table:style-name="ce134" table:formula="of:=[.R216]*(10^6)*[.$C$231]/[.$B$231]*10^3" office:value-type="float" office:value="1.44104727272727" calcext:value-type="float">
            <text:p>1.4</text:p>
          </table:table-cell>
          <table:table-cell table:style-name="ce12" office:value-type="string" calcext:value-type="string">
            <text:p>milliseconds</text:p>
          </table:table-cell>
          <table:table-cell table:style-name="ce12"/>
          <table:table-cell table:style-name="Default" table:number-columns-repeated="1004"/>
          <table:table-cell table:number-columns-repeated="101"/>
        </table:table-row>
        <table:table-row table:style-name="ro6">
          <table:covered-table-cell table:style-name="ce12"/>
          <table:table-cell table:style-name="ce127" office:value-type="string" calcext:value-type="string">
            <text:p>NUCLEO</text:p>
          </table:table-cell>
          <table:table-cell table:style-name="ce134" table:formula="of:=[.C216]*(10^6)*[.$C$232]/[.$B$232]*10^3" office:value-type="float" office:value="70.5440117647059" calcext:value-type="float">
            <text:p>70.5</text:p>
          </table:table-cell>
          <table:table-cell table:style-name="ce134" table:formula="of:=[.D216]*(10^6)*[.$C$232]/[.$B$232]*10^3" office:value-type="float" office:value="892.204517647059" calcext:value-type="float">
            <text:p>892.2</text:p>
          </table:table-cell>
          <table:table-cell table:style-name="ce134" table:formula="of:=[.E216]*(10^6)*[.$C$232]/[.$B$232]*10^3" office:value-type="float" office:value="70.5440117647059" calcext:value-type="float">
            <text:p>70.5</text:p>
          </table:table-cell>
          <table:table-cell table:style-name="ce134" table:formula="of:=[.F216]*(10^6)*[.$C$232]/[.$B$232]*10^3" office:value-type="float" office:value="70.5440117647059" calcext:value-type="float">
            <text:p>70.5</text:p>
          </table:table-cell>
          <table:table-cell table:style-name="ce134" table:formula="of:=[.G216]*(10^6)*[.$C$232]/[.$B$232]*10^3" office:value-type="float" office:value="201.672158823529" calcext:value-type="float">
            <text:p>201.7</text:p>
          </table:table-cell>
          <table:table-cell table:style-name="ce134" table:formula="of:=[.H216]*(10^6)*[.$C$232]/[.$B$232]*10^3" office:value-type="float" office:value="429.404611764706" calcext:value-type="float">
            <text:p>429.4</text:p>
          </table:table-cell>
          <table:table-cell table:style-name="ce134" table:formula="of:=[.I216]*(10^6)*[.$C$232]/[.$B$232]*10^3" office:value-type="float" office:value="201.672158823529" calcext:value-type="float">
            <text:p>201.7</text:p>
          </table:table-cell>
          <table:table-cell table:style-name="ce134" table:formula="of:=[.J216]*(10^6)*[.$C$232]/[.$B$232]*10^3" office:value-type="float" office:value="201.672158823529" calcext:value-type="float">
            <text:p>201.7</text:p>
          </table:table-cell>
          <table:table-cell table:style-name="ce134" table:formula="of:=[.K216]*(10^6)*[.$C$232]/[.$B$232]*10^3" office:value-type="float" office:value="331.797970588235" calcext:value-type="float">
            <text:p>331.8</text:p>
          </table:table-cell>
          <table:table-cell table:style-name="ce134" table:formula="of:=[.L216]*(10^6)*[.$C$232]/[.$B$232]*10^3" office:value-type="float" office:value="3363.47258823529" calcext:value-type="float">
            <text:p>3363.5</text:p>
          </table:table-cell>
          <table:table-cell table:style-name="ce134" table:formula="of:=[.M216]*(10^6)*[.$C$232]/[.$B$232]*10^3" office:value-type="float" office:value="331.797970588235" calcext:value-type="float">
            <text:p>331.8</text:p>
          </table:table-cell>
          <table:table-cell table:style-name="ce134" table:formula="of:=[.N216]*(10^6)*[.$C$232]/[.$B$232]*10^3" office:value-type="float" office:value="331.797970588235" calcext:value-type="float">
            <text:p>331.8</text:p>
          </table:table-cell>
          <table:table-cell table:style-name="ce134" table:formula="of:=[.O216]*(10^6)*[.$C$232]/[.$B$232]*10^3" office:value-type="float" office:value="6.99331764705882" calcext:value-type="float">
            <text:p>7.0</text:p>
          </table:table-cell>
          <table:table-cell table:style-name="ce134" table:formula="of:=[.P216]*(10^6)*[.$C$232]/[.$B$232]*10^3" office:value-type="float" office:value="7.08183529411765" calcext:value-type="float">
            <text:p>7.1</text:p>
          </table:table-cell>
          <table:table-cell table:style-name="ce134" table:formula="of:=[.Q216]*(10^6)*[.$C$232]/[.$B$232]*10^3" office:value-type="float" office:value="6.99331764705882" calcext:value-type="float">
            <text:p>7.0</text:p>
          </table:table-cell>
          <table:table-cell table:style-name="ce134" table:formula="of:=[.R216]*(10^6)*[.$C$232]/[.$B$232]*10^3" office:value-type="float" office:value="6.99331764705882" calcext:value-type="float">
            <text:p>7.0</text:p>
          </table:table-cell>
          <table:table-cell table:style-name="ce12" office:value-type="string" calcext:value-type="string">
            <text:p>milliseconds</text:p>
          </table:table-cell>
          <table:table-cell table:style-name="ce12"/>
          <table:table-cell table:style-name="Default" table:number-columns-repeated="1004"/>
          <table:table-cell table:number-columns-repeated="101"/>
        </table:table-row>
        <table:table-row table:style-name="ro7" table:number-rows-repeated="2">
          <table:table-cell table:style-name="ce12" table:number-columns-repeated="2"/>
          <table:table-cell table:style-name="Default" table:number-columns-repeated="16"/>
          <table:table-cell table:style-name="ce12" table:number-columns-repeated="2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22" office:value-type="string" calcext:value-type="string" table:number-columns-spanned="4" table:number-rows-spanned="1">
            <text:p>Considering number of epochs and dataset size</text:p>
          </table:table-cell>
          <table:covered-table-cell table:style-name="ce12"/>
          <table:covered-table-cell table:number-columns-repeated="2" table:style-name="Default"/>
          <table:table-cell table:style-name="Default" table:number-columns-repeated="14"/>
          <table:table-cell table:style-name="ce12"/>
          <table:table-cell table:style-name="Default" table:number-columns-repeated="1005"/>
          <table:table-cell table:number-columns-repeated="101"/>
        </table:table-row>
        <table:table-row table:style-name="ro6">
          <table:table-cell table:style-name="ce15" office:value-type="string" calcext:value-type="string" table:number-columns-spanned="2" table:number-rows-spanned="1">
            <text:p>Model/Dataset</text:p>
          </table:table-cell>
          <table:covered-table-cell table:style-name="ce15"/>
          <table:table-cell table:style-name="ce41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5"/>
          <table:covered-table-cell table:style-name="ce12"/>
          <table:table-cell table:style-name="ce23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2"/>
          <table:table-cell table:style-name="ce65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2"/>
          <table:table-cell table:style-name="ce66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2"/>
          <table:table-cell table:style-name="ce15"/>
          <table:table-cell table:style-name="Default" table:number-columns-repeated="1005"/>
          <table:table-cell table:number-columns-repeated="101"/>
        </table:table-row>
        <table:table-row table:style-name="ro6">
          <table:table-cell table:style-name="ce15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5"/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 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 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 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 </text:p>
          </table:table-cell>
          <table:table-cell table:style-name="ce15"/>
          <table:table-cell table:style-name="Default" table:number-columns-repeated="1005"/>
          <table:table-cell table:number-columns-repeated="101"/>
        </table:table-row>
        <table:table-row table:style-name="ro6">
          <table:table-cell table:style-name="ce16" office:value-type="string" calcext:value-type="string" table:number-columns-spanned="1" table:number-rows-spanned="2">
            <text:p>Training</text:p>
          </table:table-cell>
          <table:table-cell table:style-name="ce127" office:value-type="string" calcext:value-type="string">
            <text:p>STM</text:p>
          </table:table-cell>
          <table:table-cell table:style-name="ce134" table:formula="of:=[.C243]/10^3*[.$B$235]*[.$C$235]/3600" office:value-type="float" office:value="35.7585733082182" calcext:value-type="float">
            <text:p>35.8</text:p>
          </table:table-cell>
          <table:table-cell table:style-name="ce134" table:formula="of:=[.D243]/10^3*[.$B$235]*[.$C$235]/3600" office:value-type="float" office:value="50.9853273992727" calcext:value-type="float">
            <text:p>51.0</text:p>
          </table:table-cell>
          <table:table-cell table:style-name="ce134" table:formula="of:=[.E243]/10^3*[.$B$235]*[.$C$235]/3600" office:value-type="float" office:value="37.2796181002909" calcext:value-type="float">
            <text:p>37.3</text:p>
          </table:table-cell>
          <table:table-cell table:style-name="ce134" table:formula="of:=[.F243]/10^3*[.$B$235]*[.$C$235]/3600" office:value-type="float" office:value="49.7097893524364" calcext:value-type="float">
            <text:p>49.7</text:p>
          </table:table-cell>
          <table:table-cell table:style-name="ce134" table:formula="of:=[.G243]/10^3*[.$B$236]*[.$C$236]/3600" office:value-type="float" office:value="185.655853953333" calcext:value-type="float">
            <text:p>185.7</text:p>
          </table:table-cell>
          <table:table-cell table:style-name="ce134" table:formula="of:=[.H243]/10^3*[.$B$236]*[.$C$236]/3600" office:value-type="float" office:value="261.214769066667" calcext:value-type="float">
            <text:p>261.2</text:p>
          </table:table-cell>
          <table:table-cell table:style-name="ce134" table:formula="of:=[.I243]/10^3*[.$B$236]*[.$C$236]/3600" office:value-type="float" office:value="190.248209086818" calcext:value-type="float">
            <text:p>190.2</text:p>
          </table:table-cell>
          <table:table-cell table:style-name="ce134" table:formula="of:=[.J243]/10^3*[.$B$236]*[.$C$236]/3600" office:value-type="float" office:value="253.517688283333" calcext:value-type="float">
            <text:p>253.5</text:p>
          </table:table-cell>
          <table:table-cell table:style-name="ce134" table:formula="of:=[.K243]/10^3*[.$B$237]*[.$C$237]/3600" office:value-type="float" office:value="1405.28757575758" calcext:value-type="float">
            <text:p>1405.3</text:p>
          </table:table-cell>
          <table:table-cell table:style-name="ce134" table:formula="of:=[.L243]/10^3*[.$B$237]*[.$C$237]/3600" office:value-type="float" office:value="1909.70333333333" calcext:value-type="float">
            <text:p>1909.7</text:p>
          </table:table-cell>
          <table:table-cell table:style-name="ce134" table:formula="of:=[.M243]/10^3*[.$B$237]*[.$C$237]/3600" office:value-type="float" office:value="1424.30083333333" calcext:value-type="float">
            <text:p>1424.3</text:p>
          </table:table-cell>
          <table:table-cell table:style-name="ce134" table:formula="of:=[.N243]/10^3*[.$B$237]*[.$C$237]/3600" office:value-type="float" office:value="1899.09590909091" calcext:value-type="float">
            <text:p>1899.1</text:p>
          </table:table-cell>
          <table:table-cell table:style-name="ce134" table:formula="of:=[.O243]/10^3*[.$B$238]*[.$C$238]/3600" office:value-type="float" office:value="0.481124848484849" calcext:value-type="float">
            <text:p>0.5</text:p>
          </table:table-cell>
          <table:table-cell table:style-name="ce134" table:formula="of:=[.P243]/10^3*[.$B$238]*[.$C$238]/3600" office:value-type="float" office:value="0.644518787878788" calcext:value-type="float">
            <text:p>0.6</text:p>
          </table:table-cell>
          <table:table-cell table:style-name="ce134" table:formula="of:=[.Q243]/10^3*[.$B$238]*[.$C$238]/3600" office:value-type="float" office:value="0.729367272727273" calcext:value-type="float">
            <text:p>0.7</text:p>
          </table:table-cell>
          <table:table-cell table:style-name="ce134" table:formula="of:=[.R243]/10^3*[.$B$238]*[.$C$238]/3600" office:value-type="float" office:value="0.889483636363636" calcext:value-type="float">
            <text:p>0.9</text:p>
          </table:table-cell>
          <table:table-cell table:style-name="ce62" office:value-type="string" calcext:value-type="string">
            <text:p>hours</text:p>
          </table:table-cell>
          <table:table-cell table:style-name="Default" table:number-columns-repeated="1005"/>
          <table:table-cell table:number-columns-repeated="101"/>
        </table:table-row>
        <table:table-row table:style-name="ro6">
          <table:covered-table-cell table:style-name="ce16"/>
          <table:table-cell table:style-name="ce127" office:value-type="string" calcext:value-type="string">
            <text:p>NUC</text:p>
          </table:table-cell>
          <table:table-cell table:style-name="ce134" table:formula="of:=[.C244]/10^3*[.$B$235]*[.$C$235]/3600" office:value-type="float" office:value="173.534252819294" calcext:value-type="float">
            <text:p>173.5</text:p>
          </table:table-cell>
          <table:table-cell table:style-name="ce134" table:formula="of:=[.D244]/10^3*[.$B$235]*[.$C$235]/3600" office:value-type="float" office:value="247.428794731765" calcext:value-type="float">
            <text:p>247.4</text:p>
          </table:table-cell>
          <table:table-cell table:style-name="ce134" table:formula="of:=[.E244]/10^3*[.$B$235]*[.$C$235]/3600" office:value-type="float" office:value="180.915793722" calcext:value-type="float">
            <text:p>180.9</text:p>
          </table:table-cell>
          <table:table-cell table:style-name="ce134" table:formula="of:=[.F244]/10^3*[.$B$235]*[.$C$235]/3600" office:value-type="float" office:value="241.238683622118" calcext:value-type="float">
            <text:p>241.2</text:p>
          </table:table-cell>
          <table:table-cell table:style-name="ce134" table:formula="of:=[.G244]/10^3*[.$B$236]*[.$C$236]/3600" office:value-type="float" office:value="900.976938302941" calcext:value-type="float">
            <text:p>901.0</text:p>
          </table:table-cell>
          <table:table-cell table:style-name="ce134" table:formula="of:=[.H244]/10^3*[.$B$236]*[.$C$236]/3600" office:value-type="float" office:value="1267.65990870588" calcext:value-type="float">
            <text:p>1267.7</text:p>
          </table:table-cell>
          <table:table-cell table:style-name="ce134" table:formula="of:=[.I244]/10^3*[.$B$236]*[.$C$236]/3600" office:value-type="float" office:value="923.263367627206" calcext:value-type="float">
            <text:p>923.3</text:p>
          </table:table-cell>
          <table:table-cell table:style-name="ce134" table:formula="of:=[.J244]/10^3*[.$B$236]*[.$C$236]/3600" office:value-type="float" office:value="1230.30642843382" calcext:value-type="float">
            <text:p>1230.3</text:p>
          </table:table-cell>
          <table:table-cell table:style-name="ce134" table:formula="of:=[.K244]/10^3*[.$B$237]*[.$C$237]/3600" office:value-type="float" office:value="6819.77794117647" calcext:value-type="float">
            <text:p>6819.8</text:p>
          </table:table-cell>
          <table:table-cell table:style-name="ce134" table:formula="of:=[.L244]/10^3*[.$B$237]*[.$C$237]/3600" office:value-type="float" office:value="9267.67794117647" calcext:value-type="float">
            <text:p>9267.7</text:p>
          </table:table-cell>
          <table:table-cell table:style-name="ce134" table:formula="of:=[.M244]/10^3*[.$B$237]*[.$C$237]/3600" office:value-type="float" office:value="6912.04816176471" calcext:value-type="float">
            <text:p>6912.0</text:p>
          </table:table-cell>
          <table:table-cell table:style-name="ce134" table:formula="of:=[.N244]/10^3*[.$B$237]*[.$C$237]/3600" office:value-type="float" office:value="9216.20073529412" calcext:value-type="float">
            <text:p>9216.2</text:p>
          </table:table-cell>
          <table:table-cell table:style-name="ce134" table:formula="of:=[.O244]/10^3*[.$B$238]*[.$C$238]/3600" office:value-type="float" office:value="2.33487058823529" calcext:value-type="float">
            <text:p>2.3</text:p>
          </table:table-cell>
          <table:table-cell table:style-name="ce134" table:formula="of:=[.P244]/10^3*[.$B$238]*[.$C$238]/3600" office:value-type="float" office:value="3.12781176470588" calcext:value-type="float">
            <text:p>3.1</text:p>
          </table:table-cell>
          <table:table-cell table:style-name="ce134" table:formula="of:=[.Q244]/10^3*[.$B$238]*[.$C$238]/3600" office:value-type="float" office:value="3.53957647058824" calcext:value-type="float">
            <text:p>3.5</text:p>
          </table:table-cell>
          <table:table-cell table:style-name="ce134" table:formula="of:=[.R244]/10^3*[.$B$238]*[.$C$238]/3600" office:value-type="float" office:value="4.31661176470588" calcext:value-type="float">
            <text:p>4.3</text:p>
          </table:table-cell>
          <table:table-cell table:style-name="ce62" office:value-type="string" calcext:value-type="string">
            <text:p>hours</text:p>
          </table:table-cell>
          <table:table-cell table:style-name="Default" table:number-columns-repeated="1005"/>
          <table:table-cell table:number-columns-repeated="101"/>
        </table:table-row>
        <table:table-row table:style-name="ro7">
          <table:table-cell table:style-name="Default" table:number-columns-repeated="1024"/>
          <table:table-cell table:number-columns-repeated="101"/>
        </table:table-row>
        <table:table-row table:style-name="ro7">
          <table:table-cell table:style-name="ce15" table:number-columns-spanned="2" table:number-rows-spanned="1"/>
          <table:covered-table-cell table:style-name="ce15"/>
          <table:table-cell table:style-name="ce41" table:number-columns-spanned="4" table:number-rows-spanned="1"/>
          <table:covered-table-cell table:number-columns-repeated="2" table:style-name="ce15"/>
          <table:covered-table-cell table:style-name="ce12"/>
          <table:table-cell table:style-name="ce23" table:number-columns-spanned="4" table:number-rows-spanned="1"/>
          <table:covered-table-cell table:number-columns-repeated="3" table:style-name="ce12"/>
          <table:table-cell table:style-name="ce65" table:number-columns-spanned="4" table:number-rows-spanned="1"/>
          <table:covered-table-cell table:number-columns-repeated="3" table:style-name="ce12"/>
          <table:table-cell table:style-name="ce66" table:number-columns-spanned="4" table:number-rows-spanned="1"/>
          <table:covered-table-cell table:number-columns-repeated="3" table:style-name="ce12"/>
          <table:table-cell table:style-name="Default" table:number-columns-repeated="1006"/>
          <table:table-cell table:number-columns-repeated="101"/>
        </table:table-row>
        <table:table-row table:style-name="ro8">
          <table:table-cell table:style-name="ce15" table:number-columns-spanned="2" table:number-rows-spanned="1"/>
          <table:covered-table-cell table:style-name="ce15"/>
          <table:table-cell table:style-name="ce12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table-cell table:style-name="ce16" table:number-columns-spanned="1" table:number-rows-spanned="2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covered-table-cell table:style-name="ce16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table-cell table:style-name="ce16" table:number-columns-spanned="1" table:number-rows-spanned="2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covered-table-cell table:style-name="ce12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7" table:number-rows-repeated="2">
          <table:table-cell table:style-name="Default" table:number-columns-repeated="1024"/>
          <table:table-cell table:number-columns-repeated="101"/>
        </table:table-row>
        <table:table-row table:style-name="ro7">
          <table:table-cell table:style-name="ce15" table:number-columns-spanned="2" table:number-rows-spanned="1"/>
          <table:covered-table-cell table:style-name="ce15"/>
          <table:table-cell table:style-name="ce41" table:number-columns-spanned="4" table:number-rows-spanned="1"/>
          <table:covered-table-cell table:number-columns-repeated="2" table:style-name="ce15"/>
          <table:covered-table-cell table:style-name="ce12"/>
          <table:table-cell table:style-name="ce23" table:number-columns-spanned="4" table:number-rows-spanned="1"/>
          <table:covered-table-cell table:number-columns-repeated="3" table:style-name="ce12"/>
          <table:table-cell table:style-name="ce65" table:number-columns-spanned="4" table:number-rows-spanned="1"/>
          <table:covered-table-cell table:number-columns-repeated="3" table:style-name="ce12"/>
          <table:table-cell table:style-name="ce66" table:number-columns-spanned="4" table:number-rows-spanned="1"/>
          <table:covered-table-cell table:number-columns-repeated="3" table:style-name="ce12"/>
          <table:table-cell table:style-name="Default" table:number-columns-repeated="1006"/>
          <table:table-cell table:number-columns-repeated="101"/>
        </table:table-row>
        <table:table-row table:style-name="ro7">
          <table:table-cell table:style-name="ce15" table:number-columns-spanned="2" table:number-rows-spanned="1"/>
          <table:covered-table-cell table:style-name="ce15"/>
          <table:table-cell table:style-name="ce12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table-cell table:style-name="ce16" table:number-columns-spanned="1" table:number-rows-spanned="2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covered-table-cell table:style-name="ce16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table-cell table:style-name="ce16" table:number-columns-spanned="1" table:number-rows-spanned="2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covered-table-cell table:style-name="ce12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7">
          <table:table-cell table:style-name="Default" table:number-columns-repeated="1024"/>
          <table:table-cell table:number-columns-repeated="101"/>
        </table:table-row>
        <table:table-row table:style-name="ro7" table:number-rows-repeated="6">
          <table:table-cell table:style-name="ce114" table:number-columns-repeated="5"/>
          <table:table-cell table:style-name="Default" table:number-columns-repeated="1019"/>
          <table:table-cell table:number-columns-repeated="101"/>
        </table:table-row>
        <table:table-row table:style-name="ro7">
          <table:table-cell table:style-name="Default" table:number-columns-repeated="1024"/>
          <table:table-cell table:number-columns-repeated="101"/>
        </table:table-row>
        <table:table-row table:style-name="ro7">
          <table:table-cell table:number-columns-repeated="18"/>
          <table:table-cell table:style-name="ce150" table:number-columns-repeated="4"/>
          <table:table-cell table:style-name="ce151" table:number-columns-repeated="2"/>
          <table:table-cell table:style-name="ce150" table:number-columns-repeated="6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28" table:number-columns-spanned="2" table:number-rows-spanned="1"/>
          <table:covered-table-cell table:style-name="ce28"/>
          <table:table-cell table:style-name="ce135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28"/>
          <table:table-cell table:style-name="ce135" table:number-columns-spanned="3" table:number-rows-spanned="1"/>
          <table:covered-table-cell table:number-columns-repeated="2" table:style-name="ce28"/>
          <table:table-cell table:number-columns-repeated="2"/>
          <table:table-cell table:style-name="ce148"/>
          <table:table-cell table:style-name="ce108" table:number-columns-repeated="2"/>
          <table:table-cell table:style-name="ce148"/>
          <table:table-cell table:style-name="ce150" table:number-columns-repeated="2"/>
          <table:table-cell table:style-name="ce151"/>
          <table:table-cell table:style-name="ce28" table:number-columns-spanned="2" table:number-rows-spanned="1"/>
          <table:covered-table-cell table:style-name="ce28"/>
          <table:table-cell table:style-name="ce135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Default"/>
          <table:table-cell table:style-name="Default"/>
          <table:table-cell table:style-name="ce28" table:number-columns-repeated="2"/>
          <table:table-cell table:style-name="ce135" table:number-columns-spanned="3" table:number-rows-spanned="1"/>
          <table:covered-table-cell table:number-columns-repeated="2" table:style-name="ce28"/>
          <table:table-cell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28" table:number-columns-spanned="2" table:number-rows-spanned="1"/>
          <table:covered-table-cell table:style-name="ce28"/>
          <table:table-cell table:style-name="ce28" table:number-columns-repeated="12"/>
          <table:table-cell table:number-columns-repeated="6"/>
          <table:table-cell table:style-name="Default" table:number-columns-repeated="3"/>
          <table:table-cell table:style-name="ce28" table:number-columns-spanned="2" table:number-rows-spanned="1"/>
          <table:covered-table-cell table:style-name="ce28"/>
          <table:table-cell table:style-name="ce28" table:number-columns-repeated="7"/>
          <table:table-cell table:style-name="Default" table:number-columns-repeated="3"/>
          <table:table-cell table:style-name="ce28" table:number-columns-repeated="5"/>
          <table:table-cell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29" table:number-columns-spanned="1" table:number-rows-spanned="4"/>
          <table:table-cell table:style-name="ce128"/>
          <table:table-cell table:style-name="ce129" table:number-columns-repeated="12"/>
          <table:table-cell table:number-columns-repeated="6"/>
          <table:table-cell table:style-name="Default" table:number-columns-repeated="3"/>
          <table:table-cell table:style-name="ce29" table:number-columns-spanned="1" table:number-rows-spanned="4"/>
          <table:table-cell table:style-name="ce128"/>
          <table:table-cell table:style-name="ce139" table:number-columns-repeated="7"/>
          <table:table-cell table:style-name="Default" table:number-columns-repeated="3"/>
          <table:table-cell table:style-name="ce139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29"/>
          <table:table-cell table:style-name="ce129" table:number-columns-repeated="13"/>
          <table:table-cell table:number-columns-repeated="2"/>
          <table:table-cell table:style-name="ce104" table:number-columns-repeated="3"/>
          <table:table-cell/>
          <table:table-cell table:style-name="Default" table:number-columns-repeated="3"/>
          <table:covered-table-cell table:style-name="ce29"/>
          <table:table-cell table:style-name="ce129"/>
          <table:table-cell table:style-name="ce139" table:number-columns-repeated="7"/>
          <table:table-cell table:style-name="Default" table:number-columns-repeated="3"/>
          <table:table-cell table:style-name="ce139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29"/>
          <table:table-cell table:style-name="ce129" table:number-columns-repeated="13"/>
          <table:table-cell table:number-columns-repeated="2"/>
          <table:table-cell table:style-name="ce104" table:number-columns-repeated="3"/>
          <table:table-cell/>
          <table:table-cell table:style-name="Default" table:number-columns-repeated="3"/>
          <table:covered-table-cell table:style-name="ce29"/>
          <table:table-cell table:style-name="ce129"/>
          <table:table-cell table:style-name="ce139" table:number-columns-repeated="7"/>
          <table:table-cell table:style-name="Default" table:number-columns-repeated="3"/>
          <table:table-cell table:style-name="ce139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117"/>
          <table:table-cell table:style-name="ce118"/>
          <table:table-cell table:style-name="ce108" table:number-columns-repeated="12"/>
          <table:table-cell table:number-columns-repeated="2"/>
          <table:table-cell table:style-name="ce104" table:number-columns-repeated="3"/>
          <table:table-cell/>
          <table:table-cell table:style-name="Default" table:number-columns-repeated="3"/>
          <table:covered-table-cell table:style-name="ce117"/>
          <table:table-cell table:style-name="ce118"/>
          <table:table-cell table:style-name="ce140" table:number-columns-repeated="7"/>
          <table:table-cell table:style-name="Default" table:number-columns-repeated="3"/>
          <table:table-cell table:style-name="ce140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style-name="ce29" table:number-columns-spanned="1" table:number-rows-spanned="4"/>
          <table:table-cell table:style-name="ce129"/>
          <table:table-cell table:style-name="ce108" table:number-columns-repeated="12"/>
          <table:table-cell table:number-columns-repeated="2"/>
          <table:table-cell table:style-name="ce104" table:number-columns-repeated="3"/>
          <table:table-cell/>
          <table:table-cell table:style-name="Default" table:number-columns-repeated="3"/>
          <table:table-cell table:style-name="ce29" table:number-columns-spanned="1" table:number-rows-spanned="4"/>
          <table:table-cell table:style-name="ce129"/>
          <table:table-cell table:style-name="ce139" table:number-columns-repeated="7"/>
          <table:table-cell table:style-name="Default" table:number-columns-repeated="3"/>
          <table:table-cell table:style-name="ce139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29"/>
          <table:table-cell table:style-name="ce129"/>
          <table:table-cell table:style-name="ce108" table:number-columns-repeated="12"/>
          <table:table-cell/>
          <table:table-cell table:style-name="ce28"/>
          <table:table-cell table:number-columns-repeated="4"/>
          <table:table-cell table:style-name="Default" table:number-columns-repeated="3"/>
          <table:covered-table-cell table:style-name="ce29"/>
          <table:table-cell table:style-name="ce129"/>
          <table:table-cell table:style-name="ce139" table:number-columns-repeated="7"/>
          <table:table-cell table:style-name="Default" table:number-columns-repeated="3"/>
          <table:table-cell table:style-name="ce139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29"/>
          <table:table-cell table:style-name="ce129"/>
          <table:table-cell table:style-name="ce108" table:number-columns-repeated="12"/>
          <table:table-cell table:number-columns-repeated="4"/>
          <table:table-cell table:style-name="ce150" table:number-columns-repeated="2"/>
          <table:table-cell table:style-name="Default" table:number-columns-repeated="3"/>
          <table:covered-table-cell table:style-name="ce29"/>
          <table:table-cell table:style-name="ce129"/>
          <table:table-cell table:style-name="ce139" table:number-columns-repeated="7"/>
          <table:table-cell table:style-name="Default" table:number-columns-repeated="3"/>
          <table:table-cell table:style-name="ce139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29"/>
          <table:table-cell table:style-name="ce118"/>
          <table:table-cell table:style-name="ce108" table:number-columns-repeated="12"/>
          <table:table-cell table:number-columns-repeated="6"/>
          <table:table-cell table:style-name="Default" table:number-columns-repeated="3"/>
          <table:covered-table-cell table:style-name="ce29"/>
          <table:table-cell table:style-name="ce118"/>
          <table:table-cell table:style-name="ce140" table:number-columns-repeated="7"/>
          <table:table-cell table:style-name="Default" table:number-columns-repeated="3"/>
          <table:table-cell table:style-name="ce140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style-name="ce118"/>
          <table:table-cell/>
          <table:table-cell table:style-name="ce108" table:number-columns-repeated="12"/>
          <table:table-cell table:style-name="ce104"/>
          <table:table-cell table:number-columns-repeated="5"/>
          <table:table-cell table:style-name="Default" table:number-columns-repeated="3"/>
          <table:table-cell table:style-name="ce118"/>
          <table:table-cell/>
          <table:table-cell table:style-name="ce140" table:number-columns-repeated="7"/>
          <table:table-cell table:style-name="Default" table:number-columns-repeated="3"/>
          <table:table-cell table:style-name="ce140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number-columns-repeated="20"/>
          <table:table-cell table:style-name="Default" table:number-columns-repeated="4"/>
          <table:table-cell table:style-name="ce150"/>
          <table:table-cell table:style-name="ce151" table:number-columns-repeated="5"/>
          <table:table-cell table:number-columns-repeated="2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number-columns-repeated="18"/>
          <table:table-cell table:style-name="Default" table:number-columns-repeated="2"/>
          <table:table-cell/>
          <table:table-cell table:style-name="Default" table:number-columns-repeated="3"/>
          <table:table-cell table:style-name="ce150"/>
          <table:table-cell table:number-columns-repeated="7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18"/>
          <table:table-cell table:style-name="Default" table:number-columns-repeated="2"/>
          <table:table-cell/>
          <table:table-cell table:style-name="Default" table:number-columns-repeated="3"/>
          <table:table-cell table:style-name="ce151"/>
          <table:table-cell table:number-columns-repeated="7"/>
          <table:table-cell table:style-name="Default" table:number-columns-repeated="992"/>
          <table:table-cell table:number-columns-repeated="101"/>
        </table:table-row>
        <table:table-row table:style-name="ro7">
          <table:table-cell/>
          <table:table-cell table:style-name="ce130" table:number-columns-repeated="4"/>
          <table:table-cell table:number-columns-repeated="13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number-columns-repeated="18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2" table:number-columns-spanned="2" table:number-rows-spanned="1"/>
          <table:covered-table-cell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number-columns-repeated="9"/>
          <table:table-cell table:style-name="ce104" table:number-columns-repeated="2"/>
          <table:table-cell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0" table:number-columns-spanned="2" table:number-rows-spanned="1"/>
          <table:covered-table-cell table:style-name="ce28"/>
          <table:table-cell table:style-name="ce136" table:number-columns-repeated="2"/>
          <table:table-cell table:style-name="ce32" table:number-columns-repeated="2"/>
          <table:table-cell table:number-columns-repeated="12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9" table:number-columns-spanned="1" table:number-rows-spanned="2"/>
          <table:table-cell table:style-name="ce128"/>
          <table:table-cell table:style-name="ce137" table:number-columns-repeated="2"/>
          <table:table-cell table:style-name="ce143" table:number-columns-repeated="2"/>
          <table:table-cell table:number-columns-repeated="12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covered-table-cell table:style-name="ce117"/>
          <table:table-cell table:style-name="ce118"/>
          <table:table-cell table:style-name="ce137"/>
          <table:table-cell table:style-name="ce142"/>
          <table:table-cell table:style-name="ce143" table:number-columns-repeated="2"/>
          <table:table-cell table:number-columns-repeated="6"/>
          <table:table-cell table:style-name="Default" table:number-columns-repeated="3"/>
          <table:table-cell table:number-columns-repeated="2"/>
          <table:table-cell table:style-name="ce104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8"/>
          <table:table-cell table:style-name="Default" table:number-columns-repeated="3"/>
          <table:table-cell table:number-columns-repeated="7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8"/>
          <table:table-cell table:style-name="Default" table:number-columns-repeated="3"/>
          <table:table-cell table:number-columns-repeated="2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1" table:number-columns-repeated="6"/>
          <table:table-cell table:style-name="ce140"/>
          <table:table-cell table:style-name="ce145" table:number-columns-repeated="3"/>
          <table:table-cell table:style-name="ce121" table:number-columns-repeated="5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1" table:number-columns-repeated="7"/>
          <table:table-cell table:style-name="ce36" table:number-columns-repeated="8"/>
          <table:table-cell table:number-columns-repeated="5"/>
          <table:table-cell table:style-name="ce151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6" table:number-columns-spanned="2" table:number-rows-spanned="1"/>
          <table:covered-table-cell table:style-name="ce36"/>
          <table:table-cell table:style-name="ce57" table:number-columns-spanned="3" table:number-rows-spanned="1"/>
          <table:covered-table-cell table:number-columns-repeated="2" table:style-name="ce57"/>
          <table:table-cell table:style-name="ce36" table:number-columns-spanned="3" table:number-rows-spanned="1"/>
          <table:covered-table-cell table:number-columns-repeated="2" table:style-name="ce36"/>
          <table:table-cell table:style-name="ce36" table:number-columns-spanned="3" table:number-rows-spanned="1"/>
          <table:covered-table-cell table:number-columns-repeated="2" table:style-name="ce36"/>
          <table:table-cell table:style-name="ce57" table:number-columns-spanned="3" table:number-rows-spanned="1"/>
          <table:covered-table-cell table:number-columns-repeated="2" table:style-name="ce57"/>
          <table:table-cell table:style-name="ce121"/>
          <table:table-cell table:number-columns-repeated="5"/>
          <table:table-cell table:style-name="ce151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6" table:number-columns-spanned="2" table:number-rows-spanned="1"/>
          <table:covered-table-cell table:style-name="ce36"/>
          <table:table-cell table:style-name="ce36" table:number-columns-repeated="12"/>
          <table:table-cell table:style-name="ce121"/>
          <table:table-cell table:number-columns-repeated="5"/>
          <table:table-cell table:style-name="ce151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3" table:number-columns-spanned="1" table:number-rows-spanned="2"/>
          <table:table-cell table:style-name="ce131"/>
          <table:table-cell table:style-name="ce139" table:number-columns-repeated="12"/>
          <table:table-cell table:style-name="ce121"/>
          <table:table-cell table:number-columns-repeated="5"/>
          <table:table-cell table:style-name="ce108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covered-table-cell table:style-name="ce124"/>
          <table:table-cell table:style-name="ce131"/>
          <table:table-cell table:style-name="ce139" table:number-columns-repeated="12"/>
          <table:table-cell table:style-name="ce121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3" table:number-columns-spanned="1" table:number-rows-spanned="2"/>
          <table:table-cell table:style-name="ce131"/>
          <table:table-cell table:style-name="ce140" table:number-columns-repeated="12"/>
          <table:table-cell table:style-name="ce121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covered-table-cell table:style-name="ce124"/>
          <table:table-cell table:style-name="ce131"/>
          <table:table-cell table:style-name="ce140" table:number-columns-repeated="12"/>
          <table:table-cell table:style-name="ce121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1" table:number-columns-repeated="2"/>
          <table:table-cell table:style-name="ce125" table:number-columns-repeated="4"/>
          <table:table-cell table:style-name="ce121"/>
          <table:table-cell table:style-name="ce140"/>
          <table:table-cell table:style-name="ce121" table:number-columns-repeated="5"/>
          <table:table-cell table:style-name="ce140" table:number-columns-repeated="2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style-name="ce121" table:number-columns-repeated="2"/>
          <table:table-cell table:style-name="ce125" table:number-columns-repeated="4"/>
          <table:table-cell table:style-name="ce121"/>
          <table:table-cell table:style-name="ce140"/>
          <table:table-cell table:style-name="ce121" table:number-columns-repeated="5"/>
          <table:table-cell table:style-name="ce140" table:number-columns-repeated="2"/>
          <table:table-cell table:style-name="Default" table:number-columns-repeated="3"/>
          <table:table-cell table:style-name="ce150"/>
          <table:table-cell table:style-name="ce151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1" table:number-columns-repeated="15"/>
          <table:table-cell table:style-name="Default" table:number-columns-repeated="3"/>
          <table:table-cell table:style-name="ce150"/>
          <table:table-cell table:style-name="ce151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 table:number-rows-repeated="4">
          <table:table-cell table:style-name="ce121" table:number-columns-repeated="15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1" table:number-columns-repeated="7"/>
          <table:table-cell table:style-name="ce36" table:number-columns-repeated="7"/>
          <table:table-cell table:style-name="ce121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6" table:number-columns-spanned="2" table:number-rows-spanned="1"/>
          <table:covered-table-cell table:style-name="ce36"/>
          <table:table-cell table:style-name="ce57" table:number-columns-spanned="3" table:number-rows-spanned="1"/>
          <table:covered-table-cell table:number-columns-repeated="2" table:style-name="ce57"/>
          <table:table-cell table:style-name="ce36" table:number-columns-spanned="3" table:number-rows-spanned="1"/>
          <table:covered-table-cell table:number-columns-repeated="2" table:style-name="ce36"/>
          <table:table-cell table:style-name="ce36" table:number-columns-spanned="3" table:number-rows-spanned="1"/>
          <table:covered-table-cell table:number-columns-repeated="2" table:style-name="ce36"/>
          <table:table-cell table:style-name="ce57" table:number-columns-spanned="3" table:number-rows-spanned="1"/>
          <table:covered-table-cell table:number-columns-repeated="2" table:style-name="ce57"/>
          <table:table-cell table:style-name="ce125"/>
          <table:table-cell table:number-columns-repeated="10"/>
          <table:table-cell table:style-name="Default" table:number-columns-repeated="999"/>
          <table:table-cell table:number-columns-repeated="101"/>
        </table:table-row>
        <table:table-row table:style-name="ro7">
          <table:table-cell table:style-name="ce36" table:number-columns-spanned="2" table:number-rows-spanned="1"/>
          <table:covered-table-cell table:style-name="ce36"/>
          <table:table-cell table:style-name="ce36" table:number-columns-repeated="12"/>
          <table:table-cell table:style-name="ce125"/>
          <table:table-cell table:style-name="ce108"/>
          <table:table-cell table:number-columns-repeated="9"/>
          <table:table-cell table:style-name="Default" table:number-columns-repeated="999"/>
          <table:table-cell table:number-columns-repeated="101"/>
        </table:table-row>
        <table:table-row table:style-name="ro7">
          <table:table-cell table:style-name="ce123" table:number-columns-spanned="1" table:number-rows-spanned="2"/>
          <table:table-cell table:style-name="ce131"/>
          <table:table-cell table:style-name="ce139" table:number-columns-repeated="12"/>
          <table:table-cell table:style-name="ce125"/>
          <table:table-cell table:style-name="ce108"/>
          <table:table-cell table:number-columns-repeated="9"/>
          <table:table-cell table:style-name="Default" table:number-columns-repeated="999"/>
          <table:table-cell table:number-columns-repeated="101"/>
        </table:table-row>
        <table:table-row table:style-name="ro7">
          <table:covered-table-cell table:style-name="ce124"/>
          <table:table-cell table:style-name="ce131"/>
          <table:table-cell table:style-name="ce139" table:number-columns-repeated="12"/>
          <table:table-cell table:style-name="ce125"/>
          <table:table-cell table:style-name="ce108"/>
          <table:table-cell table:number-columns-repeated="5"/>
          <table:table-cell table:style-name="Default" table:number-columns-repeated="1003"/>
          <table:table-cell table:number-columns-repeated="101"/>
        </table:table-row>
        <table:table-row table:style-name="ro7">
          <table:table-cell table:style-name="ce123" table:number-columns-spanned="1" table:number-rows-spanned="2"/>
          <table:table-cell table:style-name="ce131"/>
          <table:table-cell table:style-name="ce140" table:number-columns-repeated="12"/>
          <table:table-cell table:style-name="ce125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>
          <table:covered-table-cell table:style-name="ce124"/>
          <table:table-cell table:style-name="ce131"/>
          <table:table-cell table:style-name="ce140" table:number-columns-repeated="12"/>
          <table:table-cell table:style-name="ce125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 table:number-rows-repeated="4">
          <table:table-cell table:style-name="ce125" table:number-columns-repeated="15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>
          <table:table-cell table:style-name="ce125" table:number-columns-repeated="15"/>
          <table:table-cell table:style-name="Default" table:number-columns-repeated="2"/>
          <table:table-cell table:number-columns-repeated="3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25" table:number-columns-repeated="15"/>
          <table:table-cell table:style-name="Default" table:number-columns-repeated="2"/>
          <table:table-cell table:number-columns-repeated="3"/>
          <table:table-cell table:style-name="Default" table:number-columns-repeated="1004"/>
          <table:table-cell table:number-columns-repeated="101"/>
        </table:table-row>
        <table:named-expressions>
          <table:named-range table:name="_xlnm._FilterDatabase" table:base-cell-address="$Sheet1.$A$1" table:cell-range-address="$Sheet1.$S$24"/>
        </table:named-expressions>
      </table:table>
      <table:named-expressions>
        <table:named-range table:name="_xlnm._FilterDatabase" table:base-cell-address="$Sheet1.$A$1" table:cell-range-address="$Sheet1.$S$24"/>
      </table:named-expressions>
      <table:database-ranges>
        <table:database-range table:name="__Anonymous_Sheet_DB__0" table:target-range-address="Sheet1.N16:Sheet1.X2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F" svg:font-family="F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1">
      <number:number number:decimal-places="1" number:min-decimal-places="1" number:min-integer-digits="1"/>
      <number:text>%</number:text>
    </number:percentage-style>
    <number:number-style style:name="N130">
      <number:number number:decimal-places="1" number:min-decimal-places="1"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1" fo:font-family="'Liberation Sans1'" fo:font-size="10pt" fo:font-style="normal" fo:font-weight="normal" style:font-name-asian="Liberation Sans11" style:font-family-asian="'Liberation Sans1'" style:font-size-asian="10pt" style:font-name-complex="Liberation Sans11" style:font-family-complex="'Liberation Sans1'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2in" fo:margin-bottom="0.752in" fo:margin-left="0.7008in" fo:margin-right="0.7008in" style:scale-to="100%"/>
      <style:header-style>
        <style:header-footer-properties fo:min-height="1.052in"/>
      </style:header-style>
      <style:footer-style>
        <style:header-footer-properties fo:min-height="1.052in"/>
      </style:footer-style>
    </style:page-layout>
  </office:automatic-styles>
  <office:master-styles>
    <style:master-page style:name="MasterPage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  <meta:initial-creator/>
    <meta:creation-date/>
    <meta:editing-cycles>18</meta:editing-cycles>
    <meta:editing-duration>P4DT1H45M26S</meta:editing-duration>
    <dc:date>2023-03-03T16:17:41.196356817</dc:date>
    <meta:document-statistic meta:table-count="1" meta:cell-count="1935" meta:object-count="0"/>
  </office:meta>
</office:document-meta>
</file>